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1.858cm"/>
    </style:style>
    <style:style style:name="co3" style:family="table-column">
      <style:table-column-properties fo:break-before="auto" style:column-width="20.837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021cm"/>
    </style:style>
    <style:style style:name="co8" style:family="table-column">
      <style:table-column-properties fo:break-before="auto" style:column-width="33.976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31.93cm"/>
    </style:style>
    <style:style style:name="co11" style:family="table-column">
      <style:table-column-properties fo:break-before="auto" style:column-width="32.373cm"/>
    </style:style>
    <style:style style:name="co12" style:family="table-column">
      <style:table-column-properties fo:break-before="auto" style:column-width="30.32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117cm" fo:break-before="auto" style:use-optimal-row-height="true"/>
    </style:style>
    <style:style style:name="ro11" style:family="table-row">
      <style:table-row-properties style:row-height="0.609cm" fo:break-before="auto" style:use-optimal-row-height="true"/>
    </style:style>
    <style:style style:name="ro12" style:family="table-row">
      <style:table-row-properties style:row-height="1.605cm" fo:break-before="auto" style:use-optimal-row-height="true"/>
    </style:style>
    <style:style style:name="ro13" style:family="table-row">
      <style:table-row-properties style:row-height="3.475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524cm" fo:break-before="auto" style:use-optimal-row-height="true"/>
    </style:style>
    <style:style style:name="ro17" style:family="table-row">
      <style:table-row-properties style:row-height="1.958cm" fo:break-before="auto" style:use-optimal-row-height="false"/>
    </style:style>
    <style:style style:name="ro18" style:family="table-row">
      <style:table-row-properties style:row-height="1.369cm" fo:break-before="auto" style:use-optimal-row-height="true"/>
    </style:style>
    <style:style style:name="ro19" style:family="table-row">
      <style:table-row-properties style:row-height="2.302cm" fo:break-before="auto" style:use-optimal-row-height="false"/>
    </style:style>
    <style:style style:name="ro20" style:family="table-row">
      <style:table-row-properties style:row-height="2.381cm" fo:break-before="auto" style:use-optimal-row-height="false"/>
    </style:style>
    <style:style style:name="ro21" style:family="table-row">
      <style:table-row-properties style:row-height="2.21cm" fo:break-before="auto" style:use-optimal-row-height="true"/>
    </style:style>
    <style:style style:name="ro22" style:family="table-row">
      <style:table-row-properties style:row-height="2.632cm" fo:break-before="auto" style:use-optimal-row-height="true"/>
    </style:style>
    <style:style style:name="ro23" style:family="table-row">
      <style:table-row-properties style:row-height="1.561cm" fo:break-before="auto" style:use-optimal-row-height="false"/>
    </style:style>
    <style:style style:name="ro24" style:family="table-row">
      <style:table-row-properties style:row-height="1.789cm" fo:break-before="auto" style:use-optimal-row-height="true"/>
    </style:style>
    <style:style style:name="ro25" style:family="table-row">
      <style:table-row-properties style:row-height="1.376cm" fo:break-before="auto" style:use-optimal-row-height="false"/>
    </style:style>
    <style:style style:name="ro26" style:family="table-row">
      <style:table-row-properties style:row-height="3.053cm" fo:break-before="auto" style:use-optimal-row-height="true"/>
    </style:style>
    <style:style style:name="ro27" style:family="table-row">
      <style:table-row-properties style:row-height="0.556cm" fo:break-before="auto" style:use-optimal-row-height="false"/>
    </style:style>
    <style:style style:name="ro28" style:family="table-row">
      <style:table-row-properties style:row-height="2.461cm" fo:break-before="auto" style:use-optimal-row-height="false"/>
    </style:style>
    <style:style style:name="ro29" style:family="table-row">
      <style:table-row-properties style:row-height="2.328cm" fo:break-before="auto" style:use-optimal-row-height="false"/>
    </style:style>
    <style:style style:name="ro30" style:family="table-row">
      <style:table-row-properties style:row-height="2.223cm" fo:break-before="auto" style:use-optimal-row-height="false"/>
    </style:style>
    <style:style style:name="ro31" style:family="table-row">
      <style:table-row-properties style:row-height="2.408cm" fo:break-before="auto" style:use-optimal-row-height="false"/>
    </style:style>
    <style:style style:name="ro32" style:family="table-row">
      <style:table-row-properties style:row-height="2.17cm" fo:break-before="auto" style:use-optimal-row-height="false"/>
    </style:style>
    <style:style style:name="ro33" style:family="table-row">
      <style:table-row-properties style:row-height="2.487cm" fo:break-before="auto" style:use-optimal-row-height="false"/>
    </style:style>
    <style:style style:name="ro34" style:family="table-row">
      <style:table-row-properties style:row-height="2.858cm" fo:break-before="auto" style:use-optimal-row-height="false"/>
    </style:style>
    <style:style style:name="ro35" style:family="table-row">
      <style:table-row-properties style:row-height="1.588cm" fo:break-before="auto" style:use-optimal-row-height="false"/>
    </style:style>
    <style:style style:name="ro36" style:family="table-row">
      <style:table-row-properties style:row-height="2.106cm" fo:break-before="auto" style:use-optimal-row-height="false"/>
    </style:style>
    <style:style style:name="ro37" style:family="table-row">
      <style:table-row-properties style:row-height="2.91cm" fo:break-before="auto" style:use-optimal-row-height="false"/>
    </style:style>
    <style:style style:name="ro38" style:family="table-row">
      <style:table-row-properties style:row-height="1.058cm" fo:break-before="auto" style:use-optimal-row-height="true"/>
    </style:style>
    <style:style style:name="ro39" style:family="table-row">
      <style:table-row-properties style:row-height="0.582cm" fo:break-before="auto" style:use-optimal-row-height="true"/>
    </style:style>
    <style:style style:name="ro40" style:family="table-row">
      <style:table-row-properties style:row-height="1.72cm" fo:break-before="auto" style:use-optimal-row-height="true"/>
    </style:style>
    <style:style style:name="ro41" style:family="table-row">
      <style:table-row-properties style:row-height="1.799cm" fo:break-before="auto" style:use-optimal-row-height="true"/>
    </style:style>
    <style:style style:name="ro42" style:family="table-row">
      <style:table-row-properties style:row-height="2.249cm" fo:break-before="auto" style:use-optimal-row-height="true"/>
    </style:style>
    <style:style style:name="ro43" style:family="table-row">
      <style:table-row-properties style:row-height="1.349cm" fo:break-before="auto" style:use-optimal-row-height="true"/>
    </style:style>
    <style:style style:name="ro44" style:family="table-row">
      <style:table-row-properties style:row-height="0.556cm" fo:break-before="auto" style:use-optimal-row-height="true"/>
    </style:style>
    <style:style style:name="ro45" style:family="table-row">
      <style:table-row-properties style:row-height="0.926cm" fo:break-before="auto" style:use-optimal-row-height="true"/>
    </style:style>
    <style:style style:name="ro46" style:family="table-row">
      <style:table-row-properties style:row-height="1.826cm" fo:break-before="auto" style:use-optimal-row-height="true"/>
    </style:style>
    <style:style style:name="ro47" style:family="table-row">
      <style:table-row-properties style:row-height="2.275cm" fo:break-before="auto" style:use-optimal-row-height="true"/>
    </style:style>
    <style:style style:name="ro48" style:family="table-row">
      <style:table-row-properties style:row-height="2.699cm" fo:break-before="auto" style:use-optimal-row-height="true"/>
    </style:style>
    <style:style style:name="ro49" style:family="table-row">
      <style:table-row-properties style:row-height="0.9cm" fo:break-before="auto" style:use-optimal-row-height="true"/>
    </style:style>
    <style:style style:name="ro50" style:family="table-row">
      <style:table-row-properties style:row-height="3.149cm" fo:break-before="auto" style:use-optimal-row-height="true"/>
    </style:style>
    <style:style style:name="ro51" style:family="table-row">
      <style:table-row-properties style:row-height="1.974cm" fo:break-before="auto" style:use-optimal-row-height="false"/>
    </style:style>
    <style:style style:name="ro52" style:family="table-row">
      <style:table-row-properties style:row-height="2.053cm" fo:break-before="auto" style:use-optimal-row-height="false"/>
    </style:style>
    <style:style style:name="ro53" style:family="table-row">
      <style:table-row-properties style:row-height="2.699cm" fo:break-before="auto" style:use-optimal-row-height="false"/>
    </style:style>
    <style:style style:name="ro54" style:family="table-row">
      <style:table-row-properties style:row-height="2.778cm" fo:break-before="auto" style:use-optimal-row-height="false"/>
    </style:style>
    <style:style style:name="ro55" style:family="table-row">
      <style:table-row-properties style:row-height="2.342cm" fo:break-before="auto" style:use-optimal-row-height="false"/>
    </style:style>
    <style:style style:name="ro56" style:family="table-row">
      <style:table-row-properties style:row-height="1.455cm" fo:break-before="auto" style:use-optimal-row-height="false"/>
    </style:style>
    <style:style style:name="ro57" style:family="table-row">
      <style:table-row-properties style:row-height="4.001cm" fo:break-before="auto" style:use-optimal-row-height="false"/>
    </style:style>
    <style:style style:name="ro58" style:family="table-row">
      <style:table-row-properties style:row-height="2.117cm" fo:break-before="auto" style:use-optimal-row-height="true"/>
    </style:style>
    <style:style style:name="ro59" style:family="table-row">
      <style:table-row-properties style:row-height="1.482cm" fo:break-before="auto" style:use-optimal-row-height="false"/>
    </style:style>
    <style:style style:name="ro60" style:family="table-row">
      <style:table-row-properties style:row-height="1.879cm" fo:break-before="auto" style:use-optimal-row-height="false"/>
    </style:style>
    <style:style style:name="ro61" style:family="table-row">
      <style:table-row-properties style:row-height="2.434cm" fo:break-before="auto" style:use-optimal-row-height="false"/>
    </style:style>
    <style:style style:name="ro62" style:family="table-row">
      <style:table-row-properties style:row-height="1.931cm" fo:break-before="auto" style:use-optimal-row-height="false"/>
    </style:style>
    <style:style style:name="ro63" style:family="table-row">
      <style:table-row-properties style:row-height="1.852cm" fo:break-before="auto" style:use-optimal-row-height="false"/>
    </style:style>
    <style:style style:name="ro64" style:family="table-row">
      <style:table-row-properties style:row-height="1.905cm" fo:break-before="auto" style:use-optimal-row-height="false"/>
    </style:style>
    <style:style style:name="ro65" style:family="table-row">
      <style:table-row-properties style:row-height="0.529cm" fo:break-before="auto" style:use-optimal-row-height="true"/>
    </style:style>
    <style:style style:name="ro66" style:family="table-row">
      <style:table-row-properties style:row-height="1.402cm" fo:break-before="auto" style:use-optimal-row-height="false"/>
    </style:style>
    <style:style style:name="ro67" style:family="table-row">
      <style:table-row-properties style:row-height="1.826cm" fo:break-before="auto" style:use-optimal-row-height="false"/>
    </style:style>
    <style:style style:name="ro68" style:family="table-row">
      <style:table-row-properties style:row-height="1.773cm" fo:break-before="auto" style:use-optimal-row-height="false"/>
    </style:style>
    <style:style style:name="ro69" style:family="table-row">
      <style:table-row-properties style:row-height="1.429cm" fo:break-before="auto" style:use-optimal-row-height="false"/>
    </style:style>
    <style:style style:name="ro70" style:family="table-row">
      <style:table-row-properties style:row-height="2.011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AQU">
      <style:table-properties table:display="true" style:writing-mode="lr-tb"/>
    </style:style>
    <style:style style:name="ta5" style:family="table" style:master-page-name="PageStyle_5f_GCO">
      <style:table-properties table:display="true" style:writing-mode="lr-tb"/>
    </style:style>
    <style:style style:name="ta6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8" style:family="table" style:master-page-name="PageStyle_5f_MED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fo:border="0.06pt solid #000000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style:glyph-orientation-vertical="0" fo:background-color="#ccffc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Consolidate_20_Data_20_1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20_2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0.06pt solid #000000" fo:background-color="#ffcc0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style:glyph-orientation-vertical="0" fo:border-bottom="0.06pt solid #000000" fo:background-color="#ccff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fo:background-color="#99cc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2">
      <style:table-cell-properties style:glyph-orientation-vertical="0" fo:border-bottom="0.06pt solid #000000" fo:background-color="#99cc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2">
      <style:table-cell-properties fo:padding="0.071cm"/>
    </style:style>
    <style:style style:name="ce4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47" style:family="table-cell" style:parent-style-name="Normal_20_2">
      <style:table-cell-properties style:text-align-source="fix" style:repeat-content="false" fo:border="0.06pt solid #000000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Normal_20_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ackground-color="#ffcc99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Normal_20_2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Normal_20_2">
      <style:table-cell-properties fo:background-color="#99cc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71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Normal_20_2">
      <style:table-cell-properties style:text-align-source="fix" style:repeat-content="false" fo:padding="0.071cm"/>
      <style:paragraph-properties fo:text-align="center" fo:margin-left="0cm"/>
    </style:style>
    <style:style style:name="ce73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76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27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Normal_20_2">
      <style:table-cell-properties fo:background-color="#ffcc99" style:diagonal-bl-tr="none" style:diagonal-tl-br="none" fo:border="0.06pt solid #000000" fo:padding="0.071cm" style:rotation-align="none"/>
    </style:style>
    <style:style style:name="ce83" style:family="table-cell" style:parent-style-name="Normal_20_2">
      <style:table-cell-properties fo:background-color="#ffcc00" style:diagonal-bl-tr="none" style:diagonal-tl-br="none" fo:border="0.06pt solid #000000" fo:padding="0.071cm" style:rotation-align="none"/>
    </style:style>
    <style:style style:name="ce84" style:family="table-cell" style:parent-style-name="Normal_20_2">
      <style:table-cell-properties fo:background-color="#ccffff" style:diagonal-bl-tr="none" style:diagonal-tl-br="none" fo:border="0.06pt solid #000000" fo:padding="0.071cm" style:rotation-align="none"/>
    </style:style>
    <style:style style:name="ce85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2">
      <style:table-cell-properties fo:background-color="#99ccff" style:diagonal-bl-tr="none" style:diagonal-tl-br="none" fo:border="0.06pt solid #000000" fo:padding="0.071cm" style:rotation-align="none"/>
    </style:style>
    <style:style style:name="ce87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2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Normal_20_2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Normal_20_2">
      <style:table-cell-properties fo:border-bottom="0.06pt solid #000000" fo:background-color="#ffff99" style:diagonal-bl-tr="none" style:diagonal-tl-br="none" fo:border-left="0.06pt solid #000000" fo:padding="0.071cm" fo:border-right="0.06pt solid #000000" style:rotation-align="none" fo:border-top="none"/>
    </style:style>
    <style:style style:name="ce91" style:family="table-cell" style:parent-style-name="Normal_20_2">
      <style:table-cell-properties fo:background-color="#ffff99" style:diagonal-bl-tr="none" style:diagonal-tl-br="none" fo:border="0.06pt solid #000000" fo:padding="0.071cm" style:rotation-align="none"/>
    </style:style>
    <style:style style:name="ce92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2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Normal_20_2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5f_Consolidate_20_Data_20_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6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2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0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12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2">
      <style:table-cell-properties style:text-align-source="fix" style:repeat-content="false" fo:padding="0.071cm"/>
      <style:paragraph-properties fo:text-align="start" fo:margin-left="0cm"/>
    </style:style>
    <style:style style:name="ce11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Normal_20_2">
      <style:table-cell-properties style:glyph-orientation-vertical="0" fo:background-color="#ccffc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23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5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2">
      <style:table-cell-properties fo:background-color="transparent" fo:padding="0.071cm"/>
    </style:style>
    <style:style style:name="ce128" style:family="table-cell" style:parent-style-name="Normal_20_2">
      <style:table-cell-properties fo:background-color="transparent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2">
      <style:table-cell-properties style:diagonal-bl-tr="none" style:diagonal-tl-br="none" fo:background-color="transparent" fo:border="none" fo:padding="0.071cm" style:rotation-align="none"/>
    </style:style>
    <style:style style:name="ce130" style:family="table-cell" style:parent-style-name="Normal_20_2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none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34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2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139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</style:style>
    <style:style style:name="ce1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0.99pt solid #000000" style:vertical-align="top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5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2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>
      <style:table-cell-properties fo:padding="0.071cm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6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</style:style>
    <style:style style:name="ce18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86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9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9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Excel_5f_BuiltIn_5f_Hyperlink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Hyperlink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5" style:family="table-cell" style:parent-style-name="Hyperlink_20_2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6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7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8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Normal_20_2">
      <style:table-cell-properties style:diagonal-bl-tr="none" style:diagonal-tl-br="none" fo:border="0.06pt solid #000000" fo:padding="0.071cm" style:rotation-align="none"/>
    </style:style>
    <style:style style:name="ce222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ções para preenchi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STRUÇÕ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7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9">
          <table:table-cell table:number-columns-repeated="1024"/>
        </table:table-row>
        <table:table-row table:style-name="ro9" table:number-rows-repeated="6">
          <table:table-cell/>
          <table:table-cell table:style-name="ce8"/>
          <table:table-cell table:number-columns-repeated="1022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PR" table:style-name="ta2">
        <office:forms form:automatic-focus="false" form:apply-design-mode="false"/>
        <table:table-column table:style-name="co3" table:default-cell-style-name="ce42"/>
        <table:table-column table:style-name="co4" table:default-cell-style-name="ce72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Projetos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Relprev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style-name="ce95" office:value-type="string" calcext:value-type="string">
            <text:p>Link</text:p>
          </table:table-cell>
          <table:table-cell table:number-columns-repeated="1015"/>
        </table:table-row>
        <table:table-row table:style-name="ro13">
          <table:table-cell table:style-name="ce12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46"/>
          <table:table-cell table:style-name="ce75" table:number-columns-repeated="6"/>
          <table:table-cell table:number-columns-repeated="1016"/>
        </table:table-row>
        <table:table-row table:style-name="ro14">
          <table:table-cell table:style-name="ce13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EAPF_estimativas_analise_por_pontos_funcao_1.0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Escopo/RELPREV-022013-GPR-EAPF_estimativas_analise_por_pontos_funcao_1.0.pdf" xlink:type="simple">x</text:a></text:p>
          </table:table-cell>
          <table:table-cell table:style-name="ce52" table:number-columns-repeated="4"/>
          <table:table-cell table:style-name="ce27" office:value-type="string" calcext:value-type="string">
            <text:p><text:a xlink:href="https://www.google.com/url?q=https://code.google.com/p/relprev-022013/source/browse/trunk/artefatos_de_processo/GPR/Escopo/RELPREV-022013-GPR-EAPF_estimativas_analise_por_pontos_funcao_1.0.pdf&amp;usd=2&amp;usg=ALhdy28ym1ZqkCxPBFFE3XG1MvD9SKHCJA" xlink:type="simple">https://code.google.com/p/relprev-022013/source/browse/trunk/artefatos_de_processo/GPR/Escopo/RELPREV-022013-GPR-EAPF_estimativas_analise_por_pontos_funcao_1.0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PR-PGP_plano_de_projeto_de_software_1.3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Integracao/RELPREV-022013-GPR-PGP_plano_de_projeto_de_software_1.3.odt" xlink:type="simple">x</text:a></text:p>
          </table:table-cell>
          <table:table-cell table:style-name="ce52" table:number-columns-repeated="4"/>
          <table:table-cell table:style-name="ce27" office:value-type="string" calcext:value-type="string">
            <text:p><text:a xlink:href="https://www.google.com/url?q=https://code.google.com/p/relprev-022013/source/browse/trunk/artefatos_de_processo/GPR/Integracao/RELPREV-022013-GPR-PGP_plano_de_projeto_de_software_1.3.odt&amp;usd=2&amp;usg=ALhdy2_Kq0dBhhNmJP3HXegNs9Jnc0NUgQ" xlink:type="simple">https://code.google.com/p/relprev-022013/source/browse/trunk/artefatos_de_processo/GPR/Integracao/RELPREV-022013-GPR-PGP_plano_de_projeto_de_software_1.3.odt</text:a></text:p>
          </table:table-cell>
          <table:table-cell table:number-columns-repeated="1015"/>
        </table:table-row>
        <table:table-row table:style-name="ro16">
          <table:table-cell table:style-name="ce15"/>
          <table:table-cell table:style-name="ce48"/>
          <table:table-cell table:style-name="ce15" table:number-columns-repeated="6"/>
          <table:table-cell table:style-name="Default" table:number-columns-repeated="2"/>
          <table:table-cell table:number-columns-repeated="1014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7">
          <table:table-cell table:style-name="ce13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EAPF_estimativas_analise_por_pontos_funcao_1.0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Escopo/RELPREV-022013-GPR-EAPF_estimativas_analise_por_pontos_funcao_1.0.pdf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trunk/artefatos_de_processo/GPR/Escopo/RELPREV-022013-GPR-EAPF_estimativas_analise_por_pontos_funcao_1.0.pdf&amp;usd=2&amp;usg=ALhdy28ym1ZqkCxPBFFE3XG1MvD9SKHCJA" xlink:type="simple">https://code.google.com/p/relprev-022013/source/browse/trunk/artefatos_de_processo/GPR/Escopo/RELPREV-022013-GPR-EAPF_estimativas_analise_por_pontos_funcao_1.0.pdf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PGP_plano_de_projeto_de_software_1.3 (ver topico 5.1)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Integracao/RELPREV-022013-GPR-PGP_plano_de_projeto_de_software_1.3.odt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Integracao/RELPREV-022013-GPR-PGP_plano_de_projeto_de_software_1.3.odt&amp;usd=2&amp;usg=ALhdy2_Kq0dBhhNmJP3HXegNs9Jnc0NUgQ" xlink:type="simple">https://code.google.com/p/relprev-022013/source/browse/trunk/artefatos_de_processo/GPR/Integracao/RELPREV-022013-GPR-PGP_plano_de_projeto_de_software_1.3.odt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rocesso definido para o projeto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Processo/RELPREV-022013-GPR-Processo_de_Desenvolvimento_de_Software.pdf&amp;usd=2&amp;usg=ALhdy29BAS16-wQFIF7P33zBax8ZyV8Wyg" xlink:type="simple">https://code.google.com/p/relprev-022013/source/browse/trunk/artefatos_de_processo/GPR/Processo/RELPREV-022013-GPR-Processo_de_Desenvolvimento_de_Software.pdf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que foram documentadas as suas justificativa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PGC-Plano_de_gerenciamento_de_custos_1.2 (ver tópico 3)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Escopo/RELPREV-022013-GPR-PGC-Plano_de_gerenciamento_de_custos_1.2.odt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trunk/artefatos_de_processo/GPR/Escopo/RELPREV-022013-GPR-PGC-Plano_de_gerenciamento_de_custos_1.2.odt&amp;usd=2&amp;usg=ALhdy29_3ACYLeuS82lQC88nSaFbPAlksg" xlink:type="simple">https://code.google.com/p/relprev-022013/source/browse/trunk/artefatos_de_processo/GPR/Escopo/RELPREV-022013-GPR-PGC-Plano_de_gerenciamento_de_custos_1.2.odt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4. (A partir do nível E) O planejamento e as estimativas das tarefa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PGC-Plano_de_gerenciamento_de_custos_1.2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Escopo/RELPREV-022013-GPR-PGC-Plano_de_gerenciamento_de_custos_1.2.odt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Escopo/RELPREV-022013-GPR-PGC-Plano_de_gerenciamento_de_custos_1.2.odt&amp;usd=2&amp;usg=ALhdy29_3ACYLeuS82lQC88nSaFbPAlksg" xlink:type="simple">https://code.google.com/p/relprev-022013/source/browse/trunk/artefatos_de_processo/GPR/Escopo/RELPREV-022013-GPR-PGC-Plano_de_gerenciamento_de_custos_1.2.odt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Cronograma de Acompanhamento do Projeto</text:p>
          </table:table-cell>
          <table:table-cell table:style-name="ce47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DBZX3hRcGdTRlFrU1U4bTVfdUpnbmc&amp;usp=drive_web#gid=0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docs.google.com/spreadsheet/ccc%3Fkey%3D0AvTm0nk7v7XJdDBZX3hRcGdTRlFrU1U4bTVfdUpnbmc%26usp%3Ddrive_web%23gid%3D0&amp;usd=2&amp;usg=ALhdy28brlL-3DFUOyFYUXxHIOJBUVSRMA" xlink:type="simple">https://docs.google.com/spreadsheet/ccc?key=0AvTm0nk7v7XJdDBZX3hRcGdTRlFrU1U4bTVfdUpnbmc&amp;usp=drive_web#gid=0</text:a></text:p>
          </table:table-cell>
          <table:table-cell table:number-columns-repeated="1015"/>
        </table:table-row>
        <table:table-row table:style-name="ro14">
          <table:table-cell table:style-name="ce14" office:value-type="string" calcext:value-type="string">
            <text:p>O cronograma foi monitorado semanalmente apartir do Marco 2, onde era revisado com cada equipe. </text:p>
            <text:p>A planilha de acompanhamento e o cronograma foram atualizados semanalmente.</text:p>
          </table:table-cell>
          <table:table-cell table:style-name="ce47"/>
          <table:table-cell table:style-name="ce14" table:number-columns-repeated="4"/>
          <table:table-cell table:style-name="ce52"/>
          <table:table-cell table:style-name="ce49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ilha de Acompanhamento e Controle do Projetos</text:p>
          </table:table-cell>
          <table:table-cell table:style-name="ce47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E9Za1A3TDItUGE3c2FST2xDQTBpMlE&amp;usp=sharing#gid=3" xlink:type="simple">x</text:a></text:p>
          </table:table-cell>
          <table:table-cell table:style-name="ce14" table:number-columns-repeated="2"/>
          <table:table-cell table:style-name="ce52" table:number-columns-repeated="2"/>
          <table:table-cell table:style-name="ce27" office:value-type="string" calcext:value-type="string">
            <text:p><text:a xlink:href="https://www.google.com/url?q=https://docs.google.com/spreadsheet/ccc%3Fkey%3D0AvTm0nk7v7XJdE9Za1A3TDItUGE3c2FST2xDQTBpMlE%26usp%3Dsharing%23gid%3D3&amp;usd=2&amp;usg=ALhdy29yPUSzTDRjWZw5e3dpC20TkTC78w" xlink:type="simple">https://docs.google.com/spreadsheet/ccc?key=0AvTm0nk7v7XJdE9Za1A3TDItUGE3c2FST2xDQTBpMlE&amp;usp=sharing#gid=3</text:a></text:p>
          </table:table-cell>
          <table:table-cell table:number-columns-repeated="1015"/>
        </table:table-row>
        <table:table-row table:style-name="ro16">
          <table:table-cell table:style-name="ce15" table:number-columns-repeated="8"/>
          <table:table-cell table:style-name="Default"/>
          <table:table-cell table:number-columns-repeated="1015"/>
        </table:table-row>
        <table:table-row table:style-name="ro16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o? (ii) foi realizada uma análise para determinar a probabilidade, o impacto, o grau de importância (exposição) e a prioridade de cada risc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PGP_plano_de_projeto_de_software_1.3 (ver tópico 7 - Riscos)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Integracao/RELPREV-022013-GPR-PGP_plano_de_projeto_de_software_1.3.odt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code.google.com/p/relprev-022013/source/browse/trunk/artefatos_de_processo/GPR/Integracao/RELPREV-022013-GPR-PGP_plano_de_projeto_de_software_1.3.odt" xlink:type="simple">https://code.google.com/p/relprev-022013/source/browse/trunk/artefatos_de_processo/GPR/Integracao/RELPREV-022013-GPR-PGP_plano_de_projeto_de_software_1.3.odt</text:a> 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PGP_plano_de_projeto_de_software_1.3 (ver tópico 5.3 - Equipe do projeto). Os currículos vitae (que demostram conhecimento necessário) estão disponíveis no extrato acadêmico (ver in loco na secretaria do INF). 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Integracao/RELPREV-022013-GPR-PGP_plano_de_projeto_de_software_1.3.odt" xlink:type="simple">x</text:a></text:p>
          </table:table-cell>
          <table:table-cell table:style-name="ce14" table:number-columns-repeated="2"/>
          <table:table-cell table:style-name="ce52" table:number-columns-repeated="2"/>
          <table:table-cell table:style-name="ce27" office:value-type="string" calcext:value-type="string">
            <text:p><text:a xlink:href="https://www.google.com/url?q=https://code.google.com/p/relprev-022013/source/browse/%23svn%252Ftrunk%252Fartefatos_de_processo%252FGPR%252FIntegracao&amp;usd=2&amp;usg=ALhdy2_CJVqPdmzjStFgBzSNW1Je2mojEg" xlink:type="simple">https://code.google.com/p/relprev-022013/source/browse/#svn%2Ftrunk%2Fartefatos_de_processo%2FGPR%2FIntegracao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Organogramas das equipes (sprint a sprint). Os currículos vitae (que demostram conhecimento necessário) estão disponíveis no extrato acadêmico (ver in loco na secretaria do INF)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Recursos_Humanos/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Recursos_Humanos/&amp;usd=2&amp;usg=ALhdy2-pOqwx_wIwBUh4yOEbYIPQrg3zAw" xlink:type="simple">https://code.google.com/p/relprev-022013/source/browse/trunk/artefatos_de_processo/GPR/Recursos_Humanos/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8. (Até o Nível F)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o de gerência de configuração (Tópico 'Ambientes' em diante)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14" table:number-columns-repeated="3"/>
          <table:table-cell table:style-name="ce52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8. (A partir do nível E) Os recursos e o ambiente de trabalho necessários para executar os projetos são planejados a partir dos ambientes padrão de trabalho da organização.</text:p>
            <text:p><text:span text:style-name="T1">As evidências apresentadas para este resultado permitem assegurar que: (i) foram planejados os recursos e o ambiente de trabalho necessários?; (ii) o ambiente de trabalho é planejado tendo como base o ambiente padrão de trabalho da organização? (obs: aqui trata-se de outros recursos que não recursos humanos).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EAP de artefatos do projeto (todos os itens descritos na EAP são dados relevantes do projeto).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://200.137.197.235/eapartefatos/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://200.137.197.235/eapartefatos/&amp;usd=2&amp;usg=ALhdy2_AWYu-ABQJPzFJcCGVf_EpNbkNgA" xlink:type="simple">http://200.137.197.235/eapartefatos/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rocesso de desenvolvimento (todos os artefatos previstos no processo são dados relevantes do projeto).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Processo/RELPREV-022013-GPR-Processo_de_Desenvolvimento_de_Software.pdf&amp;usd=2&amp;usg=ALhdy29BAS16-wQFIF7P33zBax8ZyV8Wyg" xlink:type="simple">https://code.google.com/p/relprev-022013/source/browse/trunk/artefatos_de_processo/GPR/Processo/RELPREV-022013-GPR-Processo_de_Desenvolvimento_de_Software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positório de ativos (conforme definido no plano de gerência de configuração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&amp;usd=2&amp;usg=ALhdy2-pvhE5s6guHqH7pBnmLfKLcqQ-dw" xlink:type="simple">https://code.google.com/p/relprev-022013/source/browse/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olíticas de configuração da fábrica de software do INF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://fabrica.inf.ufg.br/eapartefatos/Politica_Configuracao_FS.pdf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://fabrica.inf.ufg.br/eapartefatos/Politica_Configuracao_FS.pdf&amp;usd=2&amp;usg=ALhdy2_mrKLWicdVZHI6JQ7o_pp-3-IKjQ" xlink:type="simple">http://fabrica.inf.ufg.br/eapartefatos/Politica_Configuracao_FS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lano de gerência de configuração do projet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3">
          <table:table-cell table:style-name="ce13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/>
          </table:table-cell>
          <table:table-cell table:style-name="ce51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PGP_plano_de_projeto_de_software_1.3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Integracao/RELPREV-022013-GPR-PGP_plano_de_projeto_de_software_1.3.odt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code.google.com/p/relprev-022013/source/browse/trunk/artefatos_de_processo/GPR/Integracao/RELPREV-022013-GPR-PGP_plano_de_projeto_de_software_1.3.odt" xlink:type="simple">https://code.google.com/p/relprev-022013/source/browse/trunk/artefatos_de_processo/GPR/Integracao/RELPREV-022013-GPR-PGP_plano_de_projeto_de_software_1.3.odt</text:a> 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2" table:number-columns-repeated="5"/>
          <table:table-cell table:style-name="ce49" table:number-columns-repeated="2"/>
          <table:table-cell table:number-columns-repeated="1016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1. A viabilidade de atingir as metas do projeto é explicitamente avaliada <text:s/>considerando restrições e recursos disponíveis. Se necessário, ajustes são realizados.</text:p>
            <text:p><text:span text:style-name="T1">As evidências apresentadas para este resultado permitem assegurar que <text:s/>a viabilidade do projeto foi avaliada de forma explícita após a elaboração do plano do projeto, <text:s/>e considerando critérios como os objetivos do projeto, os recursos financeiros, técnicos, humanos, bem como das restrições impostas pelo cliente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PR-ATA_de_Reuniao_Marco_2_e_Viabilidade.odt </text:p>
          </table:table-cell>
          <table:table-cell table:style-name="ce47" office:value-type="string" calcext:value-type="string">
            <text:p>GPR</text:p>
          </table:table-cell>
          <table:table-cell table:style-name="ce47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Comunicacao/RELPREV-022013-GPR-ATA_de_Reuniao_Marco_2_e_Viabilidade.odt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trunk/artefatos_de_processo/GPR/Comunicacao/RELPREV-022013-GPR-ATA_de_Reuniao_Marco_2_e_Viabilidade.odt&amp;usd=2&amp;usg=ALhdy2-tDmra2iYhRTJptRyGddXxtXv6Kw" xlink:type="simple">https://code.google.com/p/relprev-022013/source/browse/trunk/artefatos_de_processo/GPR/Comunicacao/RELPREV-022013-GPR-ATA_de_Reuniao_Marco_2_e_Viabilidade.odt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12. O Plano do Projeto é revisado com todos os interessados e o compromisso com ele é obtido e mantido.</text:p>
            <text:p><text:span text:style-name="T1">As evidências apresentadas para este resultado permitem assegurar que <text:s/>há registro de: (i) que todos os interessados tomaram conhecimento, revisaram e se comprometeram com o planejamento do projeto?; (ii) houve recomprometimento conforme necessári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>
          <table:table-cell table:style-name="ce14" office:value-type="string" calcext:value-type="string">
            <text:p>Sem evidência. </text:p>
          </table:table-cell>
          <table:table-cell table:style-name="ce52" table:number-columns-repeated="3"/>
          <table:table-cell table:style-name="ce49" table:number-columns-repeated="4"/>
          <table:table-cell table:number-columns-repeated="1016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8" office:value-type="string" calcext:value-type="string">
            <text:p>GPR 13. O escopo, as tarefas, as estimativas, o orçamento e o cronograma do projeto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 escopo, prazo, esforço, custos e cronograma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ilha de acompanhamento do projeto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o projeto - cronograma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docs.google.com/spreadsheet/ccc?key=0AvTm0nk7v7XJdDBZX3hRcGdTRlFrU1U4bTVfdUpnbmc&amp;usp=sharing#gid=0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www.google.com/url?q=https://docs.google.com/spreadsheet/ccc%3Fkey%3D0AvTm0nk7v7XJdDBZX3hRcGdTRlFrU1U4bTVfdUpnbmc%26usp%3Dsharing%23gid%3D0&amp;usd=2&amp;usg=ALhdy292p0Qb_7Q2VqAgtllT9DlUgHTSxA" xlink:type="simple">https://docs.google.com/spreadsheet/ccc?key=0AvTm0nk7v7XJdDBZX3hRcGdTRlFrU1U4bTVfdUpnbmc&amp;usp=sharing#gid=0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8" office:value-type="string" calcext:value-type="string">
            <text:p>GPR 14. Os recursos materiais e humanos bem como os dados relevantes do projeto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 escopo aos recursos materiais, humanos e em relação aos dados relevantes do projet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Organograma das equipes do projeto (recursos humanos, sprint a sprint)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#artefatos_de_processo/GPR/Recursos_Humanos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%23artefatos_de_processo%252FGPR%252FRecursos_Humanos&amp;usd=2&amp;usg=ALhdy28m52WgFmiDggJw5A03K3O-HK6vEA" xlink:type="simple">https://code.google.com/p/relprev-022013/source/browse/trunk/artefatos_de_processo/#artefatos_de_processo%2FGPR%2FRecursos_Humanos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PR-PGP_plano_de_projeto_de_software_1.3 (ver tópico 5.3)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PR/#GPR/Integracao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%23GPR%252FIntegracao&amp;usd=2&amp;usg=ALhdy2_FcG9lKSSoD1O_Rjp0JJEpyLjogg" xlink:type="simple">https://code.google.com/p/relprev-022013/source/browse/trunk/artefatos_de_processo/GPR/#GPR%2FIntegracao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Baseline 1 (controle dos dados relevantes do projeto)</text:p>
          </table:table-cell>
          <table:table-cell table:style-name="ce47" office:value-type="string" calcext:value-type="string">
            <text:p>GC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ags/baseline_1.0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%23svn%252Ftags%252Fbaseline_1.0&amp;usd=2&amp;usg=ALhdy2_xKcGghmCf5XriMRmnGxxIZGzGtA" xlink:type="simple">https://code.google.com/p/relprev-022013/source/browse/#svn%2Ftags%2Fbaseline_1.0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Baseline 2 (controle dos dados relevantes do projeto)</text:p>
          </table:table-cell>
          <table:table-cell table:style-name="ce47" office:value-type="string" calcext:value-type="string">
            <text:p>GC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ags/baseline_2.0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%23svn%252Ftags%252Fbaseline_2.0&amp;usd=2&amp;usg=ALhdy2-YKHDnZGt1RzJ0PtpE0wlRKp0_zw" xlink:type="simple">https://code.google.com/p/relprev-022013/source/browse/#svn%2Ftags%2Fbaseline_2.0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Baseline 3 (controle dos dados relevantes do projeto)</text:p>
          </table:table-cell>
          <table:table-cell table:style-name="ce47" office:value-type="string" calcext:value-type="string">
            <text:p>GC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ags/baseline_3.0" xlink:type="simple">x</text:a></text:p>
          </table:table-cell>
          <table:table-cell table:style-name="ce14" table:number-columns-repeated="2"/>
          <table:table-cell table:style-name="ce5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%23svn%252Ftags%252Fbaseline_3.0&amp;usd=2&amp;usg=ALhdy28XZ1AkKYt24XtGdcGJfpKmLtiTtg" xlink:type="simple">https://code.google.com/p/relprev-022013/source/browse/#svn%2Ftags%2Fbaseline_3.0</text:a>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2" table:number-columns-repeated="6"/>
          <table:table-cell table:style-name="ce49"/>
          <table:table-cell table:number-columns-repeated="1016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18" office:value-type="string" calcext:value-type="string">
            <text:p>GPR 15. Os riscos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s riscos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Ata de reunião do marco 2</text:p>
          </table:table-cell>
          <table:table-cell table:style-name="ce14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PR/Comunicacao/RELPREV-022013-GPR-ATA_de_Reuniao_Marco_2_e_Viabilidade.odt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trunk/artefatos_de_processo/GPR/Comunicacao/RELPREV-022013-GPR-ATA_de_Reuniao_Marco_2_e_Viabilidade.odt&amp;usd=2&amp;usg=ALhdy2-tDmra2iYhRTJptRyGddXxtXv6Kw" xlink:type="simple">https://code.google.com/p/relprev-022013/source/browse/trunk/artefatos_de_processo/GPR/Comunicacao/RELPREV-022013-GPR-ATA_de_Reuniao_Marco_2_e_Viabilidade.odt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o cronograma do projeto</text:p>
          </table:table-cell>
          <table:table-cell table:style-name="ce14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docs.google.com/spreadsheet/ccc?key=0AvTm0nk7v7XJdDBZX3hRcGdTRlFrU1U4bTVfdUpnbmc&amp;usp=drive_web#gid=0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www.google.com/url?q=https://docs.google.com/spreadsheet/ccc%3Fkey%3D0AvTm0nk7v7XJdDBZX3hRcGdTRlFrU1U4bTVfdUpnbmc%26usp%3Ddrive_web%23gid%3D0&amp;usd=2&amp;usg=ALhdy28brlL-3DFUOyFYUXxHIOJBUVSRMA" xlink:type="simple">https://docs.google.com/spreadsheet/ccc?key=0AvTm0nk7v7XJdDBZX3hRcGdTRlFrU1U4bTVfdUpnbmc&amp;usp=drive_web#gid=0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o projeto</text:p>
          </table:table-cell>
          <table:table-cell table:style-name="ce14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14"/>
          <table:table-cell table:style-name="ce52"/>
          <table:table-cell table:style-name="ce49" table:number-columns-repeated="2"/>
          <table:table-cell table:style-name="ce27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2" table:number-columns-repeated="5"/>
          <table:table-cell table:style-name="ce49" table:number-columns-repeated="2"/>
          <table:table-cell table:number-columns-repeated="1016"/>
        </table:table-row>
        <table:table-row table:style-name="ro16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5">
          <table:table-cell table:style-name="ce18" office:value-type="string" calcext:value-type="string">
            <text:p>GPR 16. O envolvimento das partes interessadas no projeto é planejado, monitorado e mantido.</text:p>
            <text:p><text:span text:style-name="T1">As evidências apresentadas para este resultado permitem assegurar que o que foi planejado em relação ao envolvimento das partes interessadas foi monitorado e se existe evidência de que os compromissos assumidos foram cumpridos ou negociados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8">
          <table:table-cell table:style-name="ce14" office:value-type="string" calcext:value-type="string">
            <text:p>Apartir do marco 2, reuniões eram executadas semanalmente com cada líder de equipe com o intuito de planejar sprints, </text:p>
            <text:p>encerrar sprints, atualizar planilhas de acompanhamento e cronograma, </text:p>
            <text:p>Planejar e monitorar o envolvimento de cada equipe com o projeto.</text:p>
          </table:table-cell>
          <table:table-cell table:style-name="ce14" table:number-columns-repeated="5"/>
          <table:table-cell table:style-name="ce52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Acompanhamento do cronograma do projet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docs.google.com/spreadsheet/ccc?key=0AvTm0nk7v7XJdDBZX3hRcGdTRlFrU1U4bTVfdUpnbmc&amp;usp=drive_web#gid=0" xlink:type="simple">x</text:a></text:p>
          </table:table-cell>
          <table:table-cell table:style-name="ce14" table:number-columns-repeated="2"/>
          <table:table-cell table:style-name="ce52" table:number-columns-repeated="2"/>
          <table:table-cell table:style-name="ce27" office:value-type="string" calcext:value-type="string">
            <text:p><text:a xlink:href="https://www.google.com/url?q=https://docs.google.com/spreadsheet/ccc%3Fkey%3D0AvTm0nk7v7XJdDBZX3hRcGdTRlFrU1U4bTVfdUpnbmc%26usp%3Ddrive_web%23gid%3D0&amp;usd=2&amp;usg=ALhdy28brlL-3DFUOyFYUXxHIOJBUVSRMA" xlink:type="simple">https://docs.google.com/spreadsheet/ccc?key=0AvTm0nk7v7XJdDBZX3hRcGdTRlFrU1U4bTVfdUpnbmc&amp;usp=drive_web#gid=0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o projet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14" table:number-columns-repeated="2"/>
          <table:table-cell table:style-name="ce52" table:number-columns-repeated="2"/>
          <table:table-cell table:style-name="ce27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8" office:value-type="string" calcext:value-type="string">
            <text:p>GPR 17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, que complementam o acompanhamento do dia-a-dia com uma visâo mais ampla e abrangente do projeto? 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ilha de acompanhamento do projeto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14" table:number-columns-repeated="3"/>
          <table:table-cell table:style-name="ce49"/>
          <table:table-cell table:style-name="ce14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o projeto - cronograma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DBZX3hRcGdTRlFrU1U4bTVfdUpnbmc&amp;usp=sharing#gid=0" xlink:type="simple">x</text:a></text:p>
          </table:table-cell>
          <table:table-cell table:style-name="ce14" table:number-columns-repeated="3"/>
          <table:table-cell table:style-name="ce49"/>
          <table:table-cell table:style-name="ce14" office:value-type="string" calcext:value-type="string">
            <text:p><text:a xlink:href="https://www.google.com/url?q=https://docs.google.com/spreadsheet/ccc%3Fkey%3D0AvTm0nk7v7XJdDBZX3hRcGdTRlFrU1U4bTVfdUpnbmc%26usp%3Dsharing%23gid%3D0&amp;usd=2&amp;usg=ALhdy292p0Qb_7Q2VqAgtllT9DlUgHTSxA" xlink:type="simple">https://docs.google.com/spreadsheet/ccc?key=0AvTm0nk7v7XJdDBZX3hRcGdTRlFrU1U4bTVfdUpnbmc&amp;usp=sharing#gid=0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18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QA-Qualidade_do_Processo_Controle_Nao_Conformidades_Ate_Sprint_6.odt</text:p>
          </table:table-cell>
          <table:table-cell table:style-name="ce47" office:value-type="string" calcext:value-type="string">
            <text:p>GQA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QA/Laudos%2520de%2520Conformidades/RELPREV-022013-GQA-Qualidade_do_Processo_Controle_Nao_Conformidades_Ate_Sprint_6.odt&amp;usd=2&amp;usg=ALhdy293B3e38WV04FDyZMtx_YUmDJPGtw" xlink:type="simple">https://code.google.com/p/relprev-022013/source/browse/trunk/artefatos_de_processo/GQA/Laudos%20de%20Conformidades/RELPREV-022013-GQA-Qualidade_do_Processo_Controle_Nao_Conformidades_Ate_Sprint_6.odt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QA-Laudo_de_Qualidade_do_Processo.odt</text:p>
          </table:table-cell>
          <table:table-cell table:style-name="ce47" office:value-type="string" calcext:value-type="string">
            <text:p>GQA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QA/Laudos de Conformidades/RELPREV-022013-GQA-Laudo_de_Qualidade_do_Processo.odt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QA/Laudos%2520de%2520Conformidades/RELPREV-022013-GQA-Laudo_de_Qualidade_do_Processo.odt&amp;usd=2&amp;usg=ALhdy2_mLyM-A8wAcSnfCASAz64z55PCQg" xlink:type="simple">https://code.google.com/p/relprev-022013/source/browse/trunk/artefatos_de_processo/GQA/Laudos%20de%20Conformidades/RELPREV-022013-GQA-Laudo_de_Qualidade_do_Processo.odt</text:a>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2" table:number-columns-repeated="6"/>
          <table:table-cell table:style-name="ce49"/>
          <table:table-cell table:number-columns-repeated="1016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6">
          <table:table-cell table:style-name="ce13" office:value-type="string" calcext:value-type="string">
            <text:p>GPR 19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RELPREV-022013-GQA-Qualidade_do_Processo_Controle_Nao_Conformidades_Ate_Sprint_6.odt</text:p>
          </table:table-cell>
          <table:table-cell table:style-name="ce47" office:value-type="string" calcext:value-type="string">
            <text:p>GQA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QA/Laudos%2520de%2520Conformidades/RELPREV-022013-GQA-Qualidade_do_Processo_Controle_Nao_Conformidades_Ate_Sprint_6.odt&amp;usd=2&amp;usg=ALhdy293B3e38WV04FDyZMtx_YUmDJPGtw" xlink:type="simple">https://code.google.com/p/relprev-022013/source/browse/trunk/artefatos_de_processo/GQA/Laudos%20de%20Conformidades/RELPREV-022013-GQA-Qualidade_do_Processo_Controle_Nao_Conformidades_Ate_Sprint_6.odt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QA-Laudo_de_Qualidade_do_Processo.odt</text:p>
          </table:table-cell>
          <table:table-cell table:style-name="ce47" office:value-type="string" calcext:value-type="string">
            <text:p>GQA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QA/Laudos de Conformidades/RELPREV-022013-GQA-Laudo_de_Qualidade_do_Processo.odt" xlink:type="simple">x</text:a></text:p>
          </table:table-cell>
          <table:table-cell table:style-name="ce14"/>
          <table:table-cell table:style-name="ce52" table:number-columns-repeated="2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QA/Laudos%2520de%2520Conformidades/RELPREV-022013-GQA-Laudo_de_Qualidade_do_Processo.odt&amp;usd=2&amp;usg=ALhdy2_mLyM-A8wAcSnfCASAz64z55PCQg" xlink:type="simple">https://code.google.com/p/relprev-022013/source/browse/trunk/artefatos_de_processo/GQA/Laudos%20de%20Conformidades/RELPREV-022013-GQA-Laudo_de_Qualidade_do_Processo.odt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lanilha de acompanhamento do projeto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14" table:number-columns-repeated="3"/>
          <table:table-cell table:style-name="ce49"/>
          <table:table-cell table:style-name="ce14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0. (A partir do nível E) Equipes envolvidas no projeto são estabelecidas e mantidas a partir das regras e diretrizes para estruturação, formação e atuação.</text:p>
            <text:p><text:span text:style-name="T1">As evidências apresentadas para este resultado permitem assegurar que: (i) as equipes envolvidas no projeto foram definidas a partir das regras e diretrizes organizacionais? (ii) foram mapeados os relacionamentos entre as equipes internas e externas ao projeto (da própria organização e do cliente), conforme pertinente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21. (A partir do nível E) Experiências relacionadas aos processos contribuem para os ativos de processo organizacional.</text:p>
            <text:p><text:span text:style-name="T1">As evidências apresentadas para este resultado permitem assegurar que foram coletadas, a partir dos projetos, potenciais contribuições aos ativos de processo? <text:s/>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22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2. (A partir do nível B) Os objetivos de qualidade e de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3. (A partir do nível B) O processo definido para o projeto que o possibilita atender seus objetivos de qualidade e de desempenho é composto com base em técnicas estatísticas e outras técnicas quantitativas.</text:p>
            <text:p><text:span text:style-name="T1">As evidências apresentadas para este resultado permitem assegurar que: (i) foram selecionados subprocessos adequados para compor o processo definido para o projeto? (ii) esta seleção considerou critérios predefinidos, entre eles sua estabilidade histórica e sua capacidade? (iii) que foram utilizadas técnicas estatísticas e outras técnicas quantitativas para esta seleçã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4. (A partir do nível B) Subprocessos e atributos críticos para avaliar o desempenho e que estão relacionados ao alcance dos objetivos de qualidade e de desempenho do processo do projeto são selecionados.</text:p>
            <text:p><text:span text:style-name="T1">As evidências apresentadas para este resultado permitem assegurar que: (i) a seleção dos subprocessos do processo definido para o projeto para serem gerenciados quantitativa e estatisticamente foi feita baseada nos critérios definidos?; (ii) foram identificados os atributos por meio dos quais cada subprocesso foi gerenciado estatisticamente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25. (A partir do nível B) Medidas e técnicas analíticas são selecionadas para serem utilizadas na gerência quantitativa.</text:p>
            <text:p><text:span text:style-name="T1">As evidências apresentadas para este resultado permitem assegurar que foram selecionadas as medidas e as técnicas analíticas que serão utilizadas para a gerência quantitativa do projet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6. (A partir do nível B) O desempenho dos subprocessos escolhidos para gerência quantitativa é monitorado usando técnicas estatísticas e outras técnicas quantitativa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foram utilizadas técnicas estatísticas e outras técnicas quantitativas nesta monitoração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7. (A partir do nível B) O projeto é gerenciado usando técnicas estatísticas e outras técnicas quantitativas para determinar se seus objetivos de qualidade e de desempenho do processo serão atingidos.</text:p>
            <text:p><text:span text:style-name="T1">As evidências apresentadas para este resultado permitem assegurar que o projeto foi monitorado quanto ao atingimento de seus objetivos de qualidade para o produto e de desempenho dos processos que estão sendo gerenciados estatistica e quantitativamente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28. (A partir do nível B) Questões que afetam os objetivos de qualidade e de desempenho do processo do projeto são alvo de análise de causa raiz.</text:p>
            <text:p><text:span text:style-name="T1">As evidências apresentadas para este questões que afetam os objetivos de qualidade e de desempenho do processo do projeto são alvo de análise de causa raiz?</text:span></text:p>
          </table:table-cell>
          <table:table-cell table:style-name="ce46"/>
          <table:table-cell table:style-name="ce51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1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11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11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15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18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Definição do processo (entradas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trunk/artefatos_de_processo/GPR/Processo/RELPREV-022013-GPR-Processo_de_Desenvolvimento_de_Software.pdf29BAS16-wQFIF7P33zBax8ZyV8Wyg" xlink:type="simple">x</text:a></text:p>
          </table:table-cell>
          <table:table-cell table:style-name="ce14"/>
          <table:table-cell table:style-name="ce49" table:number-columns-repeated="3"/>
          <table:table-cell table:style-name="ce14" office:value-type="string" calcext:value-type="string">
            <text:p><text:a xlink:href="https://www.google.com/url?q=https://code.google.com/p/relprev-022013/source/browse/trunk/artefatos_de_processo/GPR/Processo/RELPREV-022013-GPR-Processo_de_Desenvolvimento_de_Software.pdf&amp;usd=2&amp;usg=ALhdy29BAS16-wQFIF7P33zBax8ZyV8Wyg" xlink:type="simple">https://code.google.com/p/relprev-022013/source/browse/trunk/artefatos_de_processo/GPR/Processo/RELPREV-022013-GPR-Processo_de_Desenvolvimento_de_Software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Cronograma de entregas (lista dos artefatos produzidos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DBZX3hRcGdTRlFrU1U4bTVfdUpnbmc&amp;usp=drive_web#gid=0" xlink:type="simple">x</text:a></text:p>
          </table:table-cell>
          <table:table-cell table:style-name="ce14"/>
          <table:table-cell table:style-name="ce49" table:number-columns-repeated="3"/>
          <table:table-cell table:style-name="ce14" office:value-type="string" calcext:value-type="string">
            <text:p><text:a xlink:href="https://www.google.com/url?q=https://docs.google.com/spreadsheet/ccc%3Fkey%3D0AvTm0nk7v7XJdDBZX3hRcGdTRlFrU1U4bTVfdUpnbmc%26usp%3Ddrive_web%23gid%3D0&amp;usd=2&amp;usg=ALhdy28brlL-3DFUOyFYUXxHIOJBUVSRMA" xlink:type="simple">https://docs.google.com/spreadsheet/ccc?key=0AvTm0nk7v7XJdDBZX3hRcGdTRlFrU1U4bTVfdUpnbmc&amp;usp=drive_web#gid=0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lanilha de acompanhamento do projeto (lista de artefatos produzidos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E9Za1A3TDItUGE3c2FST2xDQTBpMlE&amp;usp=drive_web" xlink:type="simple">x</text:a></text:p>
          </table:table-cell>
          <table:table-cell table:style-name="ce14"/>
          <table:table-cell table:style-name="ce49" table:number-columns-repeated="3"/>
          <table:table-cell table:style-name="ce14" office:value-type="string" calcext:value-type="string">
            <text:p><text:a xlink:href="https://www.google.com/url?q=https://docs.google.com/spreadsheet/ccc%3Fkey%3D0AvTm0nk7v7XJdE9Za1A3TDItUGE3c2FST2xDQTBpMlE%26usp%3Ddrive_web&amp;usd=2&amp;usg=ALhdy28H2KQfzvBQVWrS-rrDNPfIf3b8Wg" xlink:type="simple">https://docs.google.com/spreadsheet/ccc?key=0AvTm0nk7v7XJdE9Za1A3TDItUGE3c2FST2xDQTBpMlE&amp;usp=drive_web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positório do projeto (armazenamento dos artefatos produzidos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" xlink:type="simple">x</text:a></text:p>
          </table:table-cell>
          <table:table-cell table:style-name="ce14"/>
          <table:table-cell table:style-name="ce49" table:number-columns-repeated="3"/>
          <table:table-cell table:style-name="ce14" office:value-type="string" calcext:value-type="string">
            <text:p><text:a xlink:href="https://www.google.com/url?q=https://code.google.com/p/relprev-022013/source/browse/&amp;usd=2&amp;usg=ALhdy2-pvhE5s6guHqH7pBnmLfKLcqQ-dw" xlink:type="simple">https://code.google.com/p/relprev-022013/source/browse/</text:a>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2" table:number-columns-repeated="4"/>
          <table:table-cell table:style-name="ce49" table:number-columns-repeated="3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1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6" office:value-type="string" calcext:value-type="string">
            <text:p>RELPREV-022013-GPR-Processo_de_Desenvolvimento_de_Software</text:p>
          </table:table-cell>
          <table:table-cell table:style-name="ce60" office:value-type="string" calcext:value-type="string">
            <text:p>GPR</text:p>
          </table:table-cell>
          <table:table-cell table:style-name="ce60"/>
          <table:table-cell table:style-name="ce52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trunk/artefatos_de_processo/GPR/Processo/RELPREV-022013-GPR-Processo_de_Desenvolvimento_de_Software.pdf&amp;usd=2&amp;usg=ALhdy29BAS16-wQFIF7P33zBax8ZyV8Wyg" xlink:type="simple">https://code.google.com/p/relprev-022013/source/browse/trunk/artefatos_de_processo/GPR/Processo/RELPREV-022013-GPR-Processo_de_Desenvolvimento_de_Software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olíticas da fábrica - Instituto de Informática</text:p>
          </table:table-cell>
          <table:table-cell table:style-name="ce47" office:value-type="string" calcext:value-type="string">
            <text:p>GPR</text:p>
          </table:table-cell>
          <table:table-cell table:style-name="ce47" office:value-type="string" calcext:value-type="string">
            <text:p><text:a xlink:href="http://fabrica.inf.ufg.br/repositorio/01_-_Politicas_da_Fabrica_de_Software/Politicas_da_Fabrica_de_Software_-_primeiro semestre-2013.pdf" xlink:type="simple">x</text:a></text:p>
          </table:table-cell>
          <table:table-cell table:style-name="ce52"/>
          <table:table-cell table:style-name="ce49" table:number-columns-repeated="4"/>
          <table:table-cell table:style-name="ce14" office:value-type="string" calcext:value-type="string">
            <text:p><text:a xlink:href="https://www.google.com/url?q=http://fabrica.inf.ufg.br/repositorio/01_-_Politicas_da_Fabrica_de_Software/Politicas_da_Fabrica_de_Software_-_primeiro%2520semestre-2013.pdf&amp;usd=2&amp;usg=ALhdy29NfpeG7uAkRMDEsT58rKaUp05UhQ" xlink:type="simple">http://fabrica.inf.ufg.br/repositorio/01_-_Politicas_da_Fabrica_de_Software/Politicas_da_Fabrica_de_Software_-_primeiro%20semestre-2013.pdf</text:a>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2" table:number-columns-repeated="3"/>
          <table:table-cell table:style-name="ce49" table:number-columns-repeated="4"/>
          <table:table-cell table:number-columns-repeated="1016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ilha de acompanhamento do projeto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14"/>
          <table:table-cell table:style-name="ce49" table:number-columns-repeated="3"/>
          <table:table-cell table:style-name="ce14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o projeto - cronograma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7" office:value-type="string" calcext:value-type="string">
            <text:p><text:a xlink:href="https://docs.google.com/spreadsheet/ccc?key=0AvTm0nk7v7XJdDBZX3hRcGdTRlFrU1U4bTVfdUpnbmc&amp;usp=sharing#gid=0" xlink:type="simple">x</text:a></text:p>
          </table:table-cell>
          <table:table-cell table:style-name="ce14"/>
          <table:table-cell table:style-name="ce49" table:number-columns-repeated="3"/>
          <table:table-cell table:style-name="ce14" office:value-type="string" calcext:value-type="string">
            <text:p><text:a xlink:href="https://www.google.com/url?q=https://docs.google.com/spreadsheet/ccc%3Fkey%3D0AvTm0nk7v7XJdDBZX3hRcGdTRlFrU1U4bTVfdUpnbmc%26usp%3Dsharing%23gid%3D0&amp;usd=2&amp;usg=ALhdy292p0Qb_7Q2VqAgtllT9DlUgHTSxA" xlink:type="simple">https://docs.google.com/spreadsheet/ccc?key=0AvTm0nk7v7XJdDBZX3hRcGdTRlFrU1U4bTVfdUpnbmc&amp;usp=sharing#gid=0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52" table:number-columns-repeated="4"/>
          <table:table-cell table:style-name="ce49" table:number-columns-repeated="3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25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que ações corretivas foram tomadas quando a execução do processo se desviou dos plan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ilha de acompanhamento do projeto (monitoração da execução do processo segundo dados medidos)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48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52" table:number-columns-repeated="4"/>
          <table:table-cell table:style-name="ce14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QA-Laudo_de_Qualidade_do_Processo.odt </text:p>
          </table:table-cell>
          <table:table-cell table:style-name="ce52" office:value-type="string" calcext:value-type="string">
            <text:p>GQA</text:p>
          </table:table-cell>
          <table:table-cell table:style-name="ce52"/>
          <table:table-cell table:style-name="ce52" office:value-type="string" calcext:value-type="string">
            <text:p><text:a xlink:href="https://code.google.com/p/relprev-022013/source/browse/trunk/artefatos_de_processo/GQA/Laudos de Conformidades/RELPREV-022013-GQA-Laudo_de_Qualidade_do_Processo.odt " xlink:type="simple">x</text:a></text:p>
          </table:table-cell>
          <table:table-cell table:style-name="ce52" table:number-columns-repeated="4"/>
          <table:table-cell table:style-name="ce14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https://code.google.com/p/relprev-022013/source/browse/trunk/artefatos_de_processo/GQA/Laudos%20de%20Conformidades/RELPREV-022013-GQA-Laudo_de_Qualidade_do_Processo.odt</text:a> 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ções realizadas após a comunicação de indicadores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8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52" table:number-columns-repeated="4"/>
          <table:table-cell table:style-name="ce14" office:value-type="string" calcext:value-type="string">
            <text:p><text:a xlink:href="https://www.google.com/url?q=https://code.google.com/p/relprev-022013/source/browse/trunk/artefatos_de_processo/MED/RELPREV-022013-MED-A%25C3%25A7%25C3%25B5es_P%25C3%25B3s_Apresenta%25C3%25A7%25C3%25A3o_de_indicadores.pdf&amp;usd=2&amp;usg=ALhdy29HBeKcrd82Bzz3cKniQhhIwqLjWg" xlink:type="simple">https://code.google.com/p/relprev-022013/source/browse/trunk/artefatos_de_processo/MED/RELPREV-022013-MED-A%C3%A7%C3%B5es_P%C3%B3s_Apresenta%C3%A7%C3%A3o_de_indicadores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Acompanhamento da mediçã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8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52" table:number-columns-repeated="4"/>
          <table:table-cell table:style-name="ce14" office:value-type="string" calcext:value-type="string">
            <text:p><text:a xlink:href="https://www.google.com/url?q=https://code.google.com/p/relprev-022013/source/browse/trunk/artefatos_de_processo/MED/RELPREV-022013-MED_Planilha_de_Acompanhamento.ods&amp;usd=2&amp;usg=ALhdy29cloEZeRnGWi643dwSWmLyAvgFhg" xlink:type="simple">https://code.google.com/p/relprev-022013/source/browse/trunk/artefatos_de_processo/MED/RELPREV-022013-MED_Planilha_de_Acompanhamento.ods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atório de resultados da mediçã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48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52" table:number-columns-repeated="4"/>
          <table:table-cell table:style-name="ce14" office:value-type="string" calcext:value-type="string">
            <text:p><text:a xlink:href="https://www.google.com/url?q=https://code.google.com/p/relprev-022013/source/browse/trunk/artefatos_de_processo/MED/RELPREV-022013-MED_Relatorio_de_resultados.odt&amp;usd=2&amp;usg=ALhdy2-au3yRJBCwgP1hURawsxTqmr2bYQ" xlink:type="simple">https://code.google.com/p/relprev-022013/source/browse/trunk/artefatos_de_processo/MED/RELPREV-022013-MED_Relatorio_de_resultados.odt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52" table:number-columns-repeated="4"/>
          <table:table-cell table:style-name="ce49" table:number-columns-repeated="3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Processo de desenvolviment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52" table:number-columns-repeated="3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Processo/RELPREV-022013-GPR-Processo_de_Desenvolvimento_de_Software.pdf&amp;usd=2&amp;usg=ALhdy29BAS16-wQFIF7P33zBax8ZyV8Wyg" xlink:type="simple">https://code.google.com/p/relprev-022013/source/browse/trunk/artefatos_de_processo/GPR/Processo/RELPREV-022013-GPR-Processo_de_Desenvolvimento_de_Software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lano de GCO identificando os recursos e ferramentas necessárias para execução do process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52" table:number-columns-repeated="3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DMINE (ferramenta disponibilizada pela fábrica que auxilia na execução do processo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://projetos.fabrica.inf.ufg.br/redmine/" xlink:type="simple">x</text:a></text:p>
          </table:table-cell>
          <table:table-cell table:style-name="ce52" table:number-columns-repeated="3"/>
          <table:table-cell table:style-name="ce49"/>
          <table:table-cell table:style-name="ce27" office:value-type="string" calcext:value-type="string">
            <text:p><text:a xlink:href="https://www.google.com/url?q=http://projetos.fabrica.inf.ufg.br/redmine/&amp;usd=2&amp;usg=ALhdy2-xx6xoMotZBTQeRmpZ6xIEI4ydKA" xlink:type="simple">http://projetos.fabrica.inf.ufg.br/redmine/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Recursos Humanos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runk/artefatos_de_processo/GPR/Recursos_Humanos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%23svn/trunk/artefatos_de_processo/GPR/Recursos_Humanos&amp;usd=2&amp;usg=ALhdy28XVaOS0DzaUj8FBqP4H9Y9Rlni3Q" xlink:type="simple">https://code.google.com/p/relprev-022013/source/browse/#svn/trunk/artefatos_de_processo/GPR/Recursos_Humanos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PR-PGP_plano_de_projeto_de_software_1.3 (ver tópico 5.3 - Equipe do projeto). Os currículos vitae (que demostram conhecimento necessário) estão disponíveis no extrato acadêmico (ver in loco na secretaria do INF). 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runk/artefatos_de_processo/GPR/Integracao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%23svn%252Ftrunk%252Fartefatos_de_processo%252FGPR%252FIntegracao&amp;usd=2&amp;usg=ALhdy2_CJVqPdmzjStFgBzSNW1Je2mojEg" xlink:type="simple">https://code.google.com/p/relprev-022013/source/browse/#svn%2Ftrunk%2Fartefatos_de_processo%2FGPR%2FIntegracao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Recursos Humanos</text:p>
          </table:table-cell>
          <table:table-cell table:style-name="ce47" office:value-type="string" calcext:value-type="string">
            <text:p>GPR</text:p>
          </table:table-cell>
          <table:table-cell table:style-name="ce47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#svn/trunk/artefatos_de_processo/GPR/Recursos_Humanos" xlink:type="simple">x</text:a></text:p>
          </table:table-cell>
          <table:table-cell table:style-name="ce52"/>
          <table:table-cell table:style-name="ce49" table:number-columns-repeated="3"/>
          <table:table-cell table:style-name="ce27" office:value-type="string" calcext:value-type="string">
            <text:p><text:a xlink:href="https://www.google.com/url?q=https://code.google.com/p/relprev-022013/source/browse/%23svn/trunk/artefatos_de_processo/GPR/Recursos_Humanos&amp;usd=2&amp;usg=ALhdy28XVaOS0DzaUj8FBqP4H9Y9Rlni3Q" xlink:type="simple">https://code.google.com/p/relprev-022013/source/browse/#svn/trunk/artefatos_de_processo/GPR/Recursos_Humanos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PR-PGP_plano_de_projeto_de_software_1.3 (ver tópico 5.3 - Equipe do projeto). Os currículos vitae (que demostram conhecimento necessário) estão disponíveis no extrato acadêmico (ver in loco na secretaria do INF). </text:p>
          </table:table-cell>
          <table:table-cell table:style-name="ce47" office:value-type="string" calcext:value-type="string">
            <text:p>GPR</text:p>
          </table:table-cell>
          <table:table-cell table:style-name="ce47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#svn/trunk/artefatos_de_processo/GPR/Integracao" xlink:type="simple">x</text:a></text:p>
          </table:table-cell>
          <table:table-cell table:style-name="ce52"/>
          <table:table-cell table:style-name="ce49" table:number-columns-repeated="3"/>
          <table:table-cell table:style-name="ce27" office:value-type="string" calcext:value-type="string">
            <text:p><text:a xlink:href="https://www.google.com/url?q=https://code.google.com/p/relprev-022013/source/browse/%23svn%252Ftrunk%252Fartefatos_de_processo%252FGPR%252FIntegracao&amp;usd=2&amp;usg=ALhdy2_CJVqPdmzjStFgBzSNW1Je2mojEg" xlink:type="simple">https://code.google.com/p/relprev-022013/source/browse/#svn%2Ftrunk%2Fartefatos_de_processo%2FGPR%2FIntegracao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o de gerência da comunicaçã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PR/Comunicacao/RELPREV-022013-GPR-Plano_de_gerencia_de_comunicacao.odt" xlink:type="simple">x</text:a></text:p>
          </table:table-cell>
          <table:table-cell table:style-name="ce52"/>
          <table:table-cell table:style-name="ce49" table:number-columns-repeated="3"/>
          <table:table-cell table:style-name="ce27" office:value-type="string" calcext:value-type="string">
            <text:p><text:a xlink:href="https://www.google.com/url?q=https://code.google.com/p/relprev-022013/source/browse/trunk/artefatos_de_processo/GPR/Comunicacao/RELPREV-022013-GPR-Plano_de_gerencia_de_comunicacao.odt&amp;usd=2&amp;usg=ALhdy284Jt8780AWROzPLRrhhyKyyKa8iw" xlink:type="simple">https://code.google.com/p/relprev-022013/source/browse/trunk/artefatos_de_processo/GPR/Comunicacao/RELPREV-022013-GPR-Plano_de_gerencia_de_comunicacao.odt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52" table:number-columns-repeated="4"/>
          <table:table-cell table:style-name="ce49" table:number-columns-repeated="3"/>
          <table:table-cell table:number-columns-repeated="1016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>
          <table:table-cell table:style-name="ce27" office:value-type="string" calcext:value-type="string">
            <text:p>Houve o acompanhamento do Juliano, Gestor de Portfólio da Fábrica, onde as decisões foram discutidas com ele. </text:p>
          </table:table-cell>
          <table:table-cell table:style-name="ce49" table:number-columns-repeated="7"/>
          <table:table-cell table:number-columns-repeated="1016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8" office:value-type="string" calcext:value-type="string">
            <text:p>RELPREV-022013-GQA-Laudo_de_Qualidade_do_Processo</text:p>
          </table:table-cell>
          <table:table-cell table:style-name="ce63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Laudo_de_Qualidade_do_Processo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https://code.google.com/p/relprev-022013/source/browse/trunk/artefatos_de_processo/GQA/Laudos%20de%20Conformidades/RELPREV-022013-GQA-Laudo_de_Qualidade_do_Processo.odt</text:a> </text:p>
          </table:table-cell>
          <table:table-cell table:number-columns-repeated="1015"/>
        </table:table-row>
        <table:table-row table:style-name="ro15">
          <table:table-cell table:style-name="ce28" office:value-type="string" calcext:value-type="string">
            <text:p>RELPREV-022013-GQA-checklist_verificacao_gerencia_projetos_e_plano_de_projeto_sprint6</text:p>
          </table:table-cell>
          <table:table-cell table:style-name="ce64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Qualidade_do_Processo_Controle_Nao_Conformidades_Ate_Sprint_6.odt" xlink:type="simple">https://code.google.com/p/relprev-022013/source/browse/trunk/artefatos_de_processo/GQA/Laudos%20de%20Conformidades/RELPREV-022013-GQA-Qualidade_do_Processo_Controle_Nao_Conformidades_Ate_Sprint_6.odt</text:a> 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8" office:value-type="string" calcext:value-type="string">
            <text:p>RELPREV-022013-GQA-Laudo_de_Qualidade_do_Processo</text:p>
          </table:table-cell>
          <table:table-cell table:style-name="ce63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Laudo_de_Qualidade_do_Processo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https://code.google.com/p/relprev-022013/source/browse/trunk/artefatos_de_processo/GQA/Laudos%20de%20Conformidades/RELPREV-022013-GQA-Laudo_de_Qualidade_do_Processo.odt</text:a> </text:p>
          </table:table-cell>
          <table:table-cell table:number-columns-repeated="1015"/>
        </table:table-row>
        <table:table-row table:style-name="ro15">
          <table:table-cell table:style-name="ce28" office:value-type="string" calcext:value-type="string">
            <text:p>RELPREV-022013-GQA-checklist_verificacao_gerencia_projetos_e_plano_de_projeto_sprint6</text:p>
          </table:table-cell>
          <table:table-cell table:style-name="ce64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Qualidade_do_Processo_Controle_Nao_Conformidades_Ate_Sprint_6.odt" xlink:type="simple">https://code.google.com/p/relprev-022013/source/browse/trunk/artefatos_de_processo/GQA/Laudos%20de%20Conformidades/RELPREV-022013-GQA-Qualidade_do_Processo_Controle_Nao_Conformidades_Ate_Sprint_6.odt</text:a> 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29" office:value-type="string" calcext:value-type="string">
            <text:p>AP 2.2 Os produtos de trabalho do processo são gerenciados</text:p>
          </table:table-cell>
          <table:table-cell table:style-name="ce65"/>
          <table:table-cell table:style-name="ce82" table:number-columns-repeated="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65"/>
          <table:table-cell table:style-name="ce82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Artefatos do Processo (cada artefato citado tem uma descrição, esclarecendo quais são os requisitos para aquele produto de trabalho do processo)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://200.137.197.235/eapartefatos/" xlink:type="simple">x</text:a></text:p>
          </table:table-cell>
          <table:table-cell table:style-name="ce52"/>
          <table:table-cell table:style-name="ce49" table:number-columns-repeated="3"/>
          <table:table-cell table:style-name="ce14" office:value-type="string" calcext:value-type="string">
            <text:p><text:a xlink:href="https://www.google.com/url?q=http://200.137.197.235/eapartefatos/&amp;usd=2&amp;usg=ALhdy2_AWYu-ABQJPzFJcCGVf_EpNbkNgA" xlink:type="simple">http://200.137.197.235/eapartefatos/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65"/>
          <table:table-cell table:style-name="ce82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Estrutura de Diretórios</text:p>
          </table:table-cell>
          <table:table-cell table:style-name="ce47" office:value-type="string" calcext:value-type="string">
            <text:p>GC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://fabrica.inf.ufg.br/eapartefatos/estruturaDiretorios.png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eapartefatos/estruturaDiretorios.png&amp;usd=2&amp;usg=ALhdy29CEuo0H88vZOUemSYr5pQNnzNxvQ" xlink:type="simple">http://fabrica.inf.ufg.br/eapartefatos/estruturaDiretorios.png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olíticas de configuração da Fábrica de Software</text:p>
          </table:table-cell>
          <table:table-cell table:style-name="ce47" office:value-type="string" calcext:value-type="string">
            <text:p>GCO</text:p>
          </table:table-cell>
          <table:table-cell table:style-name="ce14" office:value-type="string" calcext:value-type="string">
            <text:p><text:a xlink:href="http://fabrica.inf.ufg.br/eapartefatos/Politica_Configuracao_FS.pdf" xlink:type="simple">x</text:a></text:p>
          </table:table-cell>
          <table:table-cell table:style-name="ce15"/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eapartefatos/Politica_Configuracao_FS.pdf&amp;usd=2&amp;usg=ALhdy2_mrKLWicdVZHI6JQ7o_pp-3-IKjQ" xlink:type="simple">http://fabrica.inf.ufg.br/eapartefatos/Politica_Configuracao_FS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lano de gerência de configuração</text:p>
          </table:table-cell>
          <table:table-cell table:style-name="ce47" office:value-type="string" calcext:value-type="string">
            <text:p>GC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65"/>
          <table:table-cell table:style-name="ce82" table:number-columns-repeated="6"/>
          <table:table-cell table:number-columns-repeated="1016"/>
        </table:table-row>
        <table:table-row table:style-name="ro15">
          <table:table-cell table:style-name="ce14" office:value-type="string" calcext:value-type="string">
            <text:p>Estrutura de diretórios que armazenam os produtos de trabalho segundo definido nas políticas de configuração da Fábrica de Software.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&amp;usd=2&amp;usg=ALhdy2-pvhE5s6guHqH7pBnmLfKLcqQ-dw" xlink:type="simple">https://code.google.com/p/relprev-022013/source/browse/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65"/>
          <table:table-cell table:style-name="ce82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QA-Laudo_de_Qualidade_do_Produt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duto.odt" xlink:type="simple">x</text:a></text:p>
          </table:table-cell>
          <table:table-cell table:style-name="ce49" table:number-columns-repeated="4"/>
          <table:table-cell table:style-name="ce101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86 - Corrigir Inconformidades no Documento de Requisitos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6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6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7 - Verificação do Plano de Gerência de Configuração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7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7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ratamento de não conformidades até Sprint 5 #133 (Redmine)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13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13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8 - Verificação do Plano de Medição <text:s/>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8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8</text:p>
          </table:table-cell>
          <table:table-cell table:number-columns-repeated="1015"/>
        </table:table-row>
        <table:table-row table:style-name="ro15">
          <table:table-cell table:style-name="ce32" office:value-type="string" calcext:value-type="string">
            <text:p>Defeito #304: Corrigir não conformidade Teste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3: Corrigir mediçã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4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4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5: Corrigir não conformidade requisit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5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5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 299 e #300: Atualizar documento de arquitetura (Redmine)</text:p>
          </table:table-cell>
          <table:table-cell table:style-name="ce67" office:value-type="string" calcext:value-type="string">
            <text:p>VAL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64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64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292: Não conformidades no Plano de Qualidade (Redmine)</text:p>
          </table:table-cell>
          <table:table-cell table:style-name="ce67" office:value-type="string" calcext:value-type="string">
            <text:p>VER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92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6 Alterar o Processo Padrão (Redmine)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6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7 Disponibilizar Documento de Custos do Projeto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7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7</text:p>
          </table:table-cell>
          <table:table-cell table:number-columns-repeated="1015"/>
        </table:table-row>
        <table:table-row table:style-name="ro15">
          <table:table-cell table:style-name="ce16" office:value-type="string" calcext:value-type="string">
            <text:p>Checklists de Qualidade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#svn/trunk/artefatos_de_processo/GQA/Checklists Aplicados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#svn%2Ftrunk%2Fartefatos_de_processo%2FGQA%2FChecklists%20Aplicados" xlink:type="simple">https://code.google.com/p/relprev-022013/source/browse/#svn%2Ftrunk%2Fartefatos_de_processo%2FGQA%2FChecklists%20Aplicados</text:a> </text:p>
          </table:table-cell>
          <table:table-cell table:number-columns-repeated="1015"/>
        </table:table-row>
        <table:table-row table:style-name="ro15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24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4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22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6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70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6" table:number-rows-repeated="104797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GRE" table:style-name="ta3">
        <office:forms form:automatic-focus="false" form:apply-design-mode="false"/>
        <table:table-column table:style-name="co3" table:default-cell-style-name="ce104"/>
        <table:table-column table:style-name="co4" table:default-cell-style-name="ce110"/>
        <table:table-column table:style-name="co5" table:default-cell-style-name="ce110"/>
        <table:table-column table:style-name="co7" table:default-cell-style-name="ce110"/>
        <table:table-column table:style-name="co5" table:number-columns-repeated="4" table:default-cell-style-name="ce110"/>
        <table:table-column table:style-name="co8" table:default-cell-style-name="ce116"/>
        <table:table-column table:style-name="co6" table:number-columns-repeated="248" table:default-cell-style-name="ce42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Requisitos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36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RELPREV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style-name="ce117" office:value-type="string" calcext:value-type="string">
            <text:p>LINK</text:p>
          </table:table-cell>
          <table:table-cell table:number-columns-repeated="1015"/>
        </table:table-row>
        <table:table-row table:style-name="ro14">
          <table:table-cell table:style-name="ce12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105"/>
          <table:table-cell table:style-name="ce111" table:number-columns-repeated="6"/>
          <table:table-cell table:number-columns-repeated="1016"/>
        </table:table-row>
        <table:table-row table:style-name="ro24">
          <table:table-cell table:style-name="ce13" office:value-type="string" calcext:value-type="string">
            <text:p>GRE 1. O entendimento dos requisitos é obtido junto aos fornecedores de requisit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os requisitos foram aceitos pelo cliente ou um representante?</text:span></text:p>
          </table:table-cell>
          <table:table-cell table:style-name="ce105"/>
          <table:table-cell table:style-name="ce107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Termo de Aprovação dos Requisitos pelo Cliente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relprev-022013.googlecode.com/svn/trunk/artefatos_de_processo/GRE/RELPREV-022013-GRE-Aprovacao_de_requisitos_cliente_Emerson" xlink:type="simple">x</text:a></text:p>
          </table:table-cell>
          <table:table-cell table:style-name="ce49" table:number-columns-repeated="4"/>
          <table:table-cell office:value-type="string" calcext:value-type="string">
            <text:p>https://relprev-022013.googlecode.com/svn/trunk/artefatos_de_processo/GRE/RELPREV-022013-GRE-Aprovacao_de_requisitos_cliente_Emerson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7">
          <table:table-cell table:style-name="ce13" office:value-type="string" calcext:value-type="string">
            <text:p>GRE 2. Os requisitos são avaliados com base em critérios objetivos e um comprometimento da equipe técnica com estes requisitos é obtido.</text:p>
            <text:p><text:span text:style-name="T1">As evidências apresentadas para este resultado permitem assegurar: (i) que foi obtido e registrado um comprometimento formal da equipe técnica com os requisitos aprovados? (ii) que foram definidos critérios para análise de requisitos e que estes foram usados como base para a avaliação e a aceitação dos requisitos do projeto (por parte da equipe técnica)? (iii) que um novo comprometimento da equipe técnica com os requisitos foi obtido e registrado quando houve mudanças nos requisitos?</text:span></text:p>
          </table:table-cell>
          <table:table-cell table:style-name="ce105"/>
          <table:table-cell table:style-name="ce107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Termo de Aprovação dos Requisitos pela Equipe de Arquitetura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relprev-022013.googlecode.com/svn/trunk/artefatos_de_processo/GRE/RELPREV-022013-GRE-Aprovacao_de_requisitos_equipe_tecnica_Ciro" xlink:type="simple">x</text:a></text:p>
          </table:table-cell>
          <table:table-cell table:style-name="ce49" table:number-columns-repeated="4"/>
          <table:table-cell office:value-type="string" calcext:value-type="string">
            <text:p>https://relprev-022013.googlecode.com/svn/trunk/artefatos_de_processo/GRE/RELPREV-022013-GRE-Aprovacao_de_requisitos_equipe_tecnica_Ciro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ermo de Aprovação dos Requisitos pela Equipe de Front-End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GRE/RELPREV-022013-GRE-Aprovacao_de_requisitos_equipe_tecnica_Guilherme" xlink:type="simple">x</text:a></text:p>
          </table:table-cell>
          <table:table-cell table:style-name="ce49" table:number-columns-repeated="4"/>
          <table:table-cell office:value-type="string" calcext:value-type="string">
            <text:p>https://relprev-022013.googlecode.com/svn/trunk/artefatos_de_processo/GRE/RELPREV-022013-GRE-Aprovacao_de_requisitos_equipe_tecnica_Guilherme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ermo de Aprovação dos Requisitos pela Equipe de Back-End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GRE/RELPREV-022013-GRE-Aprovacao_de_requisitos_equipe_tecnica_Raul" xlink:type="simple">x</text:a></text:p>
          </table:table-cell>
          <table:table-cell table:style-name="ce49" table:number-columns-repeated="4"/>
          <table:table-cell office:value-type="string" calcext:value-type="string">
            <text:p>https://relprev-022013.googlecode.com/svn/trunk/artefatos_de_processo/GRE/RELPREV-022013-GRE-Aprovacao_de_requisitos_equipe_tecnica_Raul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Planilha de Gerência de Requisitos (Requisitos X Casos de Uso, Requisitos X Client, outros)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49" table:number-columns-repeated="4"/>
          <table:table-cell table:style-name="ce11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Check-List de Validação de Requisito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VAL/Checklists/Aplicados/RELPREV-022013-VAL-checklist_validacao_de_requisitos.xls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VAL/Checklists/Aplicados/RELPREV-022013-VAL-checklist_validacao_de_requisitos.xls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Check-List de Inspeção dos Requisito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VER/checklist/RELPREV-022013-VER-Checklist_de_Inspecao_REQUISITOS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VER/checklist/RELPREV-022013-VER-Checklist_de_Inspecao_REQUISITOS.pdf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Insumos de Inspeção de Requisitos (Logs de inspeção, Relatório Sumário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VER/#VER%2Fregistro_Verificação%2FInspeção_Requisitos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VER/#VER%2Fregistro_Verifica%C3%A7%C3%A3o%2FInspe%C3%A7%C3%A3o_Requisitos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atório de Verificação de Artefatos (EOR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VAL/Planos/RELPREV-022013-VAL-Relatorio_de_Validação_dos_Artefatos.odt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VAL/Planos/RELPREV-022013-VAL-Relatorio_de_Valida%C3%A7%C3%A3o_dos_Artefatos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Check-List de Verificação de Requisito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VAL/Checklists/Aplicados/RELPREV-022013-VAL-checklist_verificacao_requisitos.xlsx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VAL/Checklists/Aplicados/RELPREV-022013-VAL-checklist_verificacao_requisitos.xlsx</text:p>
          </table:table-cell>
          <table:table-cell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 (iii) que a mudança foi incorporada ao planejamento do projeto antes de ser executada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Planilha de Gerência de Requisitos (Mudanças)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Mapeamento EOR - ER Registro de Problemas e Oportunidades de Melhorias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relprev-022013.googlecode.com/svn/trunk/artefatos_de_processo/VAL/Checklists/Aplicados/RELPREV-022013-VAL-Mapeamento_EOR_e_ER_Registro_de_Problemas_Oportunidade_de_Melhoria.ods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VAL/Checklists/Aplicados/RELPREV-022013-VAL-Mapeamento_EOR_e_ER_Registro_de_Problemas_Oportunidade_de_Melhoria.ods</text:p>
          </table:table-cell>
          <table:table-cell table:number-columns-repeated="1015"/>
        </table:table-row>
        <table:table-row table:style-name="ro16">
          <table:table-cell table:style-name="ce31"/>
          <table:table-cell table:style-name="ce106" table:number-columns-repeated="3"/>
          <table:table-cell table:style-name="ce49" table:number-columns-repeated="4"/>
          <table:table-cell table:number-columns-repeated="1016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11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11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11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15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18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Planilhas de Requisitos X Módulos (Client, Front-End e Web-services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106"/>
          <table:table-cell table:style-name="ce49" table:number-columns-repeated="3"/>
          <table:table-cell table:style-name="ce119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1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Cap. 2 e 3 do documento: Processo de Desenvolvimento de Software versão 1.0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Diagrama de Execução do GRE (Análise de Requisitos1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RE/RELPREV-022013-GRE-DAR1-diagrama_analise_requisitos1.jpeg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RE/RELPREV-022013-GRE-DAR1-diagrama_analise_requisitos1.jpeg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iagrama de Execução do GRE (Análise de Requisitos2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RE/RELPREV-022013-GRE-DAR1-diagrama_analise_requisitos2.jpeg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RE/RELPREV-022013-GRE-DAR1-diagrama_analise_requisitos2.jpeg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iagrama de Execução do GRE (Gerência de Mudanças1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RE/RELPREV-022013-GRE-DAR1-diagrama_gerencia_mudancas1.jpeg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RE/RELPREV-022013-GRE-DAR1-diagrama_gerencia_mudancas1.jpeg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iagrama de Execução do GRE (Gerência de Mudanças2)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code.google.com/p/relprev-022013/source/browse/trunk/artefatos_de_processo/GRE/RELPREV-022013-GRE-DAR1-diagrama_gerencia_mudancas2.jpeg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RE/RELPREV-022013-GRE-DAR1-diagrama_gerencia_mudancas2.jpeg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Cap. 2 e 3 do documento: Processo de Desenvolvimento de Software versão 1.0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25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que ações corretivas foram tomadas quando a execução do processo se desviou dos plan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QA-relatorios_verificacao_requisitos_sprint3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QA/Checklists%20Aplicados/RELPREV-022013-GQA-relatorios_verificacao_requisitos_sprint3.docx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QA/Checklists%20Aplicados/RELPREV-022013-GQA-relatorios_verificacao_requisitos_sprint3.docx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QA-relatorios_verificacao_requisitos_sprint4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QA/Checklists+Aplicados/RELPREV-022013-GQA-relatorios_verificacao_requisitos_sprint4.docx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QA/Checklists+Aplicados/RELPREV-022013-GQA-relatorios_verificacao_requisitos_sprint4.docx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QA-Qualidade_do_Processo_Controle_Nao_Conformidades_Ate_Sprint_6.odt</text:p>
          </table:table-cell>
          <table:table-cell table:style-name="ce106" table:number-columns-repeated="2"/>
          <table:table-cell table:style-name="ce113" office:value-type="string" calcext:value-type="string">
            <text:p><text:a xlink:href="https://code.google.com/p/relprev-022013/source/browse/trunk/artefatos_de_processo/GQA/Laudos+de+Conformidades/RELPREV-022013-GQA-Qualidade_do_Processo_Controle_Nao_Conformidades_Ate_Sprint_6.odt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QA/Laudos+de+Conformidades/RELPREV-022013-GQA-Qualidade_do_Processo_Controle_Nao_Conformidades_Ate_Sprint_6.odt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Planilha de GRE contendo as Matrizes de Rastreabilidade e a planilha de Mudanças dos Requisito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RE/RELPREV-022013-GRE-Planilha_Gerencia_Requisitos.ods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Caps. 2, 3 e 5 do documento: Processo de Desenvolvimento de Software versão 1.0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Caps. 2,3 e 5 do documento: Processo de Desenvolvimento de Software versão 1.0 (Com as Políticas da FS do INF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Organogramas das SPRINT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PR/Recursos_Humanos/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Recursos_Humanos/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Cap. 5 do Plano de Gerenciamento de RH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PR/Recursos_Humanos/RELPREV-022013-GPR-Plano_de_gerencia_de_recursos_humanos.odt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Recursos_Humanos/RELPREV-022013-GPR-Plano_de_gerencia_de_recursos_humanos.odt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Os Gerentes obtiveram treinamento em GRE através da Disciplina Requisitos de Software (2011 - 2 º Semestre)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ufgnet.ufg.br/cas/login?locale=pt_BR&amp;service=https%3A%2F%2Fufgnet.ufg.br%2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ufgnet.ufg.br/cas/login?locale=pt_BR&amp;service=https%3A%2F%2Fufgnet.ufg.br%2F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Plano de Gerência de Comunicação evidenciando a utilização do Redmine para a comunicação das tarefas e atividade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PR/Comunicacao/RELPREV-022013-GPR-Plano_de_gerencia_de_comunicacao.odt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PR/Comunicacao/RELPREV-022013-GPR-Plano_de_gerencia_de_comunicaca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oadmap do projeto no Redmine contendo o planejamento e as atividades realizadas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://200.137.197.238/redmine/projects/relprev-022013-/roadmap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://200.137.197.238/redmine/projects/relprev-022013-/roadmap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Os resultados do processo foram revistos durante o Marco 1 do projeto e estabelecidos na baseline 1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ags/baseline_1.0/RELPREV-022013-GCO-Relatorio_Estabelecimento_Baseline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ags/baseline_1.0/RELPREV-022013-GCO-Relatorio_Estabelecimento_Baseline.pdf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Os resultados do processo foram revistos durante o Marco 2 do projeto e estabelecidos na baseline 2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ags/baseline_2.0/RELPREV-022013-GCO-Relatorio_Estabelecimento_Baseline.pdf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ags/baseline_2.0/RELPREV-022013-GCO-Relatorio_Estabelecimento_Baseline.pdf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49" table:number-columns-repeated="4"/>
          <table:table-cell table:style-name="ce119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106" table:number-columns-repeated="2"/>
          <table:table-cell table:style-name="ce10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106"/>
          <table:table-cell table:style-name="ce49" table:number-columns-repeated="3"/>
          <table:table-cell table:style-name="ce119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Artefatos do Processo (cada artefato citado tem uma descrição, esclarecendo quais são os requisitos para aquele produto de trabalho do processo)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://200.137.197.235/eapartefatos/" xlink:type="simple">x</text:a></text:p>
          </table:table-cell>
          <table:table-cell table:style-name="ce52"/>
          <table:table-cell table:style-name="ce49" table:number-columns-repeated="3"/>
          <table:table-cell table:style-name="ce14" office:value-type="string" calcext:value-type="string">
            <text:p><text:a xlink:href="https://www.google.com/url?q=http://200.137.197.235/eapartefatos/&amp;usd=2&amp;usg=ALhdy2_AWYu-ABQJPzFJcCGVf_EpNbkNgA" xlink:type="simple">http://200.137.197.235/eapartefatos/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27" office:value-type="string" calcext:value-type="string">
            <text:p>Estrutura de Diretórios</text:p>
          </table:table-cell>
          <table:table-cell table:style-name="ce109" office:value-type="string" calcext:value-type="string">
            <text:p>GCO</text:p>
          </table:table-cell>
          <table:table-cell table:style-name="ce27" office:value-type="string" calcext:value-type="string">
            <text:p/>
          </table:table-cell>
          <table:table-cell table:style-name="ce27" office:value-type="string" calcext:value-type="string">
            <text:p><text:a xlink:href="http://fabrica.inf.ufg.br/eapartefatos/estruturaDiretorios.png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eapartefatos/estruturaDiretorios.png&amp;usd=2&amp;usg=ALhdy29CEuo0H88vZOUemSYr5pQNnzNxvQ" xlink:type="simple">http://fabrica.inf.ufg.br/eapartefatos/estruturaDiretorios.png</text:a>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Políticas de configuração da Fábrica de Software</text:p>
          </table:table-cell>
          <table:table-cell table:style-name="ce109" office:value-type="string" calcext:value-type="string">
            <text:p>GCO</text:p>
          </table:table-cell>
          <table:table-cell table:style-name="ce27" office:value-type="string" calcext:value-type="string">
            <text:p><text:a xlink:href="http://fabrica.inf.ufg.br/eapartefatos/Politica_Configuracao_FS.pdf" xlink:type="simple">x</text:a></text:p>
          </table:table-cell>
          <table:table-cell table:style-name="Default"/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eapartefatos/Politica_Configuracao_FS.pdf&amp;usd=2&amp;usg=ALhdy2_mrKLWicdVZHI6JQ7o_pp-3-IKjQ" xlink:type="simple">http://fabrica.inf.ufg.br/eapartefatos/Politica_Configuracao_FS.pdf</text:a>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Plano de gerência de configuração</text:p>
          </table:table-cell>
          <table:table-cell table:style-name="ce109" office:value-type="string" calcext:value-type="string">
            <text:p>GCO</text:p>
          </table:table-cell>
          <table:table-cell table:style-name="ce27" office:value-type="string" calcext:value-type="string">
            <text:p/>
          </table:table-cell>
          <table:table-cell table:style-name="ce27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Estrutura de diretórios que armazenam os produtos de trabalho segundo definido nas políticas de configuração da Fábrica de Software.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&amp;usd=2&amp;usg=ALhdy2-pvhE5s6guHqH7pBnmLfKLcqQ-dw" xlink:type="simple">https://code.google.com/p/relprev-022013/source/browse/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QA-Laudo_de_Qualidade_do_Produt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duto.odt" xlink:type="simple">x</text:a></text:p>
          </table:table-cell>
          <table:table-cell table:style-name="ce49" table:number-columns-repeated="4"/>
          <table:table-cell table:style-name="ce101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86 - Corrigir Inconformidades no Documento de Requisitos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6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6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7 - Verificação do Plano de Gerência de Configuração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7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7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ratamento de não conformidades até Sprint 5 #133 (Redmine)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13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13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8 - Verificação do Plano de Medição <text:s/>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8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8</text:p>
          </table:table-cell>
          <table:table-cell table:number-columns-repeated="1015"/>
        </table:table-row>
        <table:table-row table:style-name="ro15">
          <table:table-cell table:style-name="ce32" office:value-type="string" calcext:value-type="string">
            <text:p>Defeito #304: Corrigir não conformidade Teste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3: Corrigir mediçã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4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4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5: Corrigir não conformidade requisit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5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5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 299 e #300: Atualizar documento de arquitetura (Redmine)</text:p>
          </table:table-cell>
          <table:table-cell table:style-name="ce67" office:value-type="string" calcext:value-type="string">
            <text:p>VAL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64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64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292: Não conformidades no Plano de Qualidade (Redmine)</text:p>
          </table:table-cell>
          <table:table-cell table:style-name="ce67" office:value-type="string" calcext:value-type="string">
            <text:p>VER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92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6 Alterar o Processo Padrão (Redmine)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6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7 Disponibilizar Documento de Custos do Projeto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7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7</text:p>
          </table:table-cell>
          <table:table-cell table:number-columns-repeated="1015"/>
        </table:table-row>
        <table:table-row table:style-name="ro15">
          <table:table-cell table:style-name="ce16" office:value-type="string" calcext:value-type="string">
            <text:p>Checklists de Qualidade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#svn/trunk/artefatos_de_processo/GQA/Checklists Aplicados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#svn%2Ftrunk%2Fartefatos_de_processo%2FGQA%2FChecklists%20Aplicados" xlink:type="simple">https://code.google.com/p/relprev-022013/source/browse/#svn%2Ftrunk%2Fartefatos_de_processo%2FGQA%2FChecklists%20Aplicados</text:a> 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24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4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22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6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1" table:number-rows-repeated="104816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QU" table:style-name="ta4">
        <table:table-column table:style-name="co3" table:default-cell-style-name="ce42"/>
        <table:table-column table:style-name="co4" table:default-cell-style-name="ce124"/>
        <table:table-column table:style-name="co5" table:number-columns-repeated="6" table:default-cell-style-name="ce42"/>
        <table:table-column table:style-name="co6" table:number-columns-repeated="2" table:default-cell-style-name="ce127"/>
        <table:table-column table:style-name="co6" table:number-columns-repeated="247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Aquisição</text:p>
          </table:table-cell>
          <table:table-cell table:style-name="ce43" table:number-columns-repeated="6"/>
          <table:table-cell table:style-name="ce93"/>
          <table:table-cell table:style-name="ce42" table:number-columns-repeated="2"/>
          <table:table-cell table:number-columns-repeated="1014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style-name="ce42" table:number-columns-repeated="2"/>
          <table:table-cell table:number-columns-repeated="1014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12" office:value-type="string" calcext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como parte do produto final ao cliente.)</text:span></text:p>
          </table:table-cell>
          <table:table-cell table:style-name="ce122"/>
          <table:table-cell table:style-name="ce111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5"> </text:span><text:span text:style-name="T1">foram especificadas: (i) as necessidades que motivam a aquisição? (ii) as metas desta aquisição? (iii) <text:s/>os critérios de aceitação dos produtos resultantes da aquisição? (iv) os tipos de aquisição (por exemplo, pacote, terceirização de serviço) e as estratégias a serem adotada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25">
          <table:table-cell table:style-name="ce13" office:value-type="string" calcext:value-type="string">
            <text:p>AQU 2. Os critérios de seleção do fornecedor são estabelecidos e usados para avaliar os potenciais fornecedores. <text:s text:c="17"/></text:p>
            <text:p><text:span text:style-name="T1">As evidências apresentadas para este resultado permitem assegurar: (i) <text:s/>que os critérios de seleção do fornecedor foram definidos? (ii) que estes critérios foram usados para avaliar os potenciais fornecedore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1">
          <table:table-cell table:style-name="ce120" office:value-type="string" calcext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de potenciais fornecedores? (ii) <text:s/>que a seleção baseou-se na avaliação das propostas e nos critérios de seleção de fornecedores previamente estabelecidos?</text:span></text:p>
          </table:table-cell>
          <table:table-cell table:style-name="ce123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2">
          <table:table-cell table:style-name="ce120" office:value-type="string" calcext:value-type="string">
            <text:p>AQU 4. Um acordo <text:s/>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documentado entre o cliente e o fornecedor que expresse claramente as expectativas, as responsabilidades e as obrigações de ambas as partes? (ii) que, quando aplicável, este acordo foi revisto e refletiu mudanças ocorridas ao longo do temp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1">
          <table:table-cell table:style-name="ce121" office:value-type="string" calcext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potenciais produtos candidat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8" table:number-columns-repeated="2"/>
          <table:table-cell table:style-name="ce130" table:number-columns-repeated="1014"/>
        </table:table-row>
        <table:table-row table:style-name="ro41">
          <table:table-cell table:style-name="ce121" office:value-type="string" calcext:value-type="string">
            <text:p>AQU 6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foram conduzidas? (ii) que, quando necessário, ações corretivas foram registradas e acompanhadas até a sua conclusão?</text:span></text:p>
          </table:table-cell>
          <table:table-cell table:style-name="ce107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126"/>
          <table:table-cell table:style-name="ce128" table:number-columns-repeated="2"/>
          <table:table-cell table:style-name="ce130" table:number-columns-repeated="1014"/>
        </table:table-row>
        <table:table-row table:style-name="ro41">
          <table:table-cell table:style-name="ce13" office:value-type="string" calcext:value-type="string">
            <text:p>AQU 7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critérios de aceitação e demais termos do acordo estabelecido, para, então, ser efetivamente aceito? (ii) que os resultados da avaliação para a aceitação foram documentados?</text:span></text:p>
          </table:table-cell>
          <table:table-cell table:style-name="ce107" table:number-columns-repeated="6"/>
          <table:table-cell table:style-name="ce123"/>
          <table:table-cell table:style-name="ce128" table:number-columns-repeated="2"/>
          <table:table-cell table:style-name="ce130"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126"/>
          <table:table-cell table:style-name="ce128" table:number-columns-repeated="2"/>
          <table:table-cell table:style-name="ce130" table:number-columns-repeated="1014"/>
        </table:table-row>
        <table:table-row table:style-name="ro43">
          <table:table-cell table:style-name="ce13" office:value-type="string" calcext:value-type="string">
            <text:p>AQU 8. O produto adquirido é incorporado ao projeto, caso pertinente. </text:p>
            <text:p><text:span text:style-name="T1">As evidências apresentadas para este resultado permitem assegurar que, caso pertinente, houve a incorporação do produto ao projeto? </text:span></text:p>
          </table:table-cell>
          <table:table-cell table:style-name="ce107"/>
          <table:table-cell table:style-name="ce125" table:number-columns-repeated="5"/>
          <table:table-cell table:style-name="ce123"/>
          <table:table-cell table:style-name="ce128" table:number-columns-repeated="2"/>
          <table:table-cell table:style-name="ce130"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28" table:number-columns-repeated="2"/>
          <table:table-cell table:style-name="ce130" table:number-columns-repeated="1014"/>
        </table:table-row>
        <table:table-row table:style-name="ro9">
          <table:table-cell table:style-name="ce103"/>
          <table:table-cell table:style-name="ce50" office:value-type="string" calcext:value-type="string">
            <text:p>(T,L,P,N,NA,F)</text:p>
          </table:table-cell>
          <table:table-cell table:style-name="ce112" table:number-columns-repeated="4"/>
          <table:table-cell table:style-name="ce114"/>
          <table:table-cell table:style-name="ce126"/>
          <table:table-cell table:style-name="ce128" table:number-columns-repeated="2"/>
          <table:table-cell table:style-name="ce130" table:number-columns-repeated="1014"/>
        </table:table-row>
        <table:table-row table:style-name="ro39">
          <table:table-cell table:style-name="ce19"/>
          <table:table-cell table:style-name="ce53" table:number-columns-repeated="7"/>
          <table:table-cell table:style-name="ce42" table:number-columns-repeated="2"/>
          <table:table-cell table:number-columns-repeated="1014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42" table:number-columns-repeated="2"/>
          <table:table-cell table:number-columns-repeated="1014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6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6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42" table:number-columns-repeated="2"/>
          <table:table-cell table:number-columns-repeated="1014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42" table:number-columns-repeated="2"/>
          <table:table-cell table:number-columns-repeated="1014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style-name="ce42" table:number-columns-repeated="2"/>
          <table:table-cell table:number-columns-repeated="1014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2"/>
          <table:table-cell table:number-columns-repeated="1014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2"/>
          <table:table-cell table:number-columns-repeated="101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CO" table:style-name="ta5">
        <office:forms form:automatic-focus="false" form:apply-design-mode="false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9" table:default-cell-style-name="ce42"/>
        <table:table-column table:style-name="co5" table:number-columns-repeated="3" table:default-cell-style-name="ce42"/>
        <table:table-column table:style-name="co5" table:default-cell-style-name="ce138"/>
        <table:table-column table:style-name="co10" table:default-cell-style-name="ce139"/>
        <table:table-column table:style-name="co6" table:number-columns-repeated="248" table:default-cell-style-name="ce42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Configuração</text:p>
          </table:table-cell>
          <table:table-cell table:style-name="ce43" table:number-columns-repeated="6"/>
          <table:table-cell table:style-name="ce93"/>
          <table:table-cell table:style-name="ce116"/>
          <table:table-cell table:number-columns-repeated="1015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style-name="ce116"/>
          <table:table-cell table:number-columns-repeated="1015"/>
        </table:table-row>
        <table:table-row table:style-name="ro51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RELPREV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style-name="ce95" office:value-type="string" calcext:value-type="string">
            <text:p>Link</text:p>
          </table:table-cell>
          <table:table-cell table:number-columns-repeated="1015"/>
        </table:table-row>
        <table:table-row table:style-name="ro14">
          <table:table-cell table:style-name="ce12" office:value-type="string" calcext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122"/>
          <table:table-cell table:style-name="ce111" table:number-columns-repeated="4"/>
          <table:table-cell table:style-name="ce133"/>
          <table:table-cell table:style-name="ce75"/>
          <table:table-cell table:number-columns-repeated="1016"/>
        </table:table-row>
        <table:table-row table:style-name="ro18">
          <table:table-cell table:style-name="ce13" office:value-type="string" calcext:value-type="string">
            <text:p>GCO 1. Um Sistema de Gerência de Configuração é estabelecido e mantido.</text:p>
            <text:p><text:span text:style-name="T1">As evidências apresentadas para este resultado permitem assegurar: (i) que foi estabelecido um sistema de gerência de configuração? (ii) que o sistema de gerência de configuração foi mantido ao longo do tempo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49" table:number-columns-repeated="2"/>
          <table:table-cell table:style-name="ce135"/>
          <table:table-cell table:style-name="ce137"/>
          <table:table-cell table:style-name="ce140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style-name="ce130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CO 2. Os itens de configuração são identificados com base em critérios estabelecidos.</text:p>
            <text:p><text:span text:style-name="T1">As evidências apresentadas para este resultado permitem assegurar que os itens que devem estar sob gerência de configuração foram identificados a partir de critérios estabelecidos, bem como se foram definidos o nível de controle desejado para cada item e o momento de aplicá-lo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CO-Lista_itens_controlados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Lista_itens_controlados.odt" xlink:type="simple">x</text:a></text:p>
          </table:table-cell>
          <table:table-cell table:style-name="ce49" table:number-columns-repeated="2"/>
          <table:table-cell table:style-name="ce135"/>
          <table:table-cell table:style-name="ce137"/>
          <table:table-cell table:style-name="ce66" office:value-type="string" calcext:value-type="string">
            <text:p>https://code.google.com/p/relprev-022013/source/browse/trunk/artefatos_de_processo/GCO/RELPREV-022013-GCO-Lista_itens_controlados.odt</text:p>
          </table:table-cell>
          <table:table-cell table:style-name="ce130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13" office:value-type="string" calcext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formal foram colocados sob </text:span><text:span text:style-name="T7">baseline</text:span><text:span text:style-name="T6">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CO-Relatorio_Estabelecimento_Baseline_3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49" table:number-columns-repeated="2"/>
          <table:table-cell table:style-name="ce135"/>
          <table:table-cell table:style-name="ce137"/>
          <table:table-cell table:style-name="ce66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130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CO 4. A situação dos itens de configuração e das baselines é registrada ao longo do tempo e disponibilizada.</text:p>
            <text:p><text:span text:style-name="T1">As evidências apresentadas para este resultado permitem assegurar que: (i) existe registro da situação dos itens de configuração? ; (ii) existe um histórico de sua evolução ao longo do tempo, possibilitando identificar a versão de cada item? (iii) é possível identificar, diferenciar e recuperar o conteúdo das baselines geradas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CO-Relatorio_Estabelecimento_Baseline_3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66"/>
          <table:table-cell table:style-name="ce49"/>
          <table:table-cell table:style-name="ce135"/>
          <table:table-cell table:style-name="ce137"/>
          <table:table-cell table:style-name="ce66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RELPREV-022013-GCO-Relatorio_de_estado_configuracao_3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Relatorio_de_estado_configuracao_3.0.odt" xlink:type="simple">x</text:a></text:p>
          </table:table-cell>
          <table:table-cell table:style-name="ce66"/>
          <table:table-cell table:style-name="ce49"/>
          <table:table-cell table:style-name="ce135"/>
          <table:table-cell table:style-name="ce137"/>
          <table:table-cell table:style-name="ce66" office:value-type="string" calcext:value-type="string">
            <text:p>https://code.google.com/p/relprev-022013/source/browse/trunk/artefatos_de_processo/GCO/RELPREV-022013-GCO-Relatorio_de_estado_configuracao_3.0.odt</text:p>
          </table:table-cell>
          <table:table-cell table:style-name="ce130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5. Modificações em itens de configuração são controladas.</text:p>
            <text:p><text:span text:style-name="T1">As evidências apresentadas para este resultado permitem assegurar: (i) que as solicitações de mudança foram registradas, analisadas quanto ao impacto gerado, acompanhadas até a sua conclusão e disponibilizadas? (ii) que existiu controle das solicitações de mudança atendidas e disponibilizadas nas </text:span><text:span text:style-name="T8">baselines</text:span><text:span text:style-name="T1">?</text:span><text:span text:style-name="T8"> </text:span><text:span text:style-name="T1">(iii) que a liberação de itens a serem modificados e a incorporação das versões modificadas destes itens foram controladas+A61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66"/>
          <table:table-cell table:style-name="ce49"/>
          <table:table-cell table:style-name="ce135"/>
          <table:table-cell table:style-name="ce137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style-name="ce130" table:number-columns-repeated="1015"/>
        </table:table-row>
        <table:table-row table:style-name="ro16">
          <table:table-cell table:style-name="ce131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13" office:value-type="string" calcext:value-type="string">
            <text:p>GCO 6. O armazenamento, o manuseio e a liberação de itens de configuração e baselines são controlados.</text:p>
            <text:p><text:span text:style-name="T1">As evidências apresentadas para este resultado permitem assegurar: (i) que os itens de configuração e as </text:span><text:span text:style-name="T8">baselines</text:span><text:span text:style-name="T1"> foram armazenados no sistema e disponibilizados para os interessados, conforme as permissões de acesso e manuseio estabelecidas? (ii) que as liberações de itens de configuração e </text:span><text:span text:style-name="T8">baselines</text:span><text:span text:style-name="T1"> foram realizadas de maneira controlada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CO-Relatorio_Estabelecimento_Baseline_3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66"/>
          <table:table-cell table:style-name="ce49"/>
          <table:table-cell table:style-name="ce135"/>
          <table:table-cell table:style-name="ce137"/>
          <table:table-cell table:style-name="ce66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130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configuração conforme planejado? (ii) que as auditorias avaliaram se as </text:span><text:span text:style-name="T7">baselines</text:span><text:span text:style-name="T6"> e os itens de configuração estavam íntegros, completos, corretos e consistentes?</text:span></text:p>
          </table:table-cell>
          <table:table-cell table:style-name="ce107" table:number-columns-repeated="5"/>
          <table:table-cell table:style-name="ce134"/>
          <table:table-cell table:style-name="ce136"/>
          <table:table-cell table:number-columns-repeated="1016"/>
        </table:table-row>
        <table:table-row table:style-name="ro15">
          <table:table-cell table:style-name="ce31" office:value-type="string" calcext:value-type="string">
            <text:p>ref #344 Realizar auditoria de baseline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Default" office:value-type="string" calcext:value-type="string">
            <text:p><text:a xlink:href="http://projetos.fabrica.inf.ufg.br/redmine/issues/344" xlink:type="simple">x</text:a></text:p>
          </table:table-cell>
          <table:table-cell table:style-name="ce66"/>
          <table:table-cell table:style-name="ce49"/>
          <table:table-cell table:style-name="ce135"/>
          <table:table-cell table:style-name="ce137"/>
          <table:table-cell table:style-name="ce66" office:value-type="string" calcext:value-type="string">
            <text:p>http://projetos.fabrica.inf.ufg.br/redmine/issues/344</text:p>
          </table:table-cell>
          <table:table-cell table:style-name="ce130" table:number-columns-repeated="1015"/>
        </table:table-row>
        <table:table-row table:style-name="ro16" table:number-rows-repeated="3">
          <table:table-cell table:style-name="ce131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6"/>
          <table:table-cell table:style-name="ce49" table:number-columns-repeated="5"/>
          <table:table-cell table:style-name="ce135"/>
          <table:table-cell table:style-name="ce137"/>
          <table:table-cell table:style-name="ce141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1">
          <table:table-cell table:style-name="ce19"/>
          <table:table-cell table:style-name="ce53" table:number-columns-repeated="7"/>
          <table:table-cell table:style-name="ce116"/>
          <table:table-cell table:number-columns-repeated="1015"/>
        </table:table-row>
        <table:table-row table:style-name="ro11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116"/>
          <table:table-cell table:number-columns-repeated="1015"/>
        </table:table-row>
        <table:table-row table:style-name="ro11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116"/>
          <table:table-cell table:number-columns-repeated="1015"/>
        </table:table-row>
        <table:table-row table:style-name="ro15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116"/>
          <table:table-cell table:number-columns-repeated="1015"/>
        </table:table-row>
        <table:table-row table:style-name="ro18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1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21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49" table:number-columns-repeated="4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Políticas da fábrica - Instituto de Informática</text:p>
          </table:table-cell>
          <table:table-cell table:style-name="ce109" office:value-type="string" calcext:value-type="string">
            <text:p>GPR</text:p>
          </table:table-cell>
          <table:table-cell table:style-name="Default"/>
          <table:table-cell table:style-name="ce49" office:value-type="string" calcext:value-type="string">
            <text:p><text:a xlink:href="http://fabrica.inf.ufg.br/repositorio/01_-_Politicas_da_Fabrica_de_Software/Politicas_da_Fabrica_de_Software_-_primeiro semestre-2013.pdf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repositorio/01_-_Politicas_da_Fabrica_de_Software/Politicas_da_Fabrica_de_Software_-_primeiro%2520semestre-2013.pdf&amp;usd=2&amp;usg=ALhdy29NfpeG7uAkRMDEsT58rKaUp05UhQ" xlink:type="simple">http://fabrica.inf.ufg.br/repositorio/01_-_Politicas_da_Fabrica_de_Software/Politicas_da_Fabrica_de_Software_-_primeiro%20semestre-2013.pdf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f #117 Não conformidades GCO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issues/117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://projetos.fabrica.inf.ufg.br/redmine/issues/117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</text:p>
          </table:table-cell>
          <table:table-cell table:style-name="ce66" table:number-columns-repeated="3"/>
          <table:table-cell table:style-name="ce49" table:number-columns-repeated="4"/>
          <table:table-cell table:style-name="ce116"/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f #290 Criar Baseline 1.0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issues/290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://projetos.fabrica.inf.ufg.br/redmine/issues/290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f #310 Criar Baseline 2.0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issues/310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://projetos.fabrica.inf.ufg.br/redmine/issues/310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f #311 Elaborar Relatório de estado da configuração 2.0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issues/311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://projetos.fabrica.inf.ufg.br/redmine/issues/311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f #291 <text:s/>Elaborar Relatório de Estado da Configuração 1.0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issues/291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://projetos.fabrica.inf.ufg.br/redmine/issues/291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f #216 Relatório estado da configuração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issues/216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://projetos.fabrica.inf.ufg.br/redmine/issues/216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66"/>
          <table:table-cell table:style-name="ce49" table:number-columns-repeated="3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2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CO-Plano_de_gerencia_configuracao_1.0.odt 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49" table:number-columns-repeated="4"/>
          <table:table-cell table:style-name="ce66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arefas de configuração</text:p>
          </table:table-cell>
          <table:table-cell table:style-name="ce66" office:value-type="string" calcext:value-type="string">
            <text:p>GCO</text:p>
          </table:table-cell>
          <table:table-cell table:style-name="ce66"/>
          <table:table-cell table:style-name="ce132" office:value-type="string" calcext:value-type="string">
            <text:p><text:a xlink:href="http://projetos.fabrica.inf.ufg.br/redmine/projects/relprev-022013-/issues?set_filter=1&amp;subproject_id=!*&amp;tracker_id=5" xlink:type="simple">x</text:a></text:p>
          </table:table-cell>
          <table:table-cell table:style-name="ce49" table:number-columns-repeated="4"/>
          <table:table-cell table:style-name="ce66" office:value-type="string" calcext:value-type="string">
            <text:p>http://projetos.fabrica.inf.ufg.br/redmine/projects/relprev-022013-/issues?set_filter=1&amp;subproject_id=%21%2A&amp;tracker_id=5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style-name="ce116"/>
          <table:table-cell table:number-columns-repeated="1015"/>
        </table:table-row>
        <table:table-row table:style-name="ro18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24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2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2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4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116"/>
          <table:table-cell table:number-columns-repeated="1015"/>
        </table:table-row>
        <table:table-row table:style-name="ro22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6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24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4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5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116"/>
          <table:table-cell table:number-columns-repeated="1015"/>
        </table:table-row>
        <table:table-row table:style-name="ro24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1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22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8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style-name="ce116"/>
          <table:table-cell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number-columns-repeated="1015"/>
        </table:table-row>
        <table:table-row table:style-name="ro16" table:number-rows-repeated="104817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GQA" table:style-name="ta6">
        <office:forms form:automatic-focus="false" form:apply-design-mode="false"/>
        <table:table-column table:style-name="co3" table:default-cell-style-name="ce42"/>
        <table:table-column table:style-name="co4" table:default-cell-style-name="ce42"/>
        <table:table-column table:style-name="co5" table:number-columns-repeated="6" table:default-cell-style-name="ce42"/>
        <table:table-column table:style-name="co11" table:default-cell-style-name="ce116"/>
        <table:table-column table:style-name="co6" table:number-columns-repeated="248" table:default-cell-style-name="ce42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arantia da Qualidade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52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RELPREV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style-name="ce117" office:value-type="string" calcext:value-type="string">
            <text:p>Link</text:p>
          </table:table-cell>
          <table:table-cell table:number-columns-repeated="1015"/>
        </table:table-row>
        <table:table-row table:style-name="ro14">
          <table:table-cell table:style-name="ce12" office:value-type="string" calcext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144"/>
          <table:table-cell table:style-name="ce111" table:number-columns-repeated="6"/>
          <table:table-cell table:number-columns-repeated="1016"/>
        </table:table-row>
        <table:table-row table:style-name="ro53">
          <table:table-cell table:style-name="ce13" office:value-type="string" calcext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produtos de trabalho gerados em relação a padrões, procedimentos e requisitos aplicáveis, antes dos produtos serem entregues e nos marcos definidos para o projeto? Obs: avaliações objetivas são realizadas por um grupo que não esteve envolvido diretamente na elaboração desses produtos de trabalho com base em critérios que minimizem a subjetividade e o viés do revisor.</text:span></text:p>
          </table:table-cell>
          <table:table-cell table:style-name="ce145"/>
          <table:table-cell table:style-name="ce107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6"/>
          <table:table-cell table:style-name="ce49" table:number-columns-repeated="3"/>
          <table:table-cell table:style-name="ce100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RELPREV-022013-GQA-Laudo_de_Qualidade_do_Produt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duto.odt" xlink:type="simple">x</text:a></text:p>
          </table:table-cell>
          <table:table-cell table:style-name="ce66"/>
          <table:table-cell table:style-name="ce49" table:number-columns-repeated="3"/>
          <table:table-cell table:style-name="ce100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style-name="ce130" table:number-columns-repeated="1015"/>
        </table:table-row>
        <table:table-row table:style-name="ro15">
          <table:table-cell table:style-name="ce142" office:value-type="string" calcext:value-type="string">
            <text:p>RELPREV-022013-VER-Relatorio_de_Verificacao_dos_Artefatos.odt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relprev-022013.googlecode.com/svn/trunk/artefatos_de_processo/VER/registro_Verificação/RELPREV-022013-VER-Relatorio_de_Verificacao_dos_Artefatos.odt" xlink:type="simple">x</text:a></text:p>
          </table:table-cell>
          <table:table-cell table:style-name="ce66"/>
          <table:table-cell table:style-name="ce49"/>
          <table:table-cell table:style-name="ce52" table:number-columns-repeated="2"/>
          <table:table-cell table:style-name="ce100" office:value-type="string" calcext:value-type="string">
            <text:p>http://relprev-022013.googlecode.com/svn/trunk/artefatos_de_processo/VER/registro_Verifica%C3%A7%C3%A3o/RELPREV-022013-VER-Relatorio_de_Verificacao_dos_Artefatos.odt</text:p>
          </table:table-cell>
          <table:table-cell table:style-name="ce130" table:number-columns-repeated="1015"/>
        </table:table-row>
        <table:table-row table:style-name="ro15">
          <table:table-cell table:style-name="ce142" office:value-type="string" calcext:value-type="string">
            <text:p>RELPREV-022013-VER-Relatorio_Sumario_Inspecao.jpg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relprev-022013.googlecode.com/svn/trunk/artefatos_de_processo/VER/registro_Verificação/RELPREV-022013-VER-Relatorio_de_Verificacao_dos_Artefatos.odt" xlink:type="simple">x</text:a></text:p>
          </table:table-cell>
          <table:table-cell table:style-name="ce66"/>
          <table:table-cell table:style-name="ce49"/>
          <table:table-cell table:style-name="ce52" table:number-columns-repeated="2"/>
          <table:table-cell table:style-name="ce100" office:value-type="string" calcext:value-type="string">
            <text:p>http://relprev-022013.googlecode.com/svn/trunk/artefatos_de_processo/VER/registro_Verifica%C3%A7%C3%A3o/RELPREV-022013-VER-Relatorio_de_Verificacao_dos_Artefatos.odt</text:p>
          </table:table-cell>
          <table:table-cell table:style-name="ce130" table:number-columns-repeated="1015"/>
        </table:table-row>
        <table:table-row table:style-name="ro16">
          <table:table-cell table:style-name="ce143"/>
          <table:table-cell table:style-name="ce49" table:number-columns-repeated="5"/>
          <table:table-cell table:style-name="ce52" table:number-columns-repeated="2"/>
          <table:table-cell table:style-name="ce146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39"/>
          <table:table-cell table:number-columns-repeated="1015"/>
        </table:table-row>
        <table:table-row table:style-name="ro54">
          <table:table-cell table:style-name="ce13" office:value-type="string" calcext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processos executados em relação a descrições de processo, padrões e procedimentos, ao longo do ciclo de vida? Obs: avaliações objetivas são realizadas por um grupo que não esteve envolvido diretamente na execução destas atividades com base em critérios que minimizem a subjetividade e o viés do revisor.</text:span></text:p>
          </table:table-cell>
          <table:table-cell table:style-name="ce145"/>
          <table:table-cell table:style-name="ce107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RELPREV-022013-GQA-Laudo_de_Qualidade_do_Produt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duto.odt" xlink:type="simple">x</text:a></text:p>
          </table:table-cell>
          <table:table-cell table:style-name="ce49" table:number-columns-repeated="4"/>
          <table:table-cell table:style-name="ce101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style-name="ce130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46"/>
          <table:table-cell table:style-name="ce130" table:number-columns-repeated="1015"/>
        </table:table-row>
        <table:table-row table:style-name="ro16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39"/>
          <table:table-cell table:number-columns-repeated="1015"/>
        </table:table-row>
        <table:table-row table:style-name="ro18">
          <table:table-cell table:style-name="ce13" office:value-type="string" calcext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os problemas e das não-conformidades identificadas nas avaliações e que estes são comunicados aos responsáveis pelos produtos/processos aplicáveis?</text:span></text:p>
          </table:table-cell>
          <table:table-cell table:style-name="ce145"/>
          <table:table-cell table:style-name="ce107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Defeito #86 - Corrigir Inconformidades no Documento de Requisitos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6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6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Verificação/Validação #87 - Verificação do Plano de Gerência de Configuração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7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7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Tratamento de não conformidades até Sprint 5 #133 (Redmine)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13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133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Verificação/Validação #88 - Verificação do Plano de Medição <text:s/>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8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8</text:p>
          </table:table-cell>
          <table:table-cell table:style-name="ce130" table:number-columns-repeated="1015"/>
        </table:table-row>
        <table:table-row table:style-name="ro15">
          <table:table-cell table:style-name="ce32" office:value-type="string" calcext:value-type="string">
            <text:p>Defeito #304: Corrigir não conformidade Teste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3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Defeito #303: Corrigir mediçã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4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4</text:p>
          </table:table-cell>
          <table:table-cell table:style-name="ce130" table:number-columns-repeated="1015"/>
        </table:table-row>
        <table:table-row table:style-name="ro15">
          <table:table-cell table:style-name="ce31" office:value-type="string" calcext:value-type="string">
            <text:p>Defeito #305: Corrigir não conformidade requisit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5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5</text:p>
          </table:table-cell>
          <table:table-cell table:style-name="ce130" table:number-columns-repeated="1015"/>
        </table:table-row>
        <table:table-row table:style-name="ro15">
          <table:table-cell table:style-name="ce33" office:value-type="string" calcext:value-type="string">
            <text:p>Defeito # 299 e #300: Atualizar documento de arquitetura (Redmine)</text:p>
          </table:table-cell>
          <table:table-cell table:style-name="ce67" office:value-type="string" calcext:value-type="string">
            <text:p>VAL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64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64</text:p>
          </table:table-cell>
          <table:table-cell table:style-name="ce130" table:number-columns-repeated="1015"/>
        </table:table-row>
        <table:table-row table:style-name="ro15">
          <table:table-cell table:style-name="ce33" office:value-type="string" calcext:value-type="string">
            <text:p>Defeito #292: Não conformidades no Plano de Qualidade (Redmine)</text:p>
          </table:table-cell>
          <table:table-cell table:style-name="ce67" office:value-type="string" calcext:value-type="string">
            <text:p>VER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92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6 Alterar o Processo Padrão (Redmine)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6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7 Disponibilizar Documento de Custos do Projeto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7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7</text:p>
          </table:table-cell>
          <table:table-cell table:style-name="ce130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46"/>
          <table:table-cell table:style-name="ce130" table:number-columns-repeated="1015"/>
        </table:table-row>
        <table:table-row table:style-name="ro16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style-name="ce139"/>
          <table:table-cell table:number-columns-repeated="1015"/>
        </table:table-row>
        <table:table-row table:style-name="ro26">
          <table:table-cell table:style-name="ce13" office:value-type="string" calcext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6">As evidências apresentadas para este resultado permitem assegurar: (i) que foram definidas ações corretivas para as não-conformidades e que elas foram acompanhadas até a sua conclusão? (ii) que, quando necessário, as não-conformidades não resolvidas foram escalonadas para níveis superiores visando a efetivação das ações corretivas, conforme mecanismo estabelecido? </text:span></text:p>
          </table:table-cell>
          <table:table-cell table:style-name="ce145"/>
          <table:table-cell table:style-name="ce107" table:number-columns-repeated="6"/>
          <table:table-cell table:number-columns-repeated="1016"/>
        </table:table-row>
        <table:table-row table:style-name="ro15">
          <table:table-cell table:style-name="ce31" office:value-type="string" calcext:value-type="string">
            <text:p>Defeito #86 - Corrigir Inconformidades no Documento de Requisitos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6" xlink:type="simple">x</text:a></text:p>
          </table:table-cell>
          <table:table-cell table:style-name="ce66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86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7 - Verificação do Plano de Gerência de Configuração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7" xlink:type="simple">x</text:a></text:p>
          </table:table-cell>
          <table:table-cell table:style-name="ce66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87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ratamento de não conformidades até Sprint 5 #133 (Redmine)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133" xlink:type="simple">x</text:a></text:p>
          </table:table-cell>
          <table:table-cell table:style-name="ce66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13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8 - Verificação do Plano de Medição <text:s/>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8" xlink:type="simple">x</text:a></text:p>
          </table:table-cell>
          <table:table-cell table:style-name="ce66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88</text:p>
          </table:table-cell>
          <table:table-cell table:number-columns-repeated="1015"/>
        </table:table-row>
        <table:table-row table:style-name="ro15">
          <table:table-cell table:style-name="ce32" office:value-type="string" calcext:value-type="string">
            <text:p>Defeito #304: Corrigir não conformidade Teste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3" xlink:type="simple">x</text:a></text:p>
          </table:table-cell>
          <table:table-cell table:style-name="ce66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30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3: Corrigir mediçã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4" xlink:type="simple">x</text:a></text:p>
          </table:table-cell>
          <table:table-cell table:style-name="ce66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304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5: Corrigir não conformidade requisit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5" xlink:type="simple">x</text:a></text:p>
          </table:table-cell>
          <table:table-cell table:style-name="ce67" table:number-columns-repeated="2"/>
          <table:table-cell table:style-name="ce49" table:number-columns-repeated="2"/>
          <table:table-cell table:style-name="ce100" office:value-type="string" calcext:value-type="string">
            <text:p>http://projetos.fabrica.inf.ufg.br/redmine/issues/305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 299 e #300: Atualizar documento de arquitetura (Redmine)</text:p>
          </table:table-cell>
          <table:table-cell table:style-name="ce67" office:value-type="string" calcext:value-type="string">
            <text:p>VAL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64" xlink:type="simple">x</text:a></text:p>
          </table:table-cell>
          <table:table-cell table:style-name="ce67" table:number-columns-repeated="2"/>
          <table:table-cell table:style-name="ce49" table:number-columns-repeated="2"/>
          <table:table-cell table:style-name="ce102" office:value-type="string" calcext:value-type="string">
            <text:p>http://projetos.fabrica.inf.ufg.br/redmine/issues/264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292: Não conformidades no Plano de Qualidade (Redmine)</text:p>
          </table:table-cell>
          <table:table-cell table:style-name="ce67" office:value-type="string" calcext:value-type="string">
            <text:p>VER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92" xlink:type="simple">x</text:a></text:p>
          </table:table-cell>
          <table:table-cell table:style-name="ce67" table:number-columns-repeated="2"/>
          <table:table-cell table:style-name="ce49" table:number-columns-repeated="2"/>
          <table:table-cell table:style-name="ce102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6 Alterar o Processo Padrão (Redmine)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6" xlink:type="simple">x</text:a></text:p>
          </table:table-cell>
          <table:table-cell table:style-name="ce67" table:number-columns-repeated="2"/>
          <table:table-cell table:style-name="ce49" table:number-columns-repeated="2"/>
          <table:table-cell table:style-name="ce102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7 Disponibilizar Documento de Custos do Projeto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7" xlink:type="simple">x</text:a></text:p>
          </table:table-cell>
          <table:table-cell table:style-name="ce67" table:number-columns-repeated="2"/>
          <table:table-cell table:style-name="ce49" table:number-columns-repeated="2"/>
          <table:table-cell table:style-name="ce102" office:value-type="string" calcext:value-type="string">
            <text:p>http://projetos.fabrica.inf.ufg.br/redmine/issues/277</text:p>
          </table:table-cell>
          <table:table-cell table:number-columns-repeated="1015"/>
        </table:table-row>
        <table:table-row table:style-name="ro16">
          <table:table-cell table:style-name="ce16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11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11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15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18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8" office:value-type="string" calcext:value-type="string">
            <text:p>RELPREV_GQA_PLGQ_plano_de_garantia_da_qualidade_1.0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RELPREV-022013-GQA-PLGQ_plano_de_garantia_da_qualidade_1.0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RELPREV-022013-GQA-PLGQ_plano_de_garantia_da_qualidade_1.0.odt" xlink:type="simple">https://code.google.com/p/relprev-022013/source/browse/trunk/artefatos_de_processo/GQA/RELPREV-022013-GQA-PLGQ_plano_de_garantia_da_qualidade_1.0.odt</text:a> 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RELPREV-022013-GQA-Laudo_de_Qualidade_do_Processo.odt 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Laudo_de_Qualidade_do_Processo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https://code.google.com/p/relprev-022013/source/browse/trunk/artefatos_de_processo/GQA/Laudos%20de%20Conformidades/RELPREV-022013-GQA-Laudo_de_Qualidade_do_Processo.odt</text:a> 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 RELPREV-022013-GQA-Qualidade_do_Processo_Controle_Nao_Conformidades_Ate_Sprint_6.odt</text:p>
          </table:table-cell>
          <table:table-cell table:style-name="ce10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Qualidade_do_Processo_Controle_Nao_Conformidades_Ate_Sprint_6.odt" xlink:type="simple">https://code.google.com/p/relprev-022013/source/browse/trunk/artefatos_de_processo/GQA/Laudos%20de%20Conformidades/RELPREV-022013-GQA-Qualidade_do_Processo_Controle_Nao_Conformidades_Ate_Sprint_6.odt</text:a> 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1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7" office:value-type="string" calcext:value-type="string">
            <text:p>Políticas da fábrica - Instituto de Informática</text:p>
          </table:table-cell>
          <table:table-cell table:style-name="ce109" office:value-type="string" calcext:value-type="string">
            <text:p>GPR</text:p>
          </table:table-cell>
          <table:table-cell table:style-name="Default"/>
          <table:table-cell table:style-name="ce49" office:value-type="string" calcext:value-type="string">
            <text:p><text:a xlink:href="http://fabrica.inf.ufg.br/repositorio/01_-_Politicas_da_Fabrica_de_Software/Politicas_da_Fabrica_de_Software_-_primeiro semestre-2013.pdf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repositorio/01_-_Politicas_da_Fabrica_de_Software/Politicas_da_Fabrica_de_Software_-_primeiro%2520semestre-2013.pdf&amp;usd=2&amp;usg=ALhdy29NfpeG7uAkRMDEsT58rKaUp05UhQ" xlink:type="simple">http://fabrica.inf.ufg.br/repositorio/01_-_Politicas_da_Fabrica_de_Software/Politicas_da_Fabrica_de_Software_-_primeiro%20semestre-2013.pdf</text:a></text:p>
          </table:table-cell>
          <table:table-cell table:number-columns-repeated="1015"/>
        </table:table-row>
        <table:table-row table:style-name="ro15">
          <table:table-cell table:style-name="ce28" office:value-type="string" calcext:value-type="string">
            <text:p>RELPREV_GQA_PLGQ_plano_de_garantia_da_qualidade_1.0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RELPREV-022013-GQA-PLGQ_plano_de_garantia_da_qualidade_1.0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RELPREV-022013-GQA-PLGQ_plano_de_garantia_da_qualidade_1.0.odt" xlink:type="simple">https://code.google.com/p/relprev-022013/source/browse/trunk/artefatos_de_processo/GQA/RELPREV-022013-GQA-PLGQ_plano_de_garantia_da_qualidade_1.0.odt</text:a> 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7" office:value-type="string" calcext:value-type="string">
            <text:p>Planilha de acompanhamento do projeto.</text:p>
          </table:table-cell>
          <table:table-cell table:style-name="ce109" office:value-type="string" calcext:value-type="string">
            <text:p>GPR</text:p>
          </table:table-cell>
          <table:table-cell table:style-name="ce27" office:value-type="string" calcext:value-type="string">
            <text:p/>
          </table:table-cell>
          <table:table-cell table:style-name="ce132" office:value-type="string" calcext:value-type="string">
            <text:p><text:a xlink:href="https://docs.google.com/spreadsheet/ccc?key=0AvTm0nk7v7XJdE9Za1A3TDItUGE3c2FST2xDQTBpMlE&amp;usp=drive_web#gid=3" xlink:type="simple">x</text:a></text:p>
          </table:table-cell>
          <table:table-cell table:style-name="ce27"/>
          <table:table-cell table:style-name="ce49" table:number-columns-repeated="3"/>
          <table:table-cell table:style-name="ce27" office:value-type="string" calcext:value-type="string">
            <text:p><text:a xlink:href="https://www.google.com/url?q=https://docs.google.com/spreadsheet/ccc%3Fkey%3D0AvTm0nk7v7XJdE9Za1A3TDItUGE3c2FST2xDQTBpMlE%26usp%3Ddrive_web%23gid%3D3&amp;usd=2&amp;usg=ALhdy29s45j4dIfDQaOnzRrYWc72eoPnOQ" xlink:type="simple">https://docs.google.com/spreadsheet/ccc?key=0AvTm0nk7v7XJdE9Za1A3TDItUGE3c2FST2xDQTBpMlE&amp;usp=drive_web#gid=3</text:a>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Acompanhamento do projeto - cronograma</text:p>
          </table:table-cell>
          <table:table-cell table:style-name="ce109" office:value-type="string" calcext:value-type="string">
            <text:p>GPR</text:p>
          </table:table-cell>
          <table:table-cell table:style-name="ce27" office:value-type="string" calcext:value-type="string">
            <text:p/>
          </table:table-cell>
          <table:table-cell table:style-name="ce132" office:value-type="string" calcext:value-type="string">
            <text:p><text:a xlink:href="https://docs.google.com/spreadsheet/ccc?key=0AvTm0nk7v7XJdDBZX3hRcGdTRlFrU1U4bTVfdUpnbmc&amp;usp=sharing#gid=0" xlink:type="simple">x</text:a></text:p>
          </table:table-cell>
          <table:table-cell table:style-name="ce27"/>
          <table:table-cell table:style-name="ce49" table:number-columns-repeated="3"/>
          <table:table-cell table:style-name="ce27" office:value-type="string" calcext:value-type="string">
            <text:p><text:a xlink:href="https://www.google.com/url?q=https://docs.google.com/spreadsheet/ccc%3Fkey%3D0AvTm0nk7v7XJdDBZX3hRcGdTRlFrU1U4bTVfdUpnbmc%26usp%3Dsharing%23gid%3D0&amp;usd=2&amp;usg=ALhdy292p0Qb_7Q2VqAgtllT9DlUgHTSxA" xlink:type="simple">https://docs.google.com/spreadsheet/ccc?key=0AvTm0nk7v7XJdDBZX3hRcGdTRlFrU1U4bTVfdUpnbmc&amp;usp=sharing#gid=0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8" office:value-type="string" calcext:value-type="string">
            <text:p>RELPREV_GQA_PLGQ_plano_de_garantia_da_qualidade_1.0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RELPREV-022013-GQA-PLGQ_plano_de_garantia_da_qualidade_1.0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RELPREV-022013-GQA-PLGQ_plano_de_garantia_da_qualidade_1.0.odt" xlink:type="simple">https://code.google.com/p/relprev-022013/source/browse/trunk/artefatos_de_processo/GQA/RELPREV-022013-GQA-PLGQ_plano_de_garantia_da_qualidade_1.0.odt</text:a> 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RELPREV-022013-GQA-Laudo_de_Qualidade_do_Processo.odt 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Laudo_de_Qualidade_do_Processo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https://code.google.com/p/relprev-022013/source/browse/trunk/artefatos_de_processo/GQA/Laudos%20de%20Conformidades/RELPREV-022013-GQA-Laudo_de_Qualidade_do_Processo.odt</text:a> 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 RELPREV-022013-GQA-Qualidade_do_Processo_Controle_Nao_Conformidades_Ate_Sprint_6.odt</text:p>
          </table:table-cell>
          <table:table-cell table:style-name="ce10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Qualidade_do_Processo_Controle_Nao_Conformidades_Ate_Sprint_6.odt" xlink:type="simple">https://code.google.com/p/relprev-022013/source/browse/trunk/artefatos_de_processo/GQA/Laudos%20de%20Conformidades/RELPREV-022013-GQA-Qualidade_do_Processo_Controle_Nao_Conformidades_Ate_Sprint_6.odt</text:a> 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Processo de desenvolviment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52" table:number-columns-repeated="3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PR/Processo/RELPREV-022013-GPR-Processo_de_Desenvolvimento_de_Software.pdf&amp;usd=2&amp;usg=ALhdy29BAS16-wQFIF7P33zBax8ZyV8Wyg" xlink:type="simple">https://code.google.com/p/relprev-022013/source/browse/trunk/artefatos_de_processo/GPR/Processo/RELPREV-022013-GPR-Processo_de_Desenvolvimento_de_Software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Plano de GCO identificando os recursos e ferramentas necessárias para execução do process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52" table:number-columns-repeated="3"/>
          <table:table-cell table:style-name="ce49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DMINE (ferramenta disponibilizada pela fábrica que auxilia na execução do processo)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://projetos.fabrica.inf.ufg.br/redmine/" xlink:type="simple">x</text:a></text:p>
          </table:table-cell>
          <table:table-cell table:style-name="ce52" table:number-columns-repeated="3"/>
          <table:table-cell table:style-name="ce49"/>
          <table:table-cell table:style-name="ce27" office:value-type="string" calcext:value-type="string">
            <text:p><text:a xlink:href="https://www.google.com/url?q=http://projetos.fabrica.inf.ufg.br/redmine/&amp;usd=2&amp;usg=ALhdy2-xx6xoMotZBTQeRmpZ6xIEI4ydKA" xlink:type="simple">http://projetos.fabrica.inf.ufg.br/redmine/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Recursos Humanos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runk/artefatos_de_processo/GPR/Recursos_Humanos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%23svn/trunk/artefatos_de_processo/GPR/Recursos_Humanos&amp;usd=2&amp;usg=ALhdy28XVaOS0DzaUj8FBqP4H9Y9Rlni3Q" xlink:type="simple">https://code.google.com/p/relprev-022013/source/browse/#svn/trunk/artefatos_de_processo/GPR/Recursos_Humanos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PR-PGP_plano_de_projeto_de_software_1.3 (ver tópico 5.3 - Equipe do projeto). Os currículos vitae (que demostram conhecimento necessário) estão disponíveis no extrato acadêmico (ver in loco na secretaria do INF). 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#svn/trunk/artefatos_de_processo/GPR/Integracao" xlink:type="simple">x</text:a></text:p>
          </table:table-cell>
          <table:table-cell table:style-name="ce52" table:number-columns-repeated="2"/>
          <table:table-cell table:style-name="ce49" table:number-columns-repeated="2"/>
          <table:table-cell table:style-name="ce27" office:value-type="string" calcext:value-type="string">
            <text:p><text:a xlink:href="https://www.google.com/url?q=https://code.google.com/p/relprev-022013/source/browse/%23svn%252Ftrunk%252Fartefatos_de_processo%252FGPR%252FIntegracao&amp;usd=2&amp;usg=ALhdy2_CJVqPdmzjStFgBzSNW1Je2mojEg" xlink:type="simple">https://code.google.com/p/relprev-022013/source/browse/#svn%2Ftrunk%2Fartefatos_de_processo%2FGPR%2FIntegracao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Recursos Humanos</text:p>
          </table:table-cell>
          <table:table-cell table:style-name="ce47" office:value-type="string" calcext:value-type="string">
            <text:p>GPR</text:p>
          </table:table-cell>
          <table:table-cell table:style-name="ce47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#svn/trunk/artefatos_de_processo/GPR/Recursos_Humanos" xlink:type="simple">x</text:a></text:p>
          </table:table-cell>
          <table:table-cell table:style-name="ce52"/>
          <table:table-cell table:style-name="ce49" table:number-columns-repeated="3"/>
          <table:table-cell table:style-name="ce27" office:value-type="string" calcext:value-type="string">
            <text:p><text:a xlink:href="https://www.google.com/url?q=https://code.google.com/p/relprev-022013/source/browse/%23svn/trunk/artefatos_de_processo/GPR/Recursos_Humanos&amp;usd=2&amp;usg=ALhdy28XVaOS0DzaUj8FBqP4H9Y9Rlni3Q" xlink:type="simple">https://code.google.com/p/relprev-022013/source/browse/#svn/trunk/artefatos_de_processo/GPR/Recursos_Humanos</text:a></text:p>
          </table:table-cell>
          <table:table-cell table:number-columns-repeated="1015"/>
        </table:table-row>
        <table:table-row table:style-name="ro15">
          <table:table-cell table:style-name="ce14" office:value-type="string" calcext:value-type="string">
            <text:p>RELPREV-022013-GPR-PGP_plano_de_projeto_de_software_1.3 (ver tópico 5.3 - Equipe do projeto). Os currículos vitae (que demostram conhecimento necessário) estão disponíveis no extrato acadêmico (ver in loco na secretaria do INF). </text:p>
          </table:table-cell>
          <table:table-cell table:style-name="ce47" office:value-type="string" calcext:value-type="string">
            <text:p>GPR</text:p>
          </table:table-cell>
          <table:table-cell table:style-name="ce47" office:value-type="string" calcext:value-type="string">
            <text:p/>
          </table:table-cell>
          <table:table-cell table:style-name="ce47" office:value-type="string" calcext:value-type="string">
            <text:p><text:a xlink:href="https://code.google.com/p/relprev-022013/source/browse/#svn/trunk/artefatos_de_processo/GPR/Integracao" xlink:type="simple">x</text:a></text:p>
          </table:table-cell>
          <table:table-cell table:style-name="ce52"/>
          <table:table-cell table:style-name="ce49" table:number-columns-repeated="3"/>
          <table:table-cell table:style-name="ce27" office:value-type="string" calcext:value-type="string">
            <text:p><text:a xlink:href="https://www.google.com/url?q=https://code.google.com/p/relprev-022013/source/browse/%23svn%252Ftrunk%252Fartefatos_de_processo%252FGPR%252FIntegracao&amp;usd=2&amp;usg=ALhdy2_CJVqPdmzjStFgBzSNW1Je2mojEg" xlink:type="simple">https://code.google.com/p/relprev-022013/source/browse/#svn%2Ftrunk%2Fartefatos_de_processo%2FGPR%2FIntegracao</text:a>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14" office:value-type="string" calcext:value-type="string">
            <text:p>Plano de gerência da comunicação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trunk/artefatos_de_processo/GPR/Comunicacao/RELPREV-022013-GPR-Plano_de_gerencia_de_comunicacao.odt" xlink:type="simple">x</text:a></text:p>
          </table:table-cell>
          <table:table-cell table:style-name="ce52"/>
          <table:table-cell table:style-name="ce49" table:number-columns-repeated="3"/>
          <table:table-cell table:style-name="ce27" office:value-type="string" calcext:value-type="string">
            <text:p><text:a xlink:href="https://www.google.com/url?q=https://code.google.com/p/relprev-022013/source/browse/trunk/artefatos_de_processo/GPR/Comunicacao/RELPREV-022013-GPR-Plano_de_gerencia_de_comunicacao.odt&amp;usd=2&amp;usg=ALhdy284Jt8780AWROzPLRrhhyKyyKa8iw" xlink:type="simple">https://code.google.com/p/relprev-022013/source/browse/trunk/artefatos_de_processo/GPR/Comunicacao/RELPREV-022013-GPR-Plano_de_gerencia_de_comunicacao.odt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>
          <table:table-cell table:style-name="ce27" office:value-type="string" calcext:value-type="string">
            <text:p>Houve o acompanhamento do Juliano, Gestor de Portfólio da Fábrica, onde as decisões foram discutidas com ele. </text:p>
          </table:table-cell>
          <table:table-cell table:style-name="ce49" table:number-columns-repeated="7"/>
          <table:table-cell table:number-columns-repeated="1016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15">
          <table:table-cell table:style-name="ce28" office:value-type="string" calcext:value-type="string">
            <text:p>RELPREV-022013-GQA-Laudo_de_Qualidade_do_Processo</text:p>
          </table:table-cell>
          <table:table-cell table:style-name="ce63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Laudo_de_Qualidade_do_Processo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https://code.google.com/p/relprev-022013/source/browse/trunk/artefatos_de_processo/GQA/Laudos%20de%20Conformidades/RELPREV-022013-GQA-Laudo_de_Qualidade_do_Processo.odt</text:a> </text:p>
          </table:table-cell>
          <table:table-cell table:number-columns-repeated="1015"/>
        </table:table-row>
        <table:table-row table:style-name="ro15">
          <table:table-cell table:style-name="ce28" office:value-type="string" calcext:value-type="string">
            <text:p>RELPREV-022013-GQA-checklist_verificacao_gerencia_projetos_e_plano_de_projeto_sprint6</text:p>
          </table:table-cell>
          <table:table-cell table:style-name="ce64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GQA/Laudos de Conformidades/RELPREV-022013-GQA-Qualidade_do_Processo_Controle_Nao_Conformidades_Ate_Sprint_6.odt 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trunk/artefatos_de_processo/GQA/Laudos%20de%20Conformidades/RELPREV-022013-GQA-Qualidade_do_Processo_Controle_Nao_Conformidades_Ate_Sprint_6.odt" xlink:type="simple">https://code.google.com/p/relprev-022013/source/browse/trunk/artefatos_de_processo/GQA/Laudos%20de%20Conformidades/RELPREV-022013-GQA-Qualidade_do_Processo_Controle_Nao_Conformidades_Ate_Sprint_6.odt</text:a> 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Artefatos do Processo (cada artefato citado tem uma descrição, esclarecendo quais são os requisitos para aquele produto de trabalho do processo).</text:p>
          </table:table-cell>
          <table:table-cell table:style-name="ce47" office:value-type="string" calcext:value-type="string">
            <text:p>GPR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://200.137.197.235/eapartefatos/" xlink:type="simple">x</text:a></text:p>
          </table:table-cell>
          <table:table-cell table:style-name="ce52"/>
          <table:table-cell table:style-name="ce49" table:number-columns-repeated="3"/>
          <table:table-cell table:style-name="ce14" office:value-type="string" calcext:value-type="string">
            <text:p><text:a xlink:href="https://www.google.com/url?q=http://200.137.197.235/eapartefatos/&amp;usd=2&amp;usg=ALhdy2_AWYu-ABQJPzFJcCGVf_EpNbkNgA" xlink:type="simple">http://200.137.197.235/eapartefatos/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27" office:value-type="string" calcext:value-type="string">
            <text:p>Estrutura de Diretórios</text:p>
          </table:table-cell>
          <table:table-cell table:style-name="ce109" office:value-type="string" calcext:value-type="string">
            <text:p>GCO</text:p>
          </table:table-cell>
          <table:table-cell table:style-name="ce27" office:value-type="string" calcext:value-type="string">
            <text:p/>
          </table:table-cell>
          <table:table-cell table:style-name="ce27" office:value-type="string" calcext:value-type="string">
            <text:p><text:a xlink:href="http://fabrica.inf.ufg.br/eapartefatos/estruturaDiretorios.png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eapartefatos/estruturaDiretorios.png&amp;usd=2&amp;usg=ALhdy29CEuo0H88vZOUemSYr5pQNnzNxvQ" xlink:type="simple">http://fabrica.inf.ufg.br/eapartefatos/estruturaDiretorios.png</text:a>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Políticas de configuração da Fábrica de Software</text:p>
          </table:table-cell>
          <table:table-cell table:style-name="ce109" office:value-type="string" calcext:value-type="string">
            <text:p>GCO</text:p>
          </table:table-cell>
          <table:table-cell table:style-name="ce27" office:value-type="string" calcext:value-type="string">
            <text:p><text:a xlink:href="http://fabrica.inf.ufg.br/eapartefatos/Politica_Configuracao_FS.pdf" xlink:type="simple">x</text:a></text:p>
          </table:table-cell>
          <table:table-cell table:style-name="Default"/>
          <table:table-cell table:style-name="ce49" table:number-columns-repeated="4"/>
          <table:table-cell table:style-name="ce27" office:value-type="string" calcext:value-type="string">
            <text:p><text:a xlink:href="https://www.google.com/url?q=http://fabrica.inf.ufg.br/eapartefatos/Politica_Configuracao_FS.pdf&amp;usd=2&amp;usg=ALhdy2_mrKLWicdVZHI6JQ7o_pp-3-IKjQ" xlink:type="simple">http://fabrica.inf.ufg.br/eapartefatos/Politica_Configuracao_FS.pdf</text:a></text:p>
          </table:table-cell>
          <table:table-cell table:number-columns-repeated="1015"/>
        </table:table-row>
        <table:table-row table:style-name="ro15">
          <table:table-cell table:style-name="ce27" office:value-type="string" calcext:value-type="string">
            <text:p>Plano de gerência de configuração</text:p>
          </table:table-cell>
          <table:table-cell table:style-name="ce109" office:value-type="string" calcext:value-type="string">
            <text:p>GCO</text:p>
          </table:table-cell>
          <table:table-cell table:style-name="ce27" office:value-type="string" calcext:value-type="string">
            <text:p/>
          </table:table-cell>
          <table:table-cell table:style-name="ce27" office:value-type="string" calcext:value-type="string">
            <text:p><text:a xlink:href="https://code.google.com/p/relprev-022013/source/browse/trunk/artefatos_de_processo/GCO/RELPREV-022013-GCO-Plano_de_gerencia_configuracao.pdf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trunk/artefatos_de_processo/GCO/RELPREV-022013-GCO-Plano_de_gerencia_configuracao.pdf&amp;usd=2&amp;usg=ALhdy29fe7yH5PNdWMfR_RGJ_hAV9HXbBw" xlink:type="simple">https://code.google.com/p/relprev-022013/source/browse/trunk/artefatos_de_processo/GCO/RELPREV-022013-GCO-Plano_de_gerencia_configuracao.pdf</text:a></text:p>
          </table:table-cell>
          <table:table-cell table:number-columns-repeated="1015"/>
        </table:table-row>
        <table:table-row table:style-name="ro16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14" office:value-type="string" calcext:value-type="string">
            <text:p>Estrutura de diretórios que armazenam os produtos de trabalho segundo definido nas políticas de configuração da Fábrica de Software.</text:p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a xlink:href="https://code.google.com/p/relprev-022013/source/browse/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www.google.com/url?q=https://code.google.com/p/relprev-022013/source/browse/&amp;usd=2&amp;usg=ALhdy2-pvhE5s6guHqH7pBnmLfKLcqQ-dw" xlink:type="simple">https://code.google.com/p/relprev-022013/source/browse/</text:a></text:p>
          </table:table-cell>
          <table:table-cell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GQA-Laudo_de_Qualidade_do_Process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RELPREV-022013-GQA-Laudo_de_Qualidade_do_Produto.odt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s://relprev-022013.googlecode.com/svn/trunk/artefatos_de_processo/GQA/Laudos%20de%20Conformidades/RELPREV-022013-GQA-Laudo_de_Qualidade_do_Produto.odt" xlink:type="simple">x</text:a></text:p>
          </table:table-cell>
          <table:table-cell table:style-name="ce49" table:number-columns-repeated="4"/>
          <table:table-cell table:style-name="ce101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86 - Corrigir Inconformidades no Documento de Requisitos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6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6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7 - Verificação do Plano de Gerência de Configuração 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7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7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Tratamento de não conformidades até Sprint 5 #133 (Redmine)</text:p>
          </table:table-cell>
          <table:table-cell table:style-name="ce66" office:value-type="string" calcext:value-type="string">
            <text:p>GQA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13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13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Verificação/Validação #88 - Verificação do Plano de Medição <text:s/>(Redmine)</text:p>
          </table:table-cell>
          <table:table-cell table:style-name="ce66" office:value-type="string" calcext:value-type="string">
            <text:p>VER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88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88</text:p>
          </table:table-cell>
          <table:table-cell table:number-columns-repeated="1015"/>
        </table:table-row>
        <table:table-row table:style-name="ro15">
          <table:table-cell table:style-name="ce32" office:value-type="string" calcext:value-type="string">
            <text:p>Defeito #304: Corrigir não conformidade Teste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3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3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3: Corrigir mediçã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4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4</text:p>
          </table:table-cell>
          <table:table-cell table:number-columns-repeated="1015"/>
        </table:table-row>
        <table:table-row table:style-name="ro15">
          <table:table-cell table:style-name="ce31" office:value-type="string" calcext:value-type="string">
            <text:p>Defeito #305: Corrigir não conformidade requisito (Redmine)</text:p>
          </table:table-cell>
          <table:table-cell table:style-name="ce66" office:value-type="string" calcext:value-type="string">
            <text:p>VAL</text:p>
          </table:table-cell>
          <table:table-cell table:style-name="ce66"/>
          <table:table-cell table:style-name="ce66" office:value-type="string" calcext:value-type="string">
            <text:p><text:a xlink:href="http://projetos.fabrica.inf.ufg.br/redmine/issues/305" xlink:type="simple">x</text:a></text:p>
          </table:table-cell>
          <table:table-cell table:style-name="ce49" table:number-columns-repeated="4"/>
          <table:table-cell table:style-name="ce100" office:value-type="string" calcext:value-type="string">
            <text:p>http://projetos.fabrica.inf.ufg.br/redmine/issues/305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 299 e #300: Atualizar documento de arquitetura (Redmine)</text:p>
          </table:table-cell>
          <table:table-cell table:style-name="ce67" office:value-type="string" calcext:value-type="string">
            <text:p>VAL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64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64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Defeito #292: Não conformidades no Plano de Qualidade (Redmine)</text:p>
          </table:table-cell>
          <table:table-cell table:style-name="ce67" office:value-type="string" calcext:value-type="string">
            <text:p>VER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92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6 Alterar o Processo Padrão (Redmine)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6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15">
          <table:table-cell table:style-name="ce33" office:value-type="string" calcext:value-type="string">
            <text:p>#277 Disponibilizar Documento de Custos do Projeto</text:p>
          </table:table-cell>
          <table:table-cell table:style-name="ce67" office:value-type="string" calcext:value-type="string">
            <text:p>GQA</text:p>
          </table:table-cell>
          <table:table-cell table:style-name="ce67"/>
          <table:table-cell table:style-name="ce67" office:value-type="string" calcext:value-type="string">
            <text:p><text:a xlink:href="http://projetos.fabrica.inf.ufg.br/redmine/issues/277" xlink:type="simple">x</text:a></text:p>
          </table:table-cell>
          <table:table-cell table:style-name="ce49" table:number-columns-repeated="4"/>
          <table:table-cell table:style-name="ce102" office:value-type="string" calcext:value-type="string">
            <text:p>http://projetos.fabrica.inf.ufg.br/redmine/issues/277</text:p>
          </table:table-cell>
          <table:table-cell table:number-columns-repeated="1015"/>
        </table:table-row>
        <table:table-row table:style-name="ro15">
          <table:table-cell table:style-name="ce16" office:value-type="string" calcext:value-type="string">
            <text:p>Checklists de Qualidade</text:p>
          </table:table-cell>
          <table:table-cell table:style-name="ce49" office:value-type="string" calcext:value-type="string">
            <text:p>GQA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#svn/trunk/artefatos_de_processo/GQA/Checklists Aplicados" xlink:type="simple">x</text:a></text:p>
          </table:table-cell>
          <table:table-cell table:style-name="ce49" table:number-columns-repeated="4"/>
          <table:table-cell table:style-name="ce27" office:value-type="string" calcext:value-type="string">
            <text:p><text:a xlink:href="https://code.google.com/p/relprev-022013/source/browse/#svn%2Ftrunk%2Fartefatos_de_processo%2FGQA%2FChecklists%20Aplicados" xlink:type="simple">https://code.google.com/p/relprev-022013/source/browse/#svn%2Ftrunk%2Fartefatos_de_processo%2FGQA%2FChecklists%20Aplicados</text:a> </text:p>
          </table:table-cell>
          <table:table-cell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24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4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22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6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5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24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1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2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8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6" table:number-rows-repeated="104816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GPP" table:style-name="ta7">
        <table:table-column table:style-name="co3" table:default-cell-style-name="ce42"/>
        <table:table-column table:style-name="co4" table:default-cell-style-name="ce42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Gerência de Portfólio de Projetos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2">
          <table:table-cell table:style-name="ce12" office:value-type="string" calcext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44"/>
          <table:table-cell table:style-name="ce111" table:number-columns-repeated="6"/>
          <table:table-cell table:number-columns-repeated="1016"/>
        </table:table-row>
        <table:table-row table:style-name="ro50">
          <table:table-cell table:style-name="ce13" office:value-type="string" calcext:value-type="string">
            <text:p>GPP 1. As oportunidades de negócio, as necessidades e os investimentos são identificados, qualificados, priorizados e selecionados em relação aos objetivos estratégicos da organização por meio de critérios objetivos.</text:p>
            <text:p><text:span text:style-name="T6">As evidências apresentadas para este resultado permitem assegurar: (i) que as oportunidades de negócio, necessidades e investimentos foram registrados e decisões foram tomadas após a realização de sua qualificação, priorização e seleção? (ii) que os as decisões foram tomadas com base em critérios objetivos alinhados aos objetivos estratégicos da organização? (iii) que existe registro da decisão tomada? 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2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 table:number-rows-repeated="3">
          <table:table-cell table:style-name="ce143"/>
          <table:table-cell table:style-name="ce49"/>
          <table:table-cell table:style-name="ce52" table:number-columns-repeated="6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1">
          <table:table-cell table:style-name="ce13" office:value-type="string" calcext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instalações, ferramentas, entre outros) e o orçamento necessários para a execução dos projetos, bem como se estes foram alocados para os projetos?</text:span></text:p>
          </table:table-cell>
          <table:table-cell table:style-name="ce145"/>
          <table:table-cell table:style-name="ce107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3">
          <table:table-cell table:style-name="ce13" office:value-type="string" calcext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responsável pelo seu gerenciamento, estabelecendo sua autoridade e suas responsabilidades em relação ao projeto?</text:span></text:p>
          </table:table-cell>
          <table:table-cell table:style-name="ce145"/>
          <table:table-cell table:style-name="ce107" table:number-columns-repeated="6"/>
          <table:table-cell table:number-columns-repeated="1016"/>
        </table:table-row>
        <table:table-row table:style-name="ro9" table:number-rows-repeated="6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3">
          <table:table-cell table:style-name="ce13" office:value-type="string" calcext:value-type="string">
            <text:p>GPP 4. O portfólio é monitorado em relação aos critérios que foram utilizados para a priorização.</text:p>
            <text:p><text:span text:style-name="T1">As evidências apresentadas para este resultado permitem assegurar que: (i) houve monitoração do portfólio? (ii) são considerados os critérios utilizados para a priorização, conforme pertinente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6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2">
          <table:table-cell table:style-name="ce13" office:value-type="string" calcext:value-type="string">
            <text:p>GPP 5. Ações para corrigir desvios no portfólio e para prevenir a repetição dos problemas identificados são estabelecidas, implementadas e acompanhadas até a sua conclusão.</text:p>
            <text:p><text:span text:style-name="T1">As evidências apresentadas para este resultado permitem assegurar que: (i) em decorrência da monitoração do portfólio foram tomadas ações para resolução e/ou prevenção de problemas? (ii) estas ações foram acompanhadas até a sua conclusão? (iii) mecanismos de escalonamento foram utilizados quando pertinente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6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2">
          <table:table-cell table:style-name="ce13" office:value-type="string" calcext:value-type="string">
            <text:p>GPP 6. Os conflitos sobre recursos entre projetos são tratados e resolvidos, de acordo com os critérios utilizados para a priorização.</text:p>
            <text:p><text:span text:style-name="T6">As evidências apresentadas para este resultado permitem assegurar que: (i) quando surgiram conflitos em relação a recursos compartilhados entre os projetos, estes foram tratados e resolvidos? (ii) são considerados os critérios utilizados para a priorização, conforme pertinente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42">
          <table:table-cell table:style-name="ce13" office:value-type="string" calcext:value-type="string">
            <text:p>GPP 7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periodicamente de forma a identificar se os projetos em andamento continuam a atender aos seus objetivos ou se existe a necessidade de replanejamento e, eventualmente, até de cancelament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03"/>
          <table:table-cell table:style-name="ce50" office:value-type="string" calcext:value-type="string">
            <text:p>(T,L,P,N,NA,F)</text:p>
          </table:table-cell>
          <table:table-cell table:style-name="ce112" table:number-columns-repeated="4"/>
          <table:table-cell table:style-name="ce114"/>
          <table:table-cell table:style-name="ce115"/>
          <table:table-cell table:style-name="ce129"/>
          <table:table-cell table:number-columns-repeated="1015"/>
        </table:table-row>
        <table:table-row table:style-name="ro41">
          <table:table-cell table:style-name="ce13" office:value-type="string" calcext:value-type="string">
            <text:p>GPP 8. A situação do portfólio de projetos é comunicada para as partes interessadas, com periodicidade definida ou quando o portfólio for alterado.</text:p>
            <text:p><text:span text:style-name="T6">As evidências apresentadas para este resultado permitem assegurar que houve comunicação da situação do portfólio de projetos aos interessad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29"/>
          <table:table-cell table:number-columns-repeated="1015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10481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ED" table:style-name="ta8">
        <office:forms form:automatic-focus="false" form:apply-design-mode="false"/>
        <table:table-column table:style-name="co3" table:default-cell-style-name="ce156"/>
        <table:table-column table:style-name="co4" table:default-cell-style-name="ce168"/>
        <table:table-column table:style-name="co5" table:number-columns-repeated="6" table:default-cell-style-name="ce156"/>
        <table:table-column table:style-name="co12" table:default-cell-style-name="ce180"/>
        <table:table-column table:style-name="co1" table:number-columns-repeated="1015" table:default-cell-style-name="Default"/>
        <table:table-row table:style-name="ro10">
          <table:table-cell table:style-name="ce147" office:value-type="string" calcext:value-type="string">
            <text:p>Medição</text:p>
          </table:table-cell>
          <table:table-cell table:style-name="ce157" table:number-columns-repeated="6"/>
          <table:table-cell table:style-name="ce175"/>
          <table:table-cell table:number-columns-repeated="1016"/>
        </table:table-row>
        <table:table-row table:style-name="ro11">
          <table:table-cell table:style-name="ce148" office:value-type="string" calcext:value-type="string">
            <text:p>PREENCHIDO PELA EMPRESA</text:p>
          </table:table-cell>
          <table:table-cell table:style-name="ce158"/>
          <table:table-cell table:style-name="ce169" table:number-columns-repeated="5"/>
          <table:table-cell table:style-name="ce176"/>
          <table:table-cell table:number-columns-repeated="1016"/>
        </table:table-row>
        <table:table-row table:style-name="ro55">
          <table:table-cell table:style-name="ce11" office:value-type="string" calcext:value-type="string">
            <text:p>Resultado esperado / evidências</text:p>
          </table:table-cell>
          <table:table-cell table:style-name="ce159" office:value-type="string" calcext:value-type="string">
            <text:p>Fonte da evidência</text:p>
          </table:table-cell>
          <table:table-cell table:style-name="ce170" office:value-type="string" calcext:value-type="string">
            <text:p>ORG</text:p>
          </table:table-cell>
          <table:table-cell table:style-name="ce170" office:value-type="string" calcext:value-type="string">
            <text:p>Relprev</text:p>
          </table:table-cell>
          <table:table-cell table:style-name="ce170" office:value-type="string" calcext:value-type="string">
            <text:p>Projeto 2</text:p>
          </table:table-cell>
          <table:table-cell table:style-name="ce170" office:value-type="string" calcext:value-type="string">
            <text:p>Projeto 3</text:p>
          </table:table-cell>
          <table:table-cell table:style-name="ce170" office:value-type="string" calcext:value-type="string">
            <text:p>Projeto 4</text:p>
          </table:table-cell>
          <table:table-cell table:style-name="ce177" office:value-type="string" calcext:value-type="string">
            <text:p>Final</text:p>
          </table:table-cell>
          <table:table-cell table:style-name="ce181" office:value-type="string" calcext:value-type="string">
            <text:p>Link</text:p>
          </table:table-cell>
          <table:table-cell table:number-columns-repeated="1015"/>
        </table:table-row>
        <table:table-row table:style-name="ro56">
          <table:table-cell table:style-name="ce149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160" table:number-columns-repeated="7"/>
          <table:table-cell table:number-columns-repeated="1016"/>
        </table:table-row>
        <table:table-row table:style-name="ro21">
          <table:table-cell table:style-name="ce150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151" office:value-type="string" calcext:value-type="string">
            <text:p>RELPREV-022013-MED-Plano_de_Medicao.odt</text:p>
          </table:table-cell>
          <table:table-cell table:style-name="ce162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184" table:number-columns-repeated="1015"/>
        </table:table-row>
        <table:table-row table:style-name="ro15">
          <table:table-cell table:style-name="ce151" office:value-type="string" calcext:value-type="string">
            <text:p>RELPREV-022013-MED_Objetivos_Organizacionais.png</text:p>
          </table:table-cell>
          <table:table-cell table:style-name="ce162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_Objetivos_Organizacionais.png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_Objetivos_Organizacionais.png</text:p>
          </table:table-cell>
          <table:table-cell table:style-name="ce184" table:number-columns-repeated="1015"/>
        </table:table-row>
        <table:table-row table:style-name="ro15">
          <table:table-cell table:style-name="ce151" office:value-type="string" calcext:value-type="string">
            <text:p>RELPREV-022013-MED_Planilha_de_Acompanhamento.ods</text:p>
          </table:table-cell>
          <table:table-cell table:style-name="ce162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184" table:number-columns-repeated="1015"/>
        </table:table-row>
        <table:table-row table:style-name="ro16" table:number-rows-repeated="2">
          <table:table-cell table:style-name="ce152"/>
          <table:table-cell table:style-name="ce163" table:number-columns-repeated="7"/>
          <table:table-cell table:style-name="ce182"/>
          <table:table-cell table:style-name="ce184" table:number-columns-repeated="1015"/>
        </table:table-row>
        <table:table-row table:style-name="ro16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83"/>
          <table:table-cell table:number-columns-repeated="1015"/>
        </table:table-row>
        <table:table-row table:style-name="ro21">
          <table:table-cell table:style-name="ce150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jetivos de medição? (ii) que este conjunto de medidas foi documentado e priorizado? (iii) que foi revisado e atualizado, quando necessári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Tickets no Redmine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://projetos.fabrica.inf.ufg.br/redmine/issues/59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://projetos.fabrica.inf.ufg.br/redmine/issues/59</text:p>
          </table:table-cell>
          <table:table-cell table:style-name="ce184" table:number-columns-repeated="1015"/>
        </table:table-row>
        <table:table-row table:style-name="ro15">
          <table:table-cell table:style-name="ce31" office:value-type="string" calcext:value-type="string">
            <text:p>RELPREV-022013-MED-Plano_de_Medicao.odt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184" table:number-columns-repeated="1015"/>
        </table:table-row>
        <table:table-row table:style-name="ro15">
          <table:table-cell table:style-name="ce31" office:value-type="string" calcext:value-type="string">
            <text:p>Resultado de algumas avaliações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#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#</text:p>
          </table:table-cell>
          <table:table-cell table:style-name="ce184" table:number-columns-repeated="1015"/>
        </table:table-row>
        <table:table-row table:style-name="ro16" table:number-rows-repeated="2">
          <table:table-cell table:style-name="ce152"/>
          <table:table-cell table:style-name="ce163" table:number-columns-repeated="7"/>
          <table:table-cell table:style-name="ce182"/>
          <table:table-cell table:style-name="ce184" table:number-columns-repeated="1015"/>
        </table:table-row>
        <table:table-row table:style-name="ro16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83"/>
          <table:table-cell table:number-columns-repeated="1015"/>
        </table:table-row>
        <table:table-row table:style-name="ro24">
          <table:table-cell table:style-name="ce150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MED-Plano_de_Medicao.odt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184" table:number-columns-repeated="1015"/>
        </table:table-row>
        <table:table-row table:style-name="ro16" table:number-rows-repeated="3">
          <table:table-cell table:style-name="ce152"/>
          <table:table-cell table:style-name="ce163" table:number-columns-repeated="7"/>
          <table:table-cell table:style-name="ce182"/>
          <table:table-cell table:style-name="ce184" table:number-columns-repeated="1015"/>
        </table:table-row>
        <table:table-row table:style-name="ro16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83"/>
          <table:table-cell table:number-columns-repeated="1015"/>
        </table:table-row>
        <table:table-row table:style-name="ro24">
          <table:table-cell table:style-name="ce150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MED-Plano_de_Medicao.odt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184" table:number-columns-repeated="1015"/>
        </table:table-row>
        <table:table-row table:style-name="ro16" table:number-rows-repeated="3">
          <table:table-cell table:style-name="ce152"/>
          <table:table-cell table:style-name="ce163" table:number-columns-repeated="7"/>
          <table:table-cell table:style-name="ce182"/>
          <table:table-cell table:style-name="ce184" table:number-columns-repeated="1015"/>
        </table:table-row>
        <table:table-row table:style-name="ro16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83"/>
          <table:table-cell table:number-columns-repeated="1015"/>
        </table:table-row>
        <table:table-row table:style-name="ro18">
          <table:table-cell table:style-name="ce150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MED_Planilha_de_Acompanhamento.ods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184" table:number-columns-repeated="1015"/>
        </table:table-row>
        <table:table-row table:style-name="ro15">
          <table:table-cell table:style-name="ce31" office:value-type="string" calcext:value-type="string">
            <text:p>Indicadores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#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#</text:p>
          </table:table-cell>
          <table:table-cell table:style-name="ce184" table:number-columns-repeated="1015"/>
        </table:table-row>
        <table:table-row table:style-name="ro15">
          <table:table-cell table:style-name="ce31" office:value-type="string" calcext:value-type="string">
            <text:p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184" table:number-columns-repeated="1015"/>
        </table:table-row>
        <table:table-row table:style-name="ro15">
          <table:table-cell table:style-name="ce31" office:value-type="string" calcext:value-type="string">
            <text:p>RELPREV-022013-MED-Geral.xlsx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Geral.xlsx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<text:a xlink:href="https://code.google.com/p/relprev-022013/source/browse/trunk/artefatos_de_processo/MED/RELPREV-022013-MED-Geral.xlsx" xlink:type="simple">https://code.google.com/p/relprev-022013/source/browse/trunk/artefatos_de_processo/MED/RELPREV-022013-MED-Geral.xlsx</text:a></text:p>
          </table:table-cell>
          <table:table-cell table:style-name="ce184" table:number-columns-repeated="1015"/>
        </table:table-row>
        <table:table-row table:style-name="ro16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83"/>
          <table:table-cell table:number-columns-repeated="1015"/>
        </table:table-row>
        <table:table-row table:style-name="ro18">
          <table:table-cell table:style-name="ce150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Indicadores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#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#</text:p>
          </table:table-cell>
          <table:table-cell table:style-name="ce184" table:number-columns-repeated="1015"/>
        </table:table-row>
        <table:table-row table:style-name="ro15">
          <table:table-cell table:style-name="ce31" office:value-type="string" calcext:value-type="string">
            <text:p>RELPREV-022013-MED_Planilha_de_Acompanhamento.ods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184" table:number-columns-repeated="1015"/>
        </table:table-row>
        <table:table-row table:style-name="ro16" table:number-rows-repeated="2">
          <table:table-cell table:style-name="ce152"/>
          <table:table-cell table:style-name="ce163" table:number-columns-repeated="7"/>
          <table:table-cell table:style-name="ce182"/>
          <table:table-cell table:style-name="ce184" table:number-columns-repeated="1015"/>
        </table:table-row>
        <table:table-row table:style-name="ro16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83"/>
          <table:table-cell table:number-columns-repeated="1015"/>
        </table:table-row>
        <table:table-row table:style-name="ro24">
          <table:table-cell table:style-name="ce150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15">
          <table:table-cell table:style-name="ce31" office:value-type="string" calcext:value-type="string">
            <text:p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163" table:number-columns-repeated="4"/>
          <table:table-cell table:style-name="ce182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184" table:number-columns-repeated="1015"/>
        </table:table-row>
        <table:table-row table:style-name="ro16" table:number-rows-repeated="3">
          <table:table-cell table:style-name="ce152"/>
          <table:table-cell table:style-name="ce163" table:number-columns-repeated="7"/>
          <table:table-cell table:style-name="ce182"/>
          <table:table-cell table:style-name="ce184" table:number-columns-repeated="1015"/>
        </table:table-row>
        <table:table-row table:style-name="ro16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style-name="ce183"/>
          <table:table-cell table:number-columns-repeated="1015"/>
        </table:table-row>
        <table:table-row table:style-name="ro11">
          <table:table-cell table:style-name="ce155"/>
          <table:table-cell table:style-name="ce167" table:number-columns-repeated="7"/>
          <table:table-cell table:number-columns-repeated="1016"/>
        </table:table-row>
        <table:table-row table:style-name="ro11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116"/>
          <table:table-cell table:style-name="ce42" table:number-columns-repeated="1015"/>
        </table:table-row>
        <table:table-row table:style-name="ro11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116"/>
          <table:table-cell table:style-name="ce42" table:number-columns-repeated="1015"/>
        </table:table-row>
        <table:table-row table:style-name="ro15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116"/>
          <table:table-cell table:style-name="ce42" table:number-columns-repeated="1015"/>
        </table:table-row>
        <table:table-row table:style-name="ro18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3" office:value-type="string" calcext:value-type="string">
            <text:p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_Planilha_de_Acompanhamento.ods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2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1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21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-Plano_de_Medicao.odt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2" table:number-columns-repeated="1015"/>
        </table:table-row>
        <table:table-row table:style-name="ro15">
          <table:table-cell table:style-name="ce27" office:value-type="string" calcext:value-type="string">
            <text:p>Políticas da fábrica - Instituto de Informática</text:p>
          </table:table-cell>
          <table:table-cell table:style-name="ce109" office:value-type="string" calcext:value-type="string">
            <text:p>GPR</text:p>
          </table:table-cell>
          <table:table-cell table:style-name="ce27" office:value-type="string" calcext:value-type="string">
            <text:p><text:a xlink:href="http://fabrica.inf.ufg.br/repositorio/01_-_Politicas_da_Fabrica_de_Software/Politicas_da_Fabrica_de_Software_-_primeiro semestre-2013.pdf" xlink:type="simple">x</text:a></text:p>
          </table:table-cell>
          <table:table-cell table:style-name="ce49" table:number-columns-repeated="5"/>
          <table:table-cell table:style-name="ce27" office:value-type="string" calcext:value-type="string">
            <text:p><text:a xlink:href="https://www.google.com/url?q=http://fabrica.inf.ufg.br/repositorio/01_-_Politicas_da_Fabrica_de_Software/Politicas_da_Fabrica_de_Software_-_primeiro%2520semestre-2013.pdf&amp;usd=2&amp;usg=ALhdy29NfpeG7uAkRMDEsT58rKaUp05UhQ" xlink:type="simple">http://fabrica.inf.ufg.br/repositorio/01_-_Politicas_da_Fabrica_de_Software/Politicas_da_Fabrica_de_Software_-_primeiro%20semestre-2013.pdf</text:a></text:p>
          </table:table-cell>
          <table:table-cell table:style-name="ce42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-Plano_de_Medicao.odt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-Planejamento_das_Medicoes.odt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Planejamento_das_Medicoes.odt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Planejamento_das_Medicoes.odt</text:p>
          </table:table-cell>
          <table:table-cell table:style-name="ce42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<text:s/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_Relatorio_de_resultados.odt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_Relatorio_de_resultados.odt</text:p>
          </table:table-cell>
          <table:table-cell table:style-name="ce42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<text:s/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_Relatorio_de_resultados.odt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_Relatorio_de_resultados.odt</text:p>
          </table:table-cell>
          <table:table-cell table:style-name="ce42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25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2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25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-Ações_Pós_Apresentação_de_indicadores.pdf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2" table:number-columns-repeated="1015"/>
        </table:table-row>
        <table:table-row table:style-name="ro16" table:number-rows-repeated="4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 table:visibility="collapse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5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116"/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_Relatorio_de_resultados.odt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_Relatorio_de_resultados.odt</text:p>
          </table:table-cell>
          <table:table-cell table:style-name="ce42" table:number-columns-repeated="1015"/>
        </table:table-row>
        <table:table-row table:style-name="ro15">
          <table:table-cell table:style-name="ce31" office:value-type="string" calcext:value-type="string">
            <text:p>RELPREV-022013-MED_Planilha_de_Acompanhamento.ods</text:p>
          </table:table-cell>
          <table:table-cell table:style-name="ce165" office:value-type="string" calcext:value-type="string">
            <text:p>MED</text:p>
          </table:table-cell>
          <table:table-cell table:style-name="ce49"/>
          <table:table-cell table:style-name="ce49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9" table:number-columns-repeated="4"/>
          <table:table-cell table:style-name="ce116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2" table:number-columns-repeated="1015"/>
        </table:table-row>
        <table:table-row table:style-name="ro16" table:number-rows-repeated="3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29" office:value-type="string" calcext:value-type="string">
            <text:p>AP 2.2 Os produtos de trabalho do processo são gerenciados</text:p>
          </table:table-cell>
          <table:table-cell table:style-name="ce65"/>
          <table:table-cell table:style-name="ce82" table:number-columns-repeated="6"/>
          <table:table-cell table:style-name="ce116"/>
          <table:table-cell table:style-name="ce42" table:number-columns-repeated="1015"/>
        </table:table-row>
        <table:table-row table:style-name="ro18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65"/>
          <table:table-cell table:style-name="ce82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65"/>
          <table:table-cell table:style-name="ce82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65"/>
          <table:table-cell table:style-name="ce82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65"/>
          <table:table-cell table:style-name="ce82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24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21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2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2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5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4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116"/>
          <table:table-cell table:style-name="ce42" table:number-columns-repeated="1015"/>
        </table:table-row>
        <table:table-row table:style-name="ro22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6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24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4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5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24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1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22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8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70"/>
          <table:table-cell table:style-name="ce86" table:number-columns-repeated="6"/>
          <table:table-cell table:style-name="ce116"/>
          <table:table-cell table:style-name="ce42" table:number-columns-repeated="1015"/>
        </table:table-row>
        <table:table-row table:style-name="ro16" table:number-rows-repeated="5">
          <table:table-cell table:style-name="ce16"/>
          <table:table-cell table:style-name="ce49" table:number-columns-repeated="7"/>
          <table:table-cell table:style-name="ce116"/>
          <table:table-cell table:style-name="ce42" table:number-columns-repeated="1015"/>
        </table:table-row>
        <table:table-row table:style-name="ro16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116"/>
          <table:table-cell table:style-name="ce42" table:number-columns-repeated="1015"/>
        </table:table-row>
        <table:table-row table:style-name="ro16" table:number-rows-repeated="104817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MP" table:style-name="ta9">
        <table:table-column table:style-name="co3" table:default-cell-style-name="ce156"/>
        <table:table-column table:style-name="co4" table:default-cell-style-name="ce188"/>
        <table:table-column table:style-name="co5" table:number-columns-repeated="6" table:default-cell-style-name="ce156"/>
        <table:table-column table:style-name="co1" table:number-columns-repeated="1016" table:default-cell-style-name="Default"/>
        <table:table-row table:style-name="ro58">
          <table:table-cell table:style-name="ce147" office:value-type="string" calcext:value-type="string">
            <text:p>Avaliação e Melhoria do Processo Organizacional</text:p>
          </table:table-cell>
          <table:table-cell table:style-name="ce157" table:number-columns-repeated="6"/>
          <table:table-cell table:style-name="ce175"/>
          <table:table-cell table:number-columns-repeated="1016"/>
        </table:table-row>
        <table:table-row table:style-name="ro39">
          <table:table-cell table:style-name="ce148" office:value-type="string" calcext:value-type="string">
            <text:p>PREENCHIDO PELA EMPRESA</text:p>
          </table:table-cell>
          <table:table-cell table:style-name="ce158"/>
          <table:table-cell table:style-name="ce169" table:number-columns-repeated="5"/>
          <table:table-cell table:style-name="ce176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159" office:value-type="string" calcext:value-type="string">
            <text:p>Fonte da evidência</text:p>
          </table:table-cell>
          <table:table-cell table:style-name="ce170" office:value-type="string" calcext:value-type="string">
            <text:p>ORG</text:p>
          </table:table-cell>
          <table:table-cell table:style-name="ce170" office:value-type="string" calcext:value-type="string">
            <text:p>Projeto 1</text:p>
          </table:table-cell>
          <table:table-cell table:style-name="ce170" office:value-type="string" calcext:value-type="string">
            <text:p>Projeto 2</text:p>
          </table:table-cell>
          <table:table-cell table:style-name="ce170" office:value-type="string" calcext:value-type="string">
            <text:p>Projeto 3</text:p>
          </table:table-cell>
          <table:table-cell table:style-name="ce170" office:value-type="string" calcext:value-type="string">
            <text:p>Projeto 4</text:p>
          </table:table-cell>
          <table:table-cell table:style-name="ce177" office:value-type="string" calcext:value-type="string">
            <text:p>Final</text:p>
          </table:table-cell>
          <table:table-cell table:number-columns-repeated="1016"/>
        </table:table-row>
        <table:table-row table:style-name="ro41">
          <table:table-cell table:style-name="ce150" office:value-type="string" calcext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85"/>
          <table:table-cell table:style-name="ce189" table:number-columns-repeated="6"/>
          <table:table-cell table:number-columns-repeated="1016"/>
        </table:table-row>
        <table:table-row table:style-name="ro59">
          <table:table-cell table:style-name="ce150" office:value-type="string" calcext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e suas necessidades foram descritos e são atualizados, quando pertinente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60">
          <table:table-cell table:style-name="ce150" office:value-type="string" calcext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adaptação e à utilização de um processo padrão da organização para projetos específicos foram gerados e estão armazenados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2">
          <table:table-cell table:style-name="ce150" office:value-type="string" calcext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padrão da organização que possibilitem a identificação e o entendimento de seus pontos fortes, pontos fracos e oportunidades de melhoria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3">
          <table:table-cell table:style-name="ce150" office:value-type="string" calcext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processos padrão da organização e se estes estão acessíveis aos interessados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3">
          <table:table-cell table:style-name="ce150" office:value-type="string" calcext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melhoria dos processos e ativos de processo organizacional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2">
          <table:table-cell table:style-name="ce150" office:value-type="string" calcext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nos processos organizacionais, definido com base nos objetivos de melhoria? (ii) que este plano foi executado e seus efeitos foram monitorados e analisado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3">
          <table:table-cell table:style-name="ce150" office:value-type="string" calcext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organizacional e suas alterações é realizada de forma planejada e controlada, considerando sua adequaçã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2">
          <table:table-cell table:style-name="ce150" office:value-type="string" calcext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ativos de processo organizacional utilizaram os processos padrão da organização? (ii) que os projetos em andamento após a implantação também utilizaram os ativos e as suas alterações, quando pertinente?</text:span></text:p>
          </table:table-cell>
          <table:table-cell table:style-name="ce187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2">
          <table:table-cell table:style-name="ce150" office:value-type="string" calcext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dos processos padrão da organização e do uso dos ativos de processo organizacional, contendo informações sobre a sua utilização nos projetos?</text:span></text:p>
          </table:table-cell>
          <table:table-cell table:style-name="ce187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1">
          <table:table-cell table:style-name="ce150" office:value-type="string" calcext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tais como, por exemplo, produtos de trabalho, lições aprendidas e melhores práticas, foram documentadas e incluídas como ativos de processo organizacional?</text:span></text:p>
          </table:table-cell>
          <table:table-cell table:style-name="ce187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39">
          <table:table-cell table:style-name="ce155"/>
          <table:table-cell table:style-name="ce167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42"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42"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42"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84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FP" table:style-name="ta10">
        <table:table-column table:style-name="co3" table:default-cell-style-name="ce156"/>
        <table:table-column table:style-name="co4" table:default-cell-style-name="ce188"/>
        <table:table-column table:style-name="co5" table:number-columns-repeated="6" table:default-cell-style-name="ce156"/>
        <table:table-column table:style-name="co1" table:number-columns-repeated="1016" table:default-cell-style-name="Default"/>
        <table:table-row table:style-name="ro38">
          <table:table-cell table:style-name="ce147" office:value-type="string" calcext:value-type="string">
            <text:p>Definição do Processo Organizacional</text:p>
          </table:table-cell>
          <table:table-cell table:style-name="ce157" table:number-columns-repeated="6"/>
          <table:table-cell table:style-name="ce175"/>
          <table:table-cell table:number-columns-repeated="1016"/>
        </table:table-row>
        <table:table-row table:style-name="ro39">
          <table:table-cell table:style-name="ce148" office:value-type="string" calcext:value-type="string">
            <text:p>PREENCHIDO PELA EMPRESA</text:p>
          </table:table-cell>
          <table:table-cell table:style-name="ce158"/>
          <table:table-cell table:style-name="ce169" table:number-columns-repeated="5"/>
          <table:table-cell table:style-name="ce176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159" office:value-type="string" calcext:value-type="string">
            <text:p>Fonte da evidência</text:p>
          </table:table-cell>
          <table:table-cell table:style-name="ce170" office:value-type="string" calcext:value-type="string">
            <text:p>ORG</text:p>
          </table:table-cell>
          <table:table-cell table:style-name="ce170" office:value-type="string" calcext:value-type="string">
            <text:p>Projeto 1</text:p>
          </table:table-cell>
          <table:table-cell table:style-name="ce170" office:value-type="string" calcext:value-type="string">
            <text:p>Projeto 2</text:p>
          </table:table-cell>
          <table:table-cell table:style-name="ce170" office:value-type="string" calcext:value-type="string">
            <text:p>Projeto 3</text:p>
          </table:table-cell>
          <table:table-cell table:style-name="ce170" office:value-type="string" calcext:value-type="string">
            <text:p>Projeto 4</text:p>
          </table:table-cell>
          <table:table-cell table:style-name="ce177" office:value-type="string" calcext:value-type="string">
            <text:p>Final</text:p>
          </table:table-cell>
          <table:table-cell table:number-columns-repeated="1016"/>
        </table:table-row>
        <table:table-row table:style-name="ro43">
          <table:table-cell table:style-name="ce150" office:value-type="string" calcext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85"/>
          <table:table-cell table:style-name="ce189" table:number-columns-repeated="6"/>
          <table:table-cell table:number-columns-repeated="1016"/>
        </table:table-row>
        <table:table-row table:style-name="ro42">
          <table:table-cell table:style-name="ce150" office:value-type="string" calcext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: (i) que os processos-padrão utilizados pela organização foram definidos, incluindo a identificação de quando são aplicáveis?; (ii) que estes processos-padrão e sua aplicação são atualizados, quando necessário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90"/>
          <table:table-cell table:number-columns-repeated="1015"/>
        </table:table-row>
        <table:table-row table:style-name="ro43">
          <table:table-cell table:style-name="ce150" office:value-type="string" calcext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qual são mantidos os processos padrão definidos e que esta é atualizada, quando necessário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90"/>
          <table:table-cell table:number-columns-repeated="1015"/>
        </table:table-row>
        <table:table-row table:style-name="ro42">
          <table:table-cell table:style-name="ce150" office:value-type="string" calcext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identificando as tarefas, atividades, papéis envolvidos e produtos de trabalho (entradas e/ou saídas)? (ii) que foi definido o desempenho esperado para estes processos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style-name="ce190"/>
          <table:table-cell table:number-columns-repeated="1015"/>
        </table:table-row>
        <table:table-row table:style-name="ro61">
          <table:table-cell table:style-name="ce150" office:value-type="string" calcext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para uso na organização, de forma a atender à variedade de projetos, foram descritos, e que esta definição foi mantida conforme necessário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style-name="ce190"/>
          <table:table-cell table:number-columns-repeated="1015"/>
        </table:table-row>
        <table:table-row table:style-name="ro41">
          <table:table-cell table:style-name="ce150" office:value-type="string" calcext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processo padrão da organização de forma a atender às necessidades específicas de um projet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style-name="ce190"/>
          <table:table-cell table:number-columns-repeated="1015"/>
        </table:table-row>
        <table:table-row table:style-name="ro43">
          <table:table-cell table:style-name="ce150" office:value-type="string" calcext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organização e que este foi mantid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style-name="ce190"/>
          <table:table-cell table:number-columns-repeated="1015"/>
        </table:table-row>
        <table:table-row table:style-name="ro43">
          <table:table-cell table:style-name="ce150" office:value-type="string" calcext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da organização e que estes foram mantido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style-name="ce190"/>
          <table:table-cell table:number-columns-repeated="1015"/>
        </table:table-row>
        <table:table-row table:style-name="ro43">
          <table:table-cell table:style-name="ce150" office:value-type="string" calcext:value-type="string">
            <text:p>DFP 8. Regras e diretrizes para a estruturação, formação e atuação de equipes são estabelecidas e mantidas.</text:p>
            <text:p><text:span text:style-name="T1">As evidências apresentadas para este resultado permitem assegurar que foram estabelecidas regras e diretrizes para a estruturação, formação e atuação das equipes na organização e que estas foram mantida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style-name="ce190"/>
          <table:table-cell table:number-columns-repeated="1015"/>
        </table:table-row>
        <table:table-row table:style-name="ro39">
          <table:table-cell table:style-name="ce155"/>
          <table:table-cell table:style-name="ce167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42"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42"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42"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 table:number-rows-repeated="104818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H" table:style-name="ta11">
        <table:table-column table:style-name="co3" table:default-cell-style-name="ce156"/>
        <table:table-column table:style-name="co4" table:default-cell-style-name="ce188"/>
        <table:table-column table:style-name="co5" table:number-columns-repeated="6" table:default-cell-style-name="ce156"/>
        <table:table-column table:style-name="co1" table:number-columns-repeated="1016" table:default-cell-style-name="Default"/>
        <table:table-row table:style-name="ro38">
          <table:table-cell table:style-name="ce147" office:value-type="string" calcext:value-type="string">
            <text:p>Gerência de Recursos Humanos</text:p>
          </table:table-cell>
          <table:table-cell table:style-name="ce157" table:number-columns-repeated="6"/>
          <table:table-cell table:style-name="ce175"/>
          <table:table-cell table:number-columns-repeated="1016"/>
        </table:table-row>
        <table:table-row table:style-name="ro39">
          <table:table-cell table:style-name="ce148" office:value-type="string" calcext:value-type="string">
            <text:p>PREENCHIDO PELA EMPRESA</text:p>
          </table:table-cell>
          <table:table-cell table:style-name="ce158"/>
          <table:table-cell table:style-name="ce169" table:number-columns-repeated="5"/>
          <table:table-cell table:style-name="ce176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159" office:value-type="string" calcext:value-type="string">
            <text:p>Fonte da evidência</text:p>
          </table:table-cell>
          <table:table-cell table:style-name="ce170" office:value-type="string" calcext:value-type="string">
            <text:p>ORG</text:p>
          </table:table-cell>
          <table:table-cell table:style-name="ce170" office:value-type="string" calcext:value-type="string">
            <text:p>Projeto 1</text:p>
          </table:table-cell>
          <table:table-cell table:style-name="ce170" office:value-type="string" calcext:value-type="string">
            <text:p>Projeto 2</text:p>
          </table:table-cell>
          <table:table-cell table:style-name="ce170" office:value-type="string" calcext:value-type="string">
            <text:p>Projeto 3</text:p>
          </table:table-cell>
          <table:table-cell table:style-name="ce170" office:value-type="string" calcext:value-type="string">
            <text:p>Projeto 4</text:p>
          </table:table-cell>
          <table:table-cell table:style-name="ce177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49" office:value-type="string" calcext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85"/>
          <table:table-cell table:style-name="ce189" table:number-columns-repeated="6"/>
          <table:table-cell table:number-columns-repeated="1016"/>
        </table:table-row>
        <table:table-row table:style-name="ro48">
          <table:table-cell table:style-name="ce150" office:value-type="string" calcext:value-type="string">
            <text:p>GRH 1. As necessidades estratégicas da organização e dos projetos são revistas para identificar recursos, conhecimentos e habilidades requeridos e, de acordo com a necessidade, planejar como desenvolvê-los ou contratá-los. </text:p>
            <text:p><text:span text:style-name="T1">As evidências apresentadas para este resultado permitem assegurar que: (i) foi realizada uma revisão para identificar as necessidades de recursos, conhecimentos e habilidades de acordo com as estratégias da organização e dos projetos? (ii) foi planejado como desenvolver ou contratar estes recursos, conhecimentos e habilidades?</text:span></text:p>
          </table:table-cell>
          <table:table-cell table:style-name="ce161"/>
          <table:table-cell table:style-name="ce186" table:number-columns-repeated="6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3">
          <table:table-cell table:style-name="ce150" office:value-type="string" calcext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identificados e recrutados com base nas habilidades e competências requeridas pela organização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3">
          <table:table-cell table:style-name="ce150" office:value-type="string" calcext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necessidades estratégicas de treinamento, as que estarão sob sua responsabilidade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62">
          <table:table-cell table:style-name="ce150" office:value-type="string" calcext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alinhada aos seus objetivos que contempla as necessidades de treinamento dos projetos e da própria organização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3"/>
          <table:table-cell table:style-name="ce178"/>
          <table:table-cell table:number-columns-repeated="1016"/>
        </table:table-row>
        <table:table-row table:style-name="ro43">
          <table:table-cell table:style-name="ce150" office:value-type="string" calcext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necessidades de treinamento da organização e dos projetos e que este está alinhado à estratégia de treinamento definida?</text:span></text:p>
          </table:table-cell>
          <table:table-cell table:style-name="ce186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63">
          <table:table-cell table:style-name="ce150" office:value-type="string" calcext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responsabilidade da organização foram planejados a partir da estratégia e do plano tático de treinamento? (ii) que estes treinamentos foram realizados e registrado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27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 table:number-rows-repeated="4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3">
          <table:table-cell table:style-name="ce150" office:value-type="string" calcext:value-type="string">
            <text:p>GRH 7. A efetividade do treinamento é avaliada.</text:p>
            <text:p><text:span text:style-name="T1">As evidências apresentadas para este resultado permitem assegurar que a efetividade do treinamento foi avaliada em relação aos objetivos pelos quais o treinamento foi realizad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2">
          <table:table-cell table:style-name="ce150" office:value-type="string" calcext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indivíduos e grupos? (ii) que existe registro de que foram conduzidas avaliações com base nestes critérios e que os resultados destas avaliações são utilizados para melhorar o desempenho dos indivíduos e grupo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64">
          <table:table-cell table:style-name="ce150" office:value-type="string" calcext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conhecimento da organização foi planejada, é executada e mantida, de forma a compartilhar as informações na organizaçã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2">
          <table:table-cell table:style-name="ce150" office:value-type="string" calcext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de especialistas? (ii) que foi implementado um mecanismo de apoio ao fluxo das informações providas por esta rede para os projeto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43">
          <table:table-cell table:style-name="ce150" office:value-type="string" calcext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entre os membros da organização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5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4"/>
          <table:table-cell table:style-name="ce166" office:value-type="string" calcext:value-type="string">
            <text:p>(T,L,P,N,NA)</text:p>
          </table:table-cell>
          <table:table-cell table:style-name="ce172" table:number-columns-repeated="4"/>
          <table:table-cell table:style-name="ce174"/>
          <table:table-cell table:style-name="ce179"/>
          <table:table-cell table:number-columns-repeated="1016"/>
        </table:table-row>
        <table:table-row table:style-name="ro39">
          <table:table-cell table:style-name="ce155"/>
          <table:table-cell table:style-name="ce167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42"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42"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42"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U" table:style-name="ta12">
        <table:table-column table:style-name="co3" table:default-cell-style-name="ce156"/>
        <table:table-column table:style-name="co4" table:default-cell-style-name="ce156"/>
        <table:table-column table:style-name="co5" table:number-columns-repeated="6" table:default-cell-style-name="ce156"/>
        <table:table-column table:style-name="co1" table:number-columns-repeated="1016" table:default-cell-style-name="Default"/>
        <table:table-row table:style-name="ro38">
          <table:table-cell table:style-name="ce147" office:value-type="string" calcext:value-type="string">
            <text:p>Gerência de Reutilização</text:p>
          </table:table-cell>
          <table:table-cell table:style-name="ce157" table:number-columns-repeated="6"/>
          <table:table-cell table:style-name="ce175"/>
          <table:table-cell table:number-columns-repeated="1016"/>
        </table:table-row>
        <table:table-row table:style-name="ro39">
          <table:table-cell table:style-name="ce148" office:value-type="string" calcext:value-type="string">
            <text:p>PREENCHIDO PELA EMPRESA</text:p>
          </table:table-cell>
          <table:table-cell table:style-name="ce158"/>
          <table:table-cell table:style-name="ce169" table:number-columns-repeated="5"/>
          <table:table-cell table:style-name="ce176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159" office:value-type="string" calcext:value-type="string">
            <text:p>Fonte da evidência</text:p>
          </table:table-cell>
          <table:table-cell table:style-name="ce170" office:value-type="string" calcext:value-type="string">
            <text:p>ORG</text:p>
          </table:table-cell>
          <table:table-cell table:style-name="ce170" office:value-type="string" calcext:value-type="string">
            <text:p>Projeto 1</text:p>
          </table:table-cell>
          <table:table-cell table:style-name="ce170" office:value-type="string" calcext:value-type="string">
            <text:p>Projeto 2</text:p>
          </table:table-cell>
          <table:table-cell table:style-name="ce170" office:value-type="string" calcext:value-type="string">
            <text:p>Projeto 3</text:p>
          </table:table-cell>
          <table:table-cell table:style-name="ce170" office:value-type="string" calcext:value-type="string">
            <text:p>Projeto 4</text:p>
          </table:table-cell>
          <table:table-cell table:style-name="ce177" office:value-type="string" calcext:value-type="string">
            <text:p>Final</text:p>
          </table:table-cell>
          <table:table-cell table:number-columns-repeated="1016"/>
        </table:table-row>
        <table:table-row table:style-name="ro9">
          <table:table-cell table:style-name="ce149" office:value-type="string" calcext:value-type="string">
            <text:p>O propósito do processo Gerência de Reutilização é gerenciar o ciclo de vida dos ativos reutilizáveis.</text:p>
          </table:table-cell>
          <table:table-cell table:style-name="ce160" table:number-columns-repeated="7"/>
          <table:table-cell table:number-columns-repeated="1016"/>
        </table:table-row>
        <table:table-row table:style-name="ro31">
          <table:table-cell table:style-name="ce150" office:value-type="string" calcext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à adoção de um processo de gerência de reutilização, bem como sua utilização? (ii) que os critérios foram especificados, documentados e <text:s/>revisados com os responsáveis, na organização, pela gerência de ativos reutilizávei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>
          <table:table-cell table:style-name="ce152"/>
          <table:table-cell table:style-name="ce163"/>
          <table:table-cell table:style-name="ce196"/>
          <table:table-cell table:style-name="ce163" table:number-columns-repeated="5"/>
          <table:table-cell table:style-name="ce184" table:number-columns-repeated="1016"/>
        </table:table-row>
        <table:table-row table:style-name="ro9" table:number-rows-repeated="2">
          <table:table-cell table:style-name="ce152"/>
          <table:table-cell table:style-name="ce163" table:number-columns-repeated="2"/>
          <table:table-cell table:style-name="ce196" table:number-columns-repeated="5"/>
          <table:table-cell table:style-name="ce184" table:number-columns-repeated="1016"/>
        </table:table-row>
        <table:table-row table:style-name="ro9">
          <table:table-cell table:style-name="ce152"/>
          <table:table-cell table:style-name="ce163"/>
          <table:table-cell table:style-name="ce196"/>
          <table:table-cell table:style-name="ce163" table:number-columns-repeated="3"/>
          <table:table-cell table:style-name="ce199" table:number-columns-repeated="2"/>
          <table:table-cell table:style-name="ce184" table:number-columns-repeated="1016"/>
        </table:table-row>
        <table:table-row table:style-name="ro9">
          <table:table-cell table:style-name="ce152"/>
          <table:table-cell table:style-name="ce163"/>
          <table:table-cell table:style-name="ce196"/>
          <table:table-cell table:style-name="ce163" table:number-columns-repeated="5"/>
          <table:table-cell table:style-name="ce184"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97" table:number-columns-repeated="2"/>
          <table:table-cell table:number-columns-repeated="1016"/>
        </table:table-row>
        <table:table-row table:style-name="ro41">
          <table:table-cell table:style-name="ce150" office:value-type="string" calcext:value-type="string">
            <text:p>GRU 2. Um mecanismo de armazenamento e recuperação de ativos reutilizáveis é implantado.</text:p>
            <text:p><text:span text:style-name="T1">As evidências apresentadas para este resultado permitem assegurar: (i) que foi implantada uma biblioteca de ativos reutilizáveis que é utilizada pelos membros da organização? (ii) que foram estabelecidos os mecanismos para armazenamento e recuperação de ativos a partir desta biblioteca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4">
          <table:table-cell table:style-name="ce152"/>
          <table:table-cell table:style-name="ce163"/>
          <table:table-cell table:style-name="ce196"/>
          <table:table-cell table:style-name="ce163" table:number-columns-repeated="5"/>
          <table:table-cell table:style-name="ce184" table:number-columns-repeated="1016"/>
        </table:table-row>
        <table:table-row table:style-name="ro9">
          <table:table-cell table:style-name="ce152"/>
          <table:table-cell table:style-name="ce192" table:number-columns-repeated="7"/>
          <table:table-cell table:style-name="ce184" table:number-columns-repeated="1016"/>
        </table:table-row>
        <table:table-row table:style-name="ro9">
          <table:table-cell table:style-name="ce152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97" table:number-columns-repeated="2"/>
          <table:table-cell table:number-columns-repeated="1016"/>
        </table:table-row>
        <table:table-row table:style-name="ro43">
          <table:table-cell table:style-name="ce150" office:value-type="string" calcext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ativos a partir da biblioteca de ativos reutilizáveis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4">
          <table:table-cell table:style-name="ce152"/>
          <table:table-cell table:style-name="ce163" table:number-columns-repeated="7"/>
          <table:table-cell table:style-name="ce184" table:number-columns-repeated="1016"/>
        </table:table-row>
        <table:table-row table:style-name="ro9">
          <table:table-cell table:style-name="ce152"/>
          <table:table-cell table:style-name="ce163" table:number-columns-repeated="7"/>
          <table:table-cell table:number-columns-repeated="1016"/>
        </table:table-row>
        <table:table-row table:style-name="ro9">
          <table:table-cell table:style-name="ce153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97" table:number-columns-repeated="2"/>
          <table:table-cell table:number-columns-repeated="1016"/>
        </table:table-row>
        <table:table-row table:style-name="ro41">
          <table:table-cell table:style-name="ce150" office:value-type="string" calcext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de configuração de ativos reutilizáveis, bem como a adoção destas na organização?</text:span></text:p>
          </table:table-cell>
          <table:table-cell table:style-name="ce161" table:number-columns-repeated="7"/>
          <table:table-cell table:style-name="ce184" table:number-columns-repeated="1016"/>
        </table:table-row>
        <table:table-row table:style-name="ro9" table:number-rows-repeated="3">
          <table:table-cell table:style-name="ce152"/>
          <table:table-cell table:style-name="ce193" table:number-columns-repeated="7"/>
          <table:table-cell table:style-name="ce184" table:number-columns-repeated="1016"/>
        </table:table-row>
        <table:table-row table:style-name="ro9" table:number-rows-repeated="2">
          <table:table-cell table:style-name="ce191"/>
          <table:table-cell table:style-name="ce193" table:number-columns-repeated="7"/>
          <table:table-cell table:style-name="ce184" table:number-columns-repeated="1016"/>
        </table:table-row>
        <table:table-row table:style-name="ro9">
          <table:table-cell table:style-name="ce191"/>
          <table:table-cell table:style-name="ce164" office:value-type="string" calcext:value-type="string">
            <text:p>(T,L,P,N,NA)</text:p>
          </table:table-cell>
          <table:table-cell table:style-name="ce171" table:number-columns-repeated="4"/>
          <table:table-cell table:style-name="ce178" table:number-columns-repeated="2"/>
          <table:table-cell table:style-name="ce184" table:number-columns-repeated="1016"/>
        </table:table-row>
        <table:table-row table:style-name="ro42">
          <table:table-cell table:style-name="ce150" office:value-type="string" calcext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novas versões e a própria descontinuidade dos ativos reutilizáveis foram comunicados para seus usuários (produtores e consumidores destes ativos reutilizáveis)?</text:span></text:p>
          </table:table-cell>
          <table:table-cell table:style-name="ce161" table:number-columns-repeated="7"/>
          <table:table-cell table:number-columns-repeated="1016"/>
        </table:table-row>
        <table:table-row table:style-name="ro9" table:number-rows-repeated="3">
          <table:table-cell table:style-name="ce152"/>
          <table:table-cell table:style-name="ce194" table:number-columns-repeated="7"/>
          <table:table-cell table:number-columns-repeated="1016"/>
        </table:table-row>
        <table:table-row table:style-name="ro9">
          <table:table-cell table:style-name="ce152"/>
          <table:table-cell table:style-name="ce163" table:number-columns-repeated="5"/>
          <table:table-cell table:style-name="ce200" table:number-columns-repeated="2"/>
          <table:table-cell table:number-columns-repeated="1016"/>
        </table:table-row>
        <table:table-row table:style-name="ro9">
          <table:table-cell table:style-name="ce191"/>
          <table:table-cell table:style-name="ce163" table:number-columns-repeated="5"/>
          <table:table-cell table:style-name="ce193" table:number-columns-repeated="2"/>
          <table:table-cell table:number-columns-repeated="1016"/>
        </table:table-row>
        <table:table-row table:style-name="ro9">
          <table:table-cell table:style-name="ce153"/>
          <table:table-cell table:style-name="ce195" office:value-type="string" calcext:value-type="string">
            <text:p>(T,L,P,N,NA)</text:p>
          </table:table-cell>
          <table:table-cell table:style-name="ce197"/>
          <table:table-cell table:style-name="ce198" table:number-columns-repeated="3"/>
          <table:table-cell table:style-name="ce197" table:number-columns-repeated="2"/>
          <table:table-cell table:number-columns-repeated="1016"/>
        </table:table-row>
        <table:table-row table:style-name="ro39">
          <table:table-cell table:style-name="ce155"/>
          <table:table-cell table:style-name="ce167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style-name="ce42"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style-name="ce42"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style-name="ce42"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style-name="ce42"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style-name="ce42"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style-name="ce42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style-name="ce42" table:number-columns-repeated="1016"/>
        </table:table-row>
        <table:table-row table:style-name="ro9" table:number-rows-repeated="90">
          <table:table-cell/>
          <table:table-cell table:style-name="ce188"/>
          <table:table-cell table:number-columns-repeated="1022"/>
        </table:table-row>
        <table:table-row table:style-name="ro9" table:number-rows-repeated="10481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E" table:style-name="ta13">
        <table:table-column table:style-name="co3" table:default-cell-style-name="ce42"/>
        <table:table-column table:style-name="co4" table:default-cell-style-name="ce130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Desenvolvimento de Requisitos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3" office:value-type="string" calcext:value-type="string">
            <text:p>O propósito do processo Desenvolvimento de Requisitos é definir os requisitos do cliente, do produto e dos componentes do produto.</text:p>
          </table:table-cell>
          <table:table-cell table:style-name="ce201"/>
          <table:table-cell table:style-name="ce75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restrições do cliente, tanto do produto quanto de suas interface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 table:number-columns-repeated="2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1">
          <table:table-cell table:style-name="ce13" office:value-type="string" calcext:value-type="string">
            <text:p>DRE 2. Um conjunto definido de requisitos do cliente é especificado e priorizado a partir das necessidades, expectativas e restrições identificadas.</text:p>
            <text:p><text:span text:style-name="T1">As evidências apresentadas para este resultado permitem assegurar que as necessidades, expectativas e restrições identificadas foram transformadas em um conjunto de requisitos do cliente?</text:span></text:p>
          </table:table-cell>
          <table:table-cell table:style-name="ce161"/>
          <table:table-cell table:style-name="ce51" table:number-columns-repeated="6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 table:number-columns-repeated="2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1">
          <table:table-cell table:style-name="ce13" office:value-type="string" calcext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funcionais foi definido e possui uma correlação com os requisitos do cliente? (ii) que este conjunto de requisitos é mantid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2">
          <table:table-cell table:style-name="ce131"/>
          <table:table-cell table:style-name="ce202"/>
          <table:table-cell table:style-name="ce204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1">
          <table:table-cell table:style-name="ce13" office:value-type="string" calcext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refinados, elaborados e alocados a um componente do produt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 table:number-rows-repeated="3">
          <table:table-cell table:style-name="ce131"/>
          <table:table-cell table:style-name="ce202" table:number-columns-repeated="2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3">
          <table:table-cell table:style-name="ce13" office:value-type="string" calcext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produto e de cada componente do produt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 table:number-rows-repeated="3">
          <table:table-cell table:style-name="ce131"/>
          <table:table-cell table:style-name="ce50"/>
          <table:table-cell table:style-name="ce205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66">
          <table:table-cell table:style-name="ce13" office:value-type="string" calcext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possíveis de ocorrer no uso do produt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 table:number-rows-repeated="3">
          <table:table-cell table:style-name="ce131"/>
          <table:table-cell table:style-name="ce50"/>
          <table:table-cell table:style-name="ce205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67">
          <table:table-cell table:style-name="ce13" office:value-type="string" calcext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critérios definidos de forma a balancear as necessidades dos interessados considerando as restrições de projeto existente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49" table:number-columns-repeated="5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9">
          <table:table-cell table:style-name="ce13" office:value-type="string" calcext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2">
          <table:table-cell table:style-name="ce131"/>
          <table:table-cell table:style-name="ce202"/>
          <table:table-cell table:style-name="ce49" table:number-columns-repeated="6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5"/>
          <table:table-cell table:style-name="ce49" table:number-columns-repeated="5"/>
          <table:table-cell table:number-columns-repeated="1016"/>
        </table:table-row>
        <table:table-row table:style-name="ro9" table:number-rows-repeated="2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0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TP" table:style-name="ta14">
        <table:table-column table:style-name="co3" table:default-cell-style-name="ce42"/>
        <table:table-column table:style-name="co4" table:default-cell-style-name="ce130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<text:s/>Integração do Produto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3">
          <table:table-cell table:style-name="ce13" office:value-type="string" calcext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201"/>
          <table:table-cell table:style-name="ce75" table:number-columns-repeated="6"/>
          <table:table-cell table:number-columns-repeated="1016"/>
        </table:table-row>
        <table:table-row table:style-name="ro60">
          <table:table-cell table:style-name="ce13" office:value-type="string" calcext:value-type="string">
            <text:p>ITP 1. Uma estratégia de integração, consistente com o projeto <text:span text:style-name="T9">(design)</text:span><text:span text:style-name="T5"> e com os requisitos do produto, é desenvolvida e mantida para os componentes do produto.</text:span></text:p>
            <text:p><text:span text:style-name="T1">As evidências apresentadas para este resultado permitem assegurar que foi definida uma estratégia para conduzir a 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161"/>
          <table:table-cell table:style-name="ce51" table:number-columns-repeated="6"/>
          <table:table-cell table:number-columns-repeated="1016"/>
        </table:table-row>
        <table:table-row table:style-name="ro65">
          <table:table-cell table:style-name="ce207"/>
          <table:table-cell table:style-name="ce202"/>
          <table:table-cell table:style-name="ce203"/>
          <table:table-cell table:style-name="ce205" table:number-columns-repeated="4"/>
          <table:table-cell table:style-name="ce49"/>
          <table:table-cell table:number-columns-repeated="1016"/>
        </table:table-row>
        <table:table-row table:style-name="ro9" table:number-rows-repeated="2">
          <table:table-cell table:style-name="ce207"/>
          <table:table-cell table:style-name="ce202"/>
          <table:table-cell table:style-name="ce204"/>
          <table:table-cell table:style-name="ce50" table:number-columns-repeated="4"/>
          <table:table-cell table:style-name="ce49"/>
          <table:table-cell table:number-columns-repeated="1016"/>
        </table:table-row>
        <table:table-row table:style-name="ro9">
          <table:table-cell table:style-name="ce207"/>
          <table:table-cell table:style-name="ce202" table:number-columns-repeated="2"/>
          <table:table-cell table:style-name="ce50" table:number-columns-repeated="4"/>
          <table:table-cell table:style-name="ce49"/>
          <table:table-cell table:number-columns-repeated="1016"/>
        </table:table-row>
        <table:table-row table:style-name="ro9">
          <table:table-cell table:style-name="ce207"/>
          <table:table-cell table:style-name="ce52"/>
          <table:table-cell table:style-name="ce49" table:number-columns-repeated="6"/>
          <table:table-cell table:number-columns-repeated="1016"/>
        </table:table-row>
        <table:table-row table:style-name="ro9">
          <table:table-cell table:style-name="ce208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5">
          <table:table-cell table:style-name="ce13" office:value-type="string" calcext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componentes do produto e que este foi mantido, conforme necessári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202"/>
          <table:table-cell table:style-name="ce203"/>
          <table:table-cell table:style-name="ce205" table:number-columns-repeated="4"/>
          <table:table-cell table:style-name="ce49"/>
          <table:table-cell table:number-columns-repeated="1016"/>
        </table:table-row>
        <table:table-row table:style-name="ro9" table:number-rows-repeated="2">
          <table:table-cell table:style-name="ce131"/>
          <table:table-cell table:style-name="ce202" table:number-columns-repeated="2"/>
          <table:table-cell table:style-name="ce50" table:number-columns-repeated="4"/>
          <table:table-cell table:style-name="ce49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13" office:value-type="string" calcext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do produto foram revistas para assegurar a compatibilidade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49" table:number-columns-repeated="5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13" office:value-type="string" calcext:value-type="string">
            <text:p>ITP 4. As definições, o projeto (<text:span text:style-name="T9">design</text:span><text:span text:style-name="T5">) e as mudanças nas interfaces internas e externas são gerenciados para o 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interfaces internas e externas do produto e dos componentes do produto foram gerencia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49" table:number-columns-repeated="5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13" office:value-type="string" calcext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produto baseada, em critérios definidos, antes da integração para garantir que os componentes estavam prontos para serem integra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13" office:value-type="string" calcext:value-type="string">
            <text:p>ITP 6. Os componentes do produto são integrados, de acordo com a estratégia determinada e seguindo os procedimentos e critérios para integração.</text:p>
            <text:p><text:span text:style-name="T1">As evidências apresentadas para este resultado permitem assegurar que os componentes do produto foram integrados de acordo com a sequência estabelecida e seguindo os procedimentos e critérios para integração?</text:span></text:p>
          </table:table-cell>
          <table:table-cell table:style-name="ce161"/>
          <table:table-cell table:style-name="ce51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13" office:value-type="string" calcext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resultados da avaliação foram documenta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19">
          <table:table-cell table:style-name="ce13" office:value-type="string" calcext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5">) e códigos associados).</text:span></text:p>
            <text:p><text:span text:style-name="T1">As evidências apresentadas para este resultado permitem assegurar: (i) que foi definida uma estratégia para testes de regressão? (ii) que essa estratégia foi aplicada para uma nova verificação do produto em decorrência de mudanças nos requisitos, projeto (</text:span><text:span text:style-name="T8">design</text:span><text:span text:style-name="T1">) ou códigos dos componentes do produt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13" office:value-type="string" calcext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uma mídia adequada para entrega ao cliente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CP" table:style-name="ta15">
        <table:table-column table:style-name="co3" table:default-cell-style-name="ce42"/>
        <table:table-column table:style-name="co4" table:default-cell-style-name="ce130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Projeto e Construção do Produto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3" office:value-type="string" calcext:value-type="string">
            <text:p>O propósito do processo Projeto e Construção do Produto é projetar, desenvolver e implementar soluções para atender aos requisitos. </text:p>
          </table:table-cell>
          <table:table-cell table:style-name="ce201"/>
          <table:table-cell table:style-name="ce75" table:number-columns-repeated="6"/>
          <table:table-cell table:number-columns-repeated="1016"/>
        </table:table-row>
        <table:table-row table:style-name="ro68">
          <table:table-cell table:style-name="ce13" office:value-type="string" calcext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critérios para seleção da alternativa mais adequada para atender aos requisitos definidos para o produto e componentes do produt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>
          <table:table-cell table:style-name="ce131" office:value-type="string" calcext:value-type="string">
            <text:p><text:s text:c="6"/></text:p>
          </table:table-cell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65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31" office:value-type="string" calcext:value-type="string">
            <text:p><text:s/></text:p>
          </table:table-cell>
          <table:table-cell table:style-name="ce202" table:number-columns-repeated="2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41">
          <table:table-cell table:style-name="ce13" office:value-type="string" calcext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produto foram selecionadas considerando os cenários definidos e os critérios identifica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 table:number-columns-repeated="2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43">
          <table:table-cell table:style-name="ce13" office:value-type="string" calcext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e documentad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202"/>
          <table:table-cell table:style-name="ce203"/>
          <table:table-cell table:style-name="ce205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31"/>
          <table:table-cell table:style-name="ce202" table:number-columns-repeated="2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43">
          <table:table-cell table:style-name="ce13" office:value-type="string" calcext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foram projetadas com base em critérios previamente defini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209"/>
          <table:table-cell table:style-name="ce202"/>
          <table:table-cell table:style-name="ce204"/>
          <table:table-cell table:style-name="ce49" table:number-columns-repeated="5"/>
          <table:table-cell table:number-columns-repeated="1016"/>
        </table:table-row>
        <table:table-row table:style-name="ro9" table:number-rows-repeated="3">
          <table:table-cell table:style-name="ce209"/>
          <table:table-cell table:style-name="ce50"/>
          <table:table-cell table:style-name="ce205"/>
          <table:table-cell table:style-name="ce49" table:number-columns-repeated="5"/>
          <table:table-cell table:number-columns-repeated="1016"/>
        </table:table-row>
        <table:table-row table:style-name="ro9">
          <table:table-cell table:style-name="ce210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210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41">
          <table:table-cell table:style-name="ce13" office:value-type="string" calcext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reutilizar componentes do produt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209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 table:number-rows-repeated="3">
          <table:table-cell table:style-name="ce209"/>
          <table:table-cell table:style-name="ce50"/>
          <table:table-cell table:style-name="ce205"/>
          <table:table-cell table:style-name="ce50" table:number-columns-repeated="5"/>
          <table:table-cell table:number-columns-repeated="1016"/>
        </table:table-row>
        <table:table-row table:style-name="ro9">
          <table:table-cell table:style-name="ce210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211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43">
          <table:table-cell table:style-name="ce13" office:value-type="string" calcext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verificados de acordo com o que foi planejad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209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 table:number-rows-repeated="2">
          <table:table-cell table:style-name="ce209"/>
          <table:table-cell table:style-name="ce50"/>
          <table:table-cell table:style-name="ce205"/>
          <table:table-cell table:style-name="ce50" table:number-columns-repeated="5"/>
          <table:table-cell table:number-columns-repeated="1016"/>
        </table:table-row>
        <table:table-row table:style-name="ro9" table:number-rows-repeated="2">
          <table:table-cell table:style-name="ce210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211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56">
          <table:table-cell table:style-name="ce13" office:value-type="string" calcext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disponibilizada para os interessados de acordo com os padrões estabeleci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>
          <table:table-cell table:style-name="ce209"/>
          <table:table-cell table:style-name="ce202"/>
          <table:table-cell table:style-name="ce204"/>
          <table:table-cell table:style-name="ce50" table:number-columns-repeated="5"/>
          <table:table-cell table:number-columns-repeated="1016"/>
        </table:table-row>
        <table:table-row table:style-name="ro9" table:number-rows-repeated="2">
          <table:table-cell table:style-name="ce209"/>
          <table:table-cell table:style-name="ce50"/>
          <table:table-cell table:style-name="ce205"/>
          <table:table-cell table:style-name="ce50" table:number-columns-repeated="5"/>
          <table:table-cell table:number-columns-repeated="1016"/>
        </table:table-row>
        <table:table-row table:style-name="ro9" table:number-rows-repeated="2">
          <table:table-cell table:style-name="ce210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211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43">
          <table:table-cell table:style-name="ce13" office:value-type="string" calcext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critérios defini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4">
          <table:table-cell table:style-name="ce210"/>
          <table:table-cell table:style-name="ce212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206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0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L" table:style-name="ta16">
        <table:table-column table:style-name="co3" table:default-cell-style-name="ce42"/>
        <table:table-column table:style-name="co4" table:default-cell-style-name="ce130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Validação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3" office:value-type="string" calcext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105"/>
          <table:table-cell table:style-name="ce111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validad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210"/>
          <table:table-cell table:style-name="ce216"/>
          <table:table-cell table:style-name="ce217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60">
          <table:table-cell table:style-name="ce13" office:value-type="string" calcext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validação que define o cronograma, participantes envolvidos, métodos para validação e o material</text:span><text:span text:style-name="T10"> </text:span><text:span text:style-name="T1">a ser utilizado na validaçã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serem utilizados para a validação dos produtos de trabalho, bem como permitem assegurar que foi estabelecido um ambiente para validaçã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garantir que o produto esteja pronto para uso no ambiente operacional pretendid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VAL 5. Problemas são identificados e registrados.</text:p>
            <text:p><text:span text:style-name="T1">As evidências apresentadas para este resultado permitem assegurar que os problemas identificados durante as atividades de validação foram registrad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3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analisados e disponibilizados para as partes interessada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3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5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prontos para o uso pretendid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3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0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ER" table:style-name="ta17">
        <table:table-column table:style-name="co3" table:default-cell-style-name="ce42"/>
        <table:table-column table:style-name="co4" table:default-cell-style-name="ce130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Verificação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3" office:value-type="string" calcext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105"/>
          <table:table-cell table:style-name="ce111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identificad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210"/>
          <table:table-cell table:style-name="ce216"/>
          <table:table-cell table:style-name="ce217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inclua cronograma, revisores envolvidos, métodos a serem utilizados e materiais a serem empregados na verificaçã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a verificação foram identificados?; (ii) foi estabelecido um ambiente para verificaçã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quanto revisão por pares, foram executadas de acordo com o planejad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69">
          <table:table-cell table:style-name="ce13" office:value-type="string" calcext:value-type="string">
            <text:p>VER 5. Defeitos são identificados e registrados.</text:p>
            <text:p><text:span text:style-name="T1">As evidências apresentadas para este resultado permitem assegurar que os defeitos identificados durante as atividades de verificação foram identificados e registrad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analisados? (ii) foram adotados procedimentos para disponibilização dos resultados para as partes interessada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4">
          <table:table-cell table:style-name="ce214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13"/>
          <table:table-cell table:style-name="ce50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1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" table:style-name="ta18">
        <table:table-column table:style-name="co3" table:default-cell-style-name="ce42"/>
        <table:table-column table:style-name="co4" table:default-cell-style-name="ce42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Desenvolvimento para Reutilização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3">
          <table:table-cell table:style-name="ce12" office:value-type="string" calcext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75" table:number-columns-repeated="7"/>
          <table:table-cell table:number-columns-repeated="1016"/>
        </table:table-row>
        <table:table-row table:style-name="ro41">
          <table:table-cell table:style-name="ce13" office:value-type="string" calcext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visando identificar oportunidades de reutilizaçã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3">
          <table:table-cell table:style-name="ce16"/>
          <table:table-cell table:style-name="ce49"/>
          <table:table-cell table:style-name="ce205"/>
          <table:table-cell table:style-name="ce49" table:number-columns-repeated="5"/>
          <table:table-cell table:style-name="ce130" table:number-columns-repeated="1016"/>
        </table:table-row>
        <table:table-row table:style-name="ro9">
          <table:table-cell table:style-name="ce16"/>
          <table:table-cell table:style-name="ce49" table:number-columns-repeated="2"/>
          <table:table-cell table:style-name="ce205" table:number-columns-repeated="5"/>
          <table:table-cell table:style-name="ce130" table:number-columns-repeated="1016"/>
        </table:table-row>
        <table:table-row table:style-name="ro9">
          <table:table-cell table:style-name="ce16"/>
          <table:table-cell table:style-name="ce49"/>
          <table:table-cell table:style-name="ce205"/>
          <table:table-cell table:style-name="ce49" table:number-columns-repeated="5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2">
          <table:table-cell table:style-name="ce13" office:value-type="string" calcext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implementar um programa de desenvolvimento para reutilização; (ii) as ações corretivas foram planejadas e executadas, quando necessári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/>
          <table:table-cell table:style-name="ce205"/>
          <table:table-cell table:style-name="ce49" table:number-columns-repeated="5"/>
          <table:table-cell table:style-name="ce130" table:number-columns-repeated="1016"/>
        </table:table-row>
        <table:table-row table:style-name="ro9">
          <table:table-cell table:style-name="ce16"/>
          <table:table-cell table:style-name="ce49" table:number-columns-repeated="7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1">
          <table:table-cell table:style-name="ce13" office:value-type="string" calcext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programa de reutilização contemplando propósito, escopo, metas e objetiv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/>
          <table:table-cell table:style-name="ce205"/>
          <table:table-cell table:style-name="ce49" table:number-columns-repeated="5"/>
          <table:table-cell table:style-name="ce130" table:number-columns-repeated="1016"/>
        </table:table-row>
        <table:table-row table:style-name="ro9">
          <table:table-cell table:style-name="ce16"/>
          <table:table-cell table:style-name="ce220" table:number-columns-repeated="7"/>
          <table:table-cell table:style-name="ce130"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3">
          <table:table-cell table:style-name="ce13" office:value-type="string" calcext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organização; (ii) o programa de reutilização foi monitorado? (iii) o programa de reutilização foi avaliad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/>
          <table:table-cell table:style-name="ce205"/>
          <table:table-cell table:style-name="ce49" table:number-columns-repeated="5"/>
          <table:table-cell table:style-name="ce130" table:number-columns-repeated="1016"/>
        </table:table-row>
        <table:table-row table:style-name="ro9">
          <table:table-cell table:style-name="ce16"/>
          <table:table-cell table:style-name="ce220" table:number-columns-repeated="7"/>
          <table:table-cell table:style-name="ce130" table:number-columns-repeated="1016"/>
        </table:table-row>
        <table:table-row table:style-name="ro9">
          <table:table-cell table:style-name="ce103"/>
          <table:table-cell table:style-name="ce50" office:value-type="string" calcext:value-type="string">
            <text:p>(T,L,P,N,NA,F)</text:p>
          </table:table-cell>
          <table:table-cell table:style-name="ce222"/>
          <table:table-cell table:style-name="ce224" table:number-columns-repeated="3"/>
          <table:table-cell table:style-name="ce222" table:number-columns-repeated="2"/>
          <table:table-cell table:number-columns-repeated="1016"/>
        </table:table-row>
        <table:table-row table:style-name="ro41">
          <table:table-cell table:style-name="ce13" office:value-type="string" calcext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avaliadas para determinar se eram adequadas para a aplicação alvo?</text:span></text:p>
          </table:table-cell>
          <table:table-cell table:style-name="ce51" table:number-columns-repeated="7"/>
          <table:table-cell table:style-name="ce130" table:number-columns-repeated="1016"/>
        </table:table-row>
        <table:table-row table:style-name="ro9" table:number-rows-repeated="3">
          <table:table-cell table:style-name="ce16"/>
          <table:table-cell table:style-name="ce207" table:number-columns-repeated="7"/>
          <table:table-cell table:style-name="ce130" table:number-columns-repeated="1016"/>
        </table:table-row>
        <table:table-row table:style-name="ro9">
          <table:table-cell table:style-name="ce16"/>
          <table:table-cell table:style-name="ce220" table:number-columns-repeated="7"/>
          <table:table-cell table:style-name="ce130" table:number-columns-repeated="1016"/>
        </table:table-row>
        <table:table-row table:style-name="ro9">
          <table:table-cell table:style-name="ce143"/>
          <table:table-cell table:style-name="ce49"/>
          <table:table-cell table:style-name="ce205"/>
          <table:table-cell table:style-name="ce49" table:number-columns-repeated="5"/>
          <table:table-cell table:style-name="ce130"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206" table:number-columns-repeated="2"/>
          <table:table-cell table:number-columns-repeated="1016"/>
        </table:table-row>
        <table:table-row table:style-name="ro43">
          <table:table-cell table:style-name="ce13" office:value-type="string" calcext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dos modelos de domínio e arquitetura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3">
          <table:table-cell table:style-name="ce16"/>
          <table:table-cell table:style-name="ce49" table:number-columns-repeated="5"/>
          <table:table-cell table:style-name="ce207" table:number-columns-repeated="2"/>
          <table:table-cell table:number-columns-repeated="1016"/>
        </table:table-row>
        <table:table-row table:style-name="ro9">
          <table:table-cell table:style-name="ce16"/>
          <table:table-cell table:style-name="ce50"/>
          <table:table-cell table:style-name="ce223" table:number-columns-repeated="4"/>
          <table:table-cell table:style-name="ce226" table:number-columns-repeated="2"/>
          <table:table-cell table:number-columns-repeated="1016"/>
        </table:table-row>
        <table:table-row table:style-name="ro9">
          <table:table-cell table:style-name="ce143"/>
          <table:table-cell table:style-name="ce202"/>
          <table:table-cell table:style-name="ce223" table:number-columns-repeated="4"/>
          <table:table-cell table:style-name="ce226" table:number-columns-repeated="2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206"/>
          <table:table-cell table:style-name="ce225" table:number-columns-repeated="3"/>
          <table:table-cell table:style-name="ce206" table:number-columns-repeated="2"/>
          <table:table-cell table:number-columns-repeated="1016"/>
        </table:table-row>
        <table:table-row table:style-name="ro48">
          <table:table-cell table:style-name="ce13" office:value-type="string" calcext:value-type="string">
            <text:p>DRU 7. Um modelo de domínio é desenvolvido e seus limites e relações com outros domínios são estabelecidos e mantidos. Este modelo deve ser capaz de capturar características, capacidades, conceitos e funções comuns, variantes, opcionais e obrigatórios. </text:p>
            <text:p><text:span text:style-name="T1">As evidências apresentadas para este resultado permitem assegurar que (i) as fronteiras entre os domínios tratados pela organização foram identificadas, estabelecidas e mantidas, conforme pertinente?; (ii) o modelo de domínio foi definido, estabelecendo características, capacidades, conceitos, funções comuns, variantes e opcionais e obrigatórios?</text:span></text:p>
          </table:table-cell>
          <table:table-cell table:style-name="ce161"/>
          <table:table-cell table:style-name="ce51" table:number-columns-repeated="6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 table:number-columns-repeated="5"/>
          <table:table-cell table:style-name="ce207" table:number-columns-repeated="2"/>
          <table:table-cell table:number-columns-repeated="1016"/>
        </table:table-row>
        <table:table-row table:style-name="ro9">
          <table:table-cell table:style-name="ce16"/>
          <table:table-cell table:style-name="ce50"/>
          <table:table-cell table:style-name="ce223" table:number-columns-repeated="4"/>
          <table:table-cell table:style-name="ce226" table:number-columns-repeated="2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206"/>
          <table:table-cell table:style-name="ce225" table:number-columns-repeated="3"/>
          <table:table-cell table:style-name="ce206" table:number-columns-repeated="2"/>
          <table:table-cell table:number-columns-repeated="1016"/>
        </table:table-row>
        <table:table-row table:style-name="ro42">
          <table:table-cell table:style-name="ce13" office:value-type="string" calcext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gerando uma arquitetura de domínio, que descreve uma família de aplicações para o domínio?; (ii) esta arquitetura foi mantida por todo o ciclo de vida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 table:number-columns-repeated="5"/>
          <table:table-cell table:style-name="ce207" table:number-columns-repeated="2"/>
          <table:table-cell table:number-columns-repeated="1016"/>
        </table:table-row>
        <table:table-row table:style-name="ro9">
          <table:table-cell table:style-name="ce143"/>
          <table:table-cell table:style-name="ce221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96"/>
          <table:table-cell table:style-name="ce76" table:number-columns-repeated="3"/>
          <table:table-cell table:style-name="ce96" table:number-columns-repeated="2"/>
          <table:table-cell table:number-columns-repeated="1016"/>
        </table:table-row>
        <table:table-row table:style-name="ro64">
          <table:table-cell table:style-name="ce13" office:value-type="string" calcext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domínio?; (ii) ativos de domínio foram adquiridos ou desenvolvidos, conforme pertinente, e mantidos ao longo do seu ciclo de vida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4">
          <table:table-cell table:style-name="ce16"/>
          <table:table-cell table:style-name="ce49" table:number-columns-repeated="5"/>
          <table:table-cell table:style-name="ce207" table:number-columns-repeated="2"/>
          <table:table-cell table:number-columns-repeated="1016"/>
        </table:table-row>
        <table:table-row table:style-name="ro9">
          <table:table-cell table:style-name="ce143"/>
          <table:table-cell table:style-name="ce221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,F)</text:p>
          </table:table-cell>
          <table:table-cell table:style-name="ce96"/>
          <table:table-cell table:style-name="ce76" table:number-columns-repeated="3"/>
          <table:table-cell table:style-name="ce96" table:number-columns-repeated="2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DE" table:style-name="ta19">
        <table:table-column table:style-name="co3" table:default-cell-style-name="ce104"/>
        <table:table-column table:style-name="co4" table:default-cell-style-name="ce110"/>
        <table:table-column table:style-name="co5" table:number-columns-repeated="6" table:default-cell-style-name="ce110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Gerência de Decisões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2" office:value-type="string" calcext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105"/>
          <table:table-cell table:style-name="ce111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questões que devem ser tratadas por meio de um processo formal de decisão e como as decisões devem ser tomadas? (ii) estas definições são mantidas, conforme necessári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13" office:value-type="string" calcext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formal de tomada de decisão foi definid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7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13" office:value-type="string" calcext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foram definidos e revistos, quando necessário?; (ii) os critérios estão em ordem de importância, de modo que os mais importantes exercem mais influência sobre a avaliaçã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43">
          <table:table-cell table:style-name="ce13" office:value-type="string" calcext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para o problema ou questões especificada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41">
          <table:table-cell table:style-name="ce13" office:value-type="string" calcext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soluções alternativas, considerando a viabilidade de sua aplicação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43">
          <table:table-cell table:style-name="ce13" office:value-type="string" calcext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utilizando os critérios e os métodos defini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41">
          <table:table-cell table:style-name="ce13" office:value-type="string" calcext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resultados da avaliação das alternativas, usando como base os critérios e métodos estabelecidos?</text:span></text:p>
          </table:table-cell>
          <table:table-cell table:style-name="ce51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03"/>
          <table:table-cell table:style-name="ce108" office:value-type="string" calcext:value-type="string">
            <text:p>(T,L,P,N,NA)</text:p>
          </table:table-cell>
          <table:table-cell table:style-name="ce112" table:number-columns-repeated="4"/>
          <table:table-cell table:style-name="ce114"/>
          <table:table-cell table:style-name="ce115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65" table:number-rows-repeated="1048097">
          <table:table-cell table:number-columns-repeated="1024"/>
        </table:table-row>
        <table:table-row table:style-name="ro65">
          <table:table-cell table:number-columns-repeated="1024"/>
        </table:table-row>
      </table:table>
      <table:table table:name="GRI" table:style-name="ta20">
        <table:table-column table:style-name="co3" table:default-cell-style-name="ce42"/>
        <table:table-column table:style-name="co4" table:default-cell-style-name="ce42"/>
        <table:table-column table:style-name="co5" table:number-columns-repeated="6" table:default-cell-style-name="ce42"/>
        <table:table-column table:style-name="co6" table:number-columns-repeated="249" table:default-cell-style-name="ce42"/>
        <table:table-column table:style-name="co6" table:number-columns-repeated="767" table:default-cell-style-name="Default"/>
        <table:table-row table:style-name="ro38">
          <table:table-cell table:style-name="ce9" office:value-type="string" calcext:value-type="string">
            <text:p>Gerência de Riscos</text:p>
          </table:table-cell>
          <table:table-cell table:style-name="ce43" table:number-columns-repeated="6"/>
          <table:table-cell table:style-name="ce93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44"/>
          <table:table-cell table:style-name="ce73" table:number-columns-repeated="5"/>
          <table:table-cell table:style-name="ce94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45" office:value-type="string" calcext:value-type="string">
            <text:p>Fonte da evidência</text:p>
          </table:table-cell>
          <table:table-cell table:style-name="ce74" office:value-type="string" calcext:value-type="string">
            <text:p>ORG</text:p>
          </table:table-cell>
          <table:table-cell table:style-name="ce74" office:value-type="string" calcext:value-type="string">
            <text:p>Projeto 1</text:p>
          </table:table-cell>
          <table:table-cell table:style-name="ce74" office:value-type="string" calcext:value-type="string">
            <text:p>Projeto 2</text:p>
          </table:table-cell>
          <table:table-cell table:style-name="ce74" office:value-type="string" calcext:value-type="string">
            <text:p>Projeto 3</text:p>
          </table:table-cell>
          <table:table-cell table:style-name="ce74" office:value-type="string" calcext:value-type="string">
            <text:p>Projeto 4</text:p>
          </table:table-cell>
          <table:table-cell table:style-name="ce95" office:value-type="string" calcext:value-type="string">
            <text:p>Final</text:p>
          </table:table-cell>
          <table:table-cell table:number-columns-repeated="1016"/>
        </table:table-row>
        <table:table-row table:style-name="ro49">
          <table:table-cell table:style-name="ce12" office:value-type="string" calcext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105"/>
          <table:table-cell table:style-name="ce111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dentro do âmbito dos projetos, ou relativo a atividades organizacionai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08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70">
          <table:table-cell table:style-name="ce13" office:value-type="string" calcext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definidas?; (ii) existem parâmetros definidos para analisar os riscos, categorizá-los e controlar o esforço da gerência do risc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17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riscos e se estas foram implementada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08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documentados?; (ii) a documentação inclui o contexto, as condições e as possíveis consequências para o projeto e as partes interessada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17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69">
          <table:table-cell table:style-name="ce13" office:value-type="string" calcext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classificados conforme as categorias e os parâmetros estabelecidos nas estratégias definidas para a gerência de risc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17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3">
          <table:table-cell table:style-name="ce13" office:value-type="string" calcext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riscos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6"/>
          <table:table-cell table:number-columns-repeated="1016"/>
        </table:table-row>
        <table:table-row table:style-name="ro65">
          <table:table-cell table:style-name="ce208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1">
          <table:table-cell table:style-name="ce13" office:value-type="string" calcext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que foi determinada a prioridade de alocação dos recursos para o monitorament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17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determinar mudanças na sua situação?; (ii) as atividades para tratamento dos riscos são monitoras para determinar mudanças em seu progresso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17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estratégias para a gerência de riscos do projeto com base nos parâmetros definidos para o risco (por exemplo, prioridade, probabilidade, consequência, entre outros)?</text:span></text:p>
          </table:table-cell>
          <table:table-cell table:style-name="ce107" table:number-columns-repeated="7"/>
          <table:table-cell table:number-columns-repeated="1016"/>
        </table:table-row>
        <table:table-row table:style-name="ro65" table:number-rows-repeated="2">
          <table:table-cell table:style-name="ce131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22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 table:number-rows-repeated="2">
          <table:table-cell table:style-name="ce17"/>
          <table:table-cell table:style-name="ce50"/>
          <table:table-cell table:style-name="ce219" table:number-columns-repeated="5"/>
          <table:table-cell table:style-name="ce228"/>
          <table:table-cell table:number-columns-repeated="1016"/>
        </table:table-row>
        <table:table-row table:style-name="ro65">
          <table:table-cell table:style-name="ce17"/>
          <table:table-cell table:style-name="ce202" office:value-type="string" calcext:value-type="string">
            <text:p>(T,L,P,N,NA)</text:p>
          </table:table-cell>
          <table:table-cell table:style-name="ce218" table:number-columns-repeated="6"/>
          <table:table-cell table:number-columns-repeated="1016"/>
        </table:table-row>
        <table:table-row table:style-name="ro39">
          <table:table-cell table:style-name="ce19"/>
          <table:table-cell table:style-name="ce53" table:number-columns-repeated="7"/>
          <table:table-cell table:number-columns-repeated="1016"/>
        </table:table-row>
        <table:table-row table:style-name="ro44">
          <table:table-cell table:style-name="ce20" office:value-type="string" calcext:value-type="string">
            <text:p>Atributos de Processo</text:p>
          </table:table-cell>
          <table:table-cell table:style-name="ce54" table:number-columns-repeated="5"/>
          <table:table-cell table:style-name="ce88"/>
          <table:table-cell table:style-name="ce97"/>
          <table:table-cell table:number-columns-repeated="1016"/>
        </table:table-row>
        <table:table-row table:style-name="ro39">
          <table:table-cell table:style-name="ce21" office:value-type="string" calcext:value-type="string">
            <text:p>Resultado esperado / evidências</text:p>
          </table:table-cell>
          <table:table-cell table:style-name="ce55"/>
          <table:table-cell table:style-name="ce77" table:number-columns-repeated="4"/>
          <table:table-cell table:style-name="ce89"/>
          <table:table-cell table:style-name="ce98"/>
          <table:table-cell table:number-columns-repeated="1016"/>
        </table:table-row>
        <table:table-row table:style-name="ro9">
          <table:table-cell table:style-name="ce22" office:value-type="string" calcext:value-type="string">
            <text:p>AP 1.1 O processo é executado</text:p>
          </table:table-cell>
          <table:table-cell table:style-name="ce56"/>
          <table:table-cell table:style-name="ce78" table:number-columns-repeated="4"/>
          <table:table-cell table:style-name="ce90" table:number-columns-repeated="2"/>
          <table:table-cell table:number-columns-repeated="1016"/>
        </table:table-row>
        <table:table-row table:style-name="ro43">
          <table:table-cell table:style-name="ce23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7"/>
          <table:table-cell table:style-name="ce79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4">
          <table:table-cell table:style-name="ce24" office:value-type="string" calcext:value-type="string">
            <text:p>AP 2.1 O processo é gerenciado</text:p>
          </table:table-cell>
          <table:table-cell table:style-name="ce58"/>
          <table:table-cell table:style-name="ce80" table:number-columns-repeated="4"/>
          <table:table-cell table:style-name="ce91" table:number-columns-repeated="2"/>
          <table:table-cell table:number-columns-repeated="1016"/>
        </table:table-row>
        <table:table-row table:style-name="ro42">
          <table:table-cell table:style-name="ce25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9"/>
          <table:table-cell table:style-name="ce81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5">
          <table:table-cell table:style-name="ce25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2"><text:s text:c="48"/></text:span></text:p>
          </table:table-cell>
          <table:table-cell table:style-name="ce61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6">
          <table:table-cell table:style-name="ce25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27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8">
          <table:table-cell table:style-name="ce25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7"/>
          <table:table-cell table:style-name="ce62" table:number-columns-repeated="4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7">
          <table:table-cell table:style-name="ce25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62" table:number-columns-repeated="5"/>
          <table:table-cell table:style-name="ce91" table:number-columns-repeated="2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29" office:value-type="string" calcext:value-type="string">
            <text:p>AP 2.2 Os produtos de trabalho do processo são gerenciados</text:p>
          </table:table-cell>
          <table:table-cell table:style-name="ce82" table:number-columns-repeated="7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29">
          <table:table-cell table:style-name="ce3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82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4" office:value-type="string" calcext:value-type="string">
            <text:p>AP 3.1. O processo é defini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1">
          <table:table-cell table:style-name="ce35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4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4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6" office:value-type="string" calcext:value-type="string">
            <text:p>AP 3.2 O processo está implementado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83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0">
          <table:table-cell table:style-name="ce34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68"/>
          <table:table-cell table:style-name="ce83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1 O processo é medi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31">
          <table:table-cell table:style-name="ce38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4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38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<text:span text:style-name="T3">)</text:span>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9">
          <table:table-cell table:style-name="ce39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0"/>
          <table:table-cell table:style-name="ce85" table:number-columns-repeated="4"/>
          <table:table-cell table:style-name="ce92"/>
          <table:table-cell table:style-name="ce99"/>
          <table:table-cell table:number-columns-repeated="1016"/>
        </table:table-row>
        <table:table-row table:style-name="ro48">
          <table:table-cell table:style-name="ce38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50">
          <table:table-cell table:style-name="ce38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2">
          <table:table-cell table:style-name="ce38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37" office:value-type="string" calcext:value-type="string">
            <text:p>AP 4.2 O processo é controlado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38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38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9"/>
          <table:table-cell table:style-name="ce84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1 O processo é objeto de melhorias incrementais e inovações</text:p>
          </table:table-cell>
          <table:table-cell table:style-name="ce86" table:number-columns-repeated="7"/>
          <table:table-cell table:number-columns-repeated="1016"/>
        </table:table-row>
        <table:table-row table:style-name="ro33">
          <table:table-cell table:style-name="ce41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4">
          <table:table-cell table:style-name="ce41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35">
          <table:table-cell table:style-name="ce41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AP 5.2 O processo é otimizado continuamente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41">
          <table:table-cell table:style-name="ce41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2">
          <table:table-cell table:style-name="ce41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71"/>
          <table:table-cell table:style-name="ce86" table:number-columns-repeated="6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8">
          <table:table-cell table:style-name="ce41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43">
          <table:table-cell table:style-name="ce41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86" table:number-columns-repeated="7"/>
          <table:table-cell table:number-columns-repeated="1016"/>
        </table:table-row>
        <table:table-row table:style-name="ro9" table:number-rows-repeated="5">
          <table:table-cell table:style-name="ce16"/>
          <table:table-cell table:style-name="ce4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50" office:value-type="string" calcext:value-type="string">
            <text:p>(T,L,P,N,NA,F)</text:p>
          </table:table-cell>
          <table:table-cell table:style-name="ce76" table:number-columns-repeated="4"/>
          <table:table-cell table:style-name="ce87"/>
          <table:table-cell table:style-name="ce96"/>
          <table:table-cell table:number-columns-repeated="1016"/>
        </table:table-row>
        <table:table-row table:style-name="ro9" table:number-rows-repeated="90">
          <table:table-cell table:style-name="ce156"/>
          <table:table-cell table:style-name="ce188"/>
          <table:table-cell table:style-name="ce156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-R$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-R$ 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44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46P2" style:volatile="true">
      <number:fill-character> </number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fill-character> </number:fill-character>
      <number:number number:decimal-places="0" number:min-integer-digits="1" number:grouping="true"/>
      <number:text> </number:text>
    </number:number-style>
    <number:number-style style:name="N160P2" style:volatile="true">
      <number:text> €</number:text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fill-character> </number:fill-character>
      <number:number number:decimal-places="2" number:min-integer-digits="1" number:grouping="true"/>
      <number:text> </number:text>
    </number:number-style>
    <number:number-style style:name="N164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R$</number:text>
      <number:number number:decimal-places="0" number:min-integer-digits="1" number:grouping="true"/>
      <number:text> </number:text>
    </number:number-style>
    <number:number-style style:name="N166">
      <number:text>(R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R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</number:text>
      <number:number number:decimal-places="2" number:min-integer-digits="1" number:grouping="true"/>
      <number:text> </number:text>
    </number:number-style>
    <number:number-style style:name="N169">
      <number:text>(R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R$</number:text>
      <number:fill-character> </number:fill-character>
      <number:number number:decimal-places="0" number:min-integer-digits="1" number:grouping="true"/>
      <number:text> </number:text>
    </number:number-style>
    <number:number-style style:name="N174P1" style:volatile="true">
      <number:text> R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74P2" style:volatile="true">
      <number:text> R$</number:text>
      <number:fill-character> </number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R$</number:text>
      <number:fill-character> </number:fill-character>
      <number:number number:decimal-places="2" number:min-integer-digits="1" number:grouping="true"/>
      <number:text> </number:text>
    </number:number-style>
    <number:number-style style:name="N178P1" style:volatile="true">
      <number:text> R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78P2" style:volatile="true">
      <number:text> R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currency-symbol/>
      <number:text>-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  (</number:text>
      <number:number number:decimal-places="0" number:min-integer-digits="1" number:grouping="true"/>
      <number:text>)</number:text>
    </number:number-style>
    <number:number-style style:name="N186P2" style:volatile="true">
      <number:text>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8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89P2" style:volatile="true">
      <number:currency-symbol/>
      <number:text>- </number:text>
    </number:currency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2" number:min-integer-digits="1" number:grouping="true"/>
      <number:text> </number:text>
    </number:number-style>
    <number:number-style style:name="N192P1" style:volatile="true">
      <number:text>  (</number:text>
      <number:number number:decimal-places="2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071cm"/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Saí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00:00:01.1879959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ha de Avaliação</dc:title>
    <meta:initial-creator>MPS.BR - ETM</meta:initial-creator>
    <meta:creation-date>1997-01-10T20:22:50</meta:creation-date>
    <dc:date>2013-12-20T00:24:49.624000000</dc:date>
    <meta:generator>LibreOffice/4.1.3.2$Windows_x86 LibreOffice_project/70feb7d99726f064edab4605a8ab840c50ec57a</meta:generator>
    <meta:editing-duration>PT9H1M12S</meta:editing-duration>
    <meta:editing-cycles>66</meta:editing-cycles>
    <meta:document-statistic meta:table-count="20" meta:cell-count="3647" meta:object-count="0"/>
  </office:meta>
</office:document-meta>
</file>